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6.3mm"/>
    </style:style>
    <style:style style:name="co3" style:family="table-column">
      <style:table-column-properties fo:break-before="auto" style:column-width="17.41mm"/>
    </style:style>
    <style:style style:name="co4" style:family="table-column">
      <style:table-column-properties fo:break-before="auto" style:column-width="16.58mm"/>
    </style:style>
    <style:style style:name="co5" style:family="table-column">
      <style:table-column-properties fo:break-before="auto" style:column-width="16.03mm"/>
    </style:style>
    <style:style style:name="co6" style:family="table-column">
      <style:table-column-properties fo:break-before="auto" style:column-width="14.92mm"/>
    </style:style>
    <style:style style:name="co7" style:family="table-column">
      <style:table-column-properties fo:break-before="auto" style:column-width="13.81mm"/>
    </style:style>
    <style:style style:name="co8" style:family="table-column">
      <style:table-column-properties fo:break-before="auto" style:column-width="15.47mm"/>
    </style:style>
    <style:style style:name="co9" style:family="table-column">
      <style:table-column-properties fo:break-before="auto" style:column-width="15.75mm"/>
    </style:style>
    <style:style style:name="co10" style:family="table-column">
      <style:table-column-properties fo:break-before="auto" style:column-width="18.2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b1c3"/>
    </style:style>
    <style:style style:name="ce2" style:family="table-cell" style:parent-style-name="Default">
      <style:table-cell-properties fo:background-color="#00ae00"/>
    </style:style>
    <style:style style:name="ce3" style:family="table-cell" style:parent-style-name="Default">
      <style:table-cell-properties fo:background-color="#ffff99"/>
    </style:style>
    <style:style style:name="ce4" style:family="table-cell" style:parent-style-name="Default">
      <style:table-cell-properties fo:background-color="#cccccc" fo:border="0.74pt solid #000000"/>
    </style:style>
    <style:style style:name="ce5" style:family="table-cell" style:parent-style-name="Default">
      <style:table-cell-properties fo:background-color="#ff6633" fo:border="0.74pt solid #000000"/>
    </style:style>
    <style:style style:name="ce6" style:family="table-cell" style:parent-style-name="Default">
      <style:table-cell-properties fo:background-color="#ffff99" fo:border="0.74pt solid #000000"/>
    </style:style>
    <style:style style:name="ce7" style:family="table-cell" style:parent-style-name="Default">
      <style:table-cell-properties fo:background-color="#00ae00" fo:border="0.74pt solid #000000"/>
    </style:style>
    <style:style style:name="ce8" style:family="table-cell" style:parent-style-name="Default" style:data-style-name="N109">
      <style:table-cell-properties fo:background-color="#cccccc" fo:border="0.74pt solid #000000"/>
    </style:style>
    <style:style style:name="ce9" style:family="table-cell" style:parent-style-name="Default" style:data-style-name="N109">
      <style:table-cell-properties fo:background-color="#e6b1c3" fo:border="0.74pt solid #000000"/>
    </style:style>
    <style:style style:name="ce10" style:family="table-cell" style:parent-style-name="Default" style:data-style-name="N109">
      <style:table-cell-properties fo:background-color="#00ae00" fo:border="0.74pt solid #000000"/>
    </style:style>
    <style:style style:name="ce11" style:family="table-cell" style:parent-style-name="Default" style:data-style-name="N109">
      <style:table-cell-properties fo:background-color="#ffff99" fo:border="0.74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row table:style-name="ro1" table:number-rows-repeated="9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1k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4k</text:p>
          </table:table-cell>
          <table:table-cell office:value-type="string" calcext:value-type="string">
            <text:p>7k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15k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30k</text:p>
          </table:table-cell>
          <table:table-cell office:value-type="string" calcext:value-type="string">
            <text:p>50k</text:p>
          </table:table-cell>
          <table:table-cell office:value-type="string" calcext:value-type="string">
            <text:p>90k</text:p>
          </table:table-cell>
          <table:table-cell office:value-type="string" calcext:value-type="string">
            <text:p>140k</text:p>
          </table:table-cell>
          <table:table-cell office:value-type="string" calcext:value-type="string">
            <text:p>200k</text:p>
          </table:table-cell>
        </table:table-row>
        <table:table-row table:style-name="ro1">
          <table:table-cell office:value-type="string" calcext:value-type="string">
            <text:p>ingame</text:p>
          </table:table-cell>
          <table:table-cell/>
          <table:table-cell office:value-type="string" calcext:value-type="string">
            <text:p>old_Const_speed</text:p>
          </table:table-cell>
          <table:table-cell office:value-type="float" office:value="0" calcext:value-type="float">
            <text:p>0</text:p>
          </table:table-cell>
          <table:table-cell office:value-type="float" office:value="-0.07" calcext:value-type="float">
            <text:p>-0,07</text:p>
          </table:table-cell>
          <table:table-cell office:value-type="float" office:value="-0.14" calcext:value-type="float">
            <text:p>-0,14</text:p>
          </table:table-cell>
          <table:table-cell office:value-type="float" office:value="-0.21" calcext:value-type="float">
            <text:p>-0,21</text:p>
          </table:table-cell>
          <table:table-cell office:value-type="float" office:value="-0.28" calcext:value-type="float">
            <text:p>-0,28</text:p>
          </table:table-cell>
          <table:table-cell office:value-type="float" office:value="-0.35" calcext:value-type="float">
            <text:p>-0,35</text:p>
          </table:table-cell>
          <table:table-cell office:value-type="float" office:value="-0.42" calcext:value-type="float">
            <text:p>-0,42</text:p>
          </table:table-cell>
          <table:table-cell office:value-type="float" office:value="-0.49" calcext:value-type="float">
            <text:p>-0,49</text:p>
          </table:table-cell>
          <table:table-cell office:value-type="float" office:value="-0.56" calcext:value-type="float">
            <text:p>-0,56</text:p>
          </table:table-cell>
          <table:table-cell office:value-type="float" office:value="-0.63" calcext:value-type="float">
            <text:p>-0,63</text:p>
          </table:table-cell>
          <table:table-cell office:value-type="float" office:value="-0.7" calcext:value-type="float">
            <text:p>-0,7</text:p>
          </table:table-cell>
          <table:table-cell office:value-type="float" office:value="-0.77" calcext:value-type="float">
            <text:p>-0,7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st_speed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office:value-type="float" office:value="-0.19" calcext:value-type="float">
            <text:p>-0,19</text:p>
          </table:table-cell>
          <table:table-cell office:value-type="float" office:value="-0.28" calcext:value-type="float">
            <text:p>-0,28</text:p>
          </table:table-cell>
          <table:table-cell office:value-type="float" office:value="-0.36" calcext:value-type="float">
            <text:p>-0,36</text:p>
          </table:table-cell>
          <table:table-cell office:value-type="float" office:value="-0.43" calcext:value-type="float">
            <text:p>-0,43</text:p>
          </table:table-cell>
          <table:table-cell office:value-type="float" office:value="-0.49" calcext:value-type="float">
            <text:p>-0,49</text:p>
          </table:table-cell>
          <table:table-cell office:value-type="float" office:value="-0.55" calcext:value-type="float">
            <text:p>-0,55</text:p>
          </table:table-cell>
          <table:table-cell office:value-type="float" office:value="-0.61" calcext:value-type="float">
            <text:p>-0,61</text:p>
          </table:table-cell>
          <table:table-cell office:value-type="float" office:value="-0.66" calcext:value-type="float">
            <text:p>-0,66</text:p>
          </table:table-cell>
          <table:table-cell office:value-type="float" office:value="-0.71" calcext:value-type="float">
            <text:p>-0,71</text:p>
          </table:table-cell>
          <table:table-cell office:value-type="float" office:value="-0.75" calcext:value-type="float">
            <text:p>-0,7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seline C</text:p>
          </table:table-cell>
          <table:table-cell table:number-columns-repeated="12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depression</text:p>
          </table:table-cell>
          <table:table-cell office:value-type="float" office:value="-0.45" calcext:value-type="float">
            <text:p>-0,45</text:p>
          </table:table-cell>
          <table:table-cell office:value-type="float" office:value="1" calcext:value-type="float">
            <text:p>1</text:p>
          </table:table-cell>
          <table:table-cell table:style-name="ce4" table:formula="of:=SUM((([.D$13])*(1+([.D$12]+[.$B14])))*([.$C14]))" office:value-type="float" office:value="41.25" calcext:value-type="float">
            <text:p>41,25</text:p>
          </table:table-cell>
          <table:table-cell table:style-name="ce4" table:formula="of:=SUM((([.E$13])*(1+([.E$12]+[.$B14])))*([.$C14]))" office:value-type="float" office:value="33.75" calcext:value-type="float">
            <text:p>33,75</text:p>
          </table:table-cell>
          <table:table-cell table:style-name="ce4" table:formula="of:=SUM((([.F$13])*(1+([.F$12]+[.$B14])))*([.$C14]))" office:value-type="float" office:value="27" calcext:value-type="float">
            <text:p>27</text:p>
          </table:table-cell>
          <table:table-cell table:style-name="ce4" table:formula="of:=SUM((([.G$13])*(1+([.G$12]+[.$B14])))*([.$C14]))" office:value-type="float" office:value="20.25" calcext:value-type="float">
            <text:p>20,25</text:p>
          </table:table-cell>
          <table:table-cell table:style-name="ce4" table:formula="of:=SUM((([.H$13])*(1+([.H$12]+[.$B14])))*([.$C14]))" office:value-type="float" office:value="14.25" calcext:value-type="float">
            <text:p>14,25</text:p>
          </table:table-cell>
          <table:table-cell table:style-name="ce4" table:formula="of:=SUM((([.I$13])*(1+([.I$12]+[.$B14])))*([.$C14]))" office:value-type="float" office:value="9" calcext:value-type="float">
            <text:p>9</text:p>
          </table:table-cell>
          <table:table-cell table:style-name="ce4" table:formula="of:=SUM((([.J$13])*(1+([.J$12]+[.$B14])))*([.$C14]))" office:value-type="float" office:value="4.5" calcext:value-type="float">
            <text:p>4,5</text:p>
          </table:table-cell>
          <table:table-cell table:style-name="ce4" table:formula="of:=SUM((([.K$13])*(1+([.K$12]+[.$B14])))*([.$C14]))" office:value-type="float" office:value="0" calcext:value-type="float">
            <text:p>0</text:p>
          </table:table-cell>
          <table:table-cell table:style-name="ce4" table:formula="of:=SUM((([.L$13])*(1+([.L$12]+[.$B14])))*([.$C14]))" office:value-type="float" office:value="-4.5" calcext:value-type="float">
            <text:p>-4,5</text:p>
          </table:table-cell>
          <table:table-cell table:style-name="ce4" table:formula="of:=SUM((([.M$13])*(1+([.M$12]+[.$B14])))*([.$C14]))" office:value-type="float" office:value="-8.25000000000001" calcext:value-type="float">
            <text:p>-8,25</text:p>
          </table:table-cell>
          <table:table-cell table:style-name="ce4" table:formula="of:=SUM((([.N$13])*(1+([.N$12]+[.$B14])))*([.$C14]))" office:value-type="float" office:value="-12" calcext:value-type="float">
            <text:p>-12</text:p>
          </table:table-cell>
          <table:table-cell table:style-name="ce4" table:formula="of:=SUM((([.O$13])*(1+([.O$12]+[.$B14])))*([.$C14]))" office:value-type="float" office:value="-15" calcext:value-type="float">
            <text:p>-15</text:p>
          </table:table-cell>
        </table:table-row>
        <table:table-row table:style-name="ro1">
          <table:table-cell office:value-type="string" calcext:value-type="string">
            <text:p>depression</text:p>
          </table:table-cell>
          <table:table-cell office:value-type="float" office:value="-0.45" calcext:value-type="float">
            <text:p>-0,45</text:p>
          </table:table-cell>
          <table:table-cell office:value-type="float" office:value="1.2" calcext:value-type="float">
            <text:p>1,2</text:p>
          </table:table-cell>
          <table:table-cell table:style-name="ce5" table:formula="of:=SUM((([.D$13])*(1+([.D$12]+[.$B15])))*([.$C15]))" office:value-type="float" office:value="49.5" calcext:value-type="float">
            <text:p>49,5</text:p>
          </table:table-cell>
          <table:table-cell table:style-name="ce5" table:formula="of:=SUM((([.E$13])*(1+([.E$12]+[.$B15])))*([.$C15]))" office:value-type="float" office:value="40.5" calcext:value-type="float">
            <text:p>40,5</text:p>
          </table:table-cell>
          <table:table-cell table:style-name="ce5" table:formula="of:=SUM((([.F$13])*(1+([.F$12]+[.$B15])))*([.$C15]))" office:value-type="float" office:value="32.4" calcext:value-type="float">
            <text:p>32,4</text:p>
          </table:table-cell>
          <table:table-cell table:style-name="ce5" table:formula="of:=SUM((([.G$13])*(1+([.G$12]+[.$B15])))*([.$C15]))" office:value-type="float" office:value="24.3" calcext:value-type="float">
            <text:p>24,3</text:p>
          </table:table-cell>
          <table:table-cell table:style-name="ce5" table:formula="of:=SUM((([.H$13])*(1+([.H$12]+[.$B15])))*([.$C15]))" office:value-type="float" office:value="17.1" calcext:value-type="float">
            <text:p>17,1</text:p>
          </table:table-cell>
          <table:table-cell table:style-name="ce5" table:formula="of:=SUM((([.I$13])*(1+([.I$12]+[.$B15])))*([.$C15]))" office:value-type="float" office:value="10.8" calcext:value-type="float">
            <text:p>10,8</text:p>
          </table:table-cell>
          <table:table-cell table:style-name="ce5" table:formula="of:=SUM((([.J$13])*(1+([.J$12]+[.$B15])))*([.$C15]))" office:value-type="float" office:value="5.4" calcext:value-type="float">
            <text:p>5,4</text:p>
          </table:table-cell>
          <table:table-cell table:style-name="ce5" table:formula="of:=SUM((([.K$13])*(1+([.K$12]+[.$B15])))*([.$C15]))" office:value-type="float" office:value="0" calcext:value-type="float">
            <text:p>0</text:p>
          </table:table-cell>
          <table:table-cell table:style-name="ce5" table:formula="of:=SUM((([.L$13])*(1+([.L$12]+[.$B15])))*([.$C15]))" office:value-type="float" office:value="-5.4" calcext:value-type="float">
            <text:p>-5,4</text:p>
          </table:table-cell>
          <table:table-cell table:style-name="ce5" table:formula="of:=SUM((([.M$13])*(1+([.M$12]+[.$B15])))*([.$C15]))" office:value-type="float" office:value="-9.90000000000001" calcext:value-type="float">
            <text:p>-9,9</text:p>
          </table:table-cell>
          <table:table-cell table:style-name="ce5" table:formula="of:=SUM((([.N$13])*(1+([.N$12]+[.$B15])))*([.$C15]))" office:value-type="float" office:value="-14.4" calcext:value-type="float">
            <text:p>-14,4</text:p>
          </table:table-cell>
          <table:table-cell table:style-name="ce5" table:formula="of:=SUM((([.O$13])*(1+([.O$12]+[.$B15])))*([.$C15]))" office:value-type="float" office:value="-18" calcext:value-type="float">
            <text:p>-18</text:p>
          </table:table-cell>
        </table:table-row>
        <table:table-row table:style-name="ro1">
          <table:table-cell office:value-type="string" calcext:value-type="string">
            <text:p>depression</text:p>
          </table:table-cell>
          <table:table-cell office:value-type="float" office:value="-0.45" calcext:value-type="float">
            <text:p>-0,45</text:p>
          </table:table-cell>
          <table:table-cell office:value-type="float" office:value="1.4" calcext:value-type="float">
            <text:p>1,4</text:p>
          </table:table-cell>
          <table:table-cell table:style-name="ce6" table:formula="of:=SUM((([.D$13])*(1+([.D$12]+[.$B16])))*([.$C16]))" office:value-type="float" office:value="57.75" calcext:value-type="float">
            <text:p>57,75</text:p>
          </table:table-cell>
          <table:table-cell table:style-name="ce6" table:formula="of:=SUM((([.E$13])*(1+([.E$12]+[.$B16])))*([.$C16]))" office:value-type="float" office:value="47.25" calcext:value-type="float">
            <text:p>47,25</text:p>
          </table:table-cell>
          <table:table-cell table:style-name="ce6" table:formula="of:=SUM((([.F$13])*(1+([.F$12]+[.$B16])))*([.$C16]))" office:value-type="float" office:value="37.8" calcext:value-type="float">
            <text:p>37,8</text:p>
          </table:table-cell>
          <table:table-cell table:style-name="ce6" table:formula="of:=SUM((([.G$13])*(1+([.G$12]+[.$B16])))*([.$C16]))" office:value-type="float" office:value="28.35" calcext:value-type="float">
            <text:p>28,35</text:p>
          </table:table-cell>
          <table:table-cell table:style-name="ce6" table:formula="of:=SUM((([.H$13])*(1+([.H$12]+[.$B16])))*([.$C16]))" office:value-type="float" office:value="19.95" calcext:value-type="float">
            <text:p>19,95</text:p>
          </table:table-cell>
          <table:table-cell table:style-name="ce6" table:formula="of:=SUM((([.I$13])*(1+([.I$12]+[.$B16])))*([.$C16]))" office:value-type="float" office:value="12.6" calcext:value-type="float">
            <text:p>12,6</text:p>
          </table:table-cell>
          <table:table-cell table:style-name="ce6" table:formula="of:=SUM((([.J$13])*(1+([.J$12]+[.$B16])))*([.$C16]))" office:value-type="float" office:value="6.3" calcext:value-type="float">
            <text:p>6,3</text:p>
          </table:table-cell>
          <table:table-cell table:style-name="ce6" table:formula="of:=SUM((([.K$13])*(1+([.K$12]+[.$B16])))*([.$C16]))" office:value-type="float" office:value="0" calcext:value-type="float">
            <text:p>0</text:p>
          </table:table-cell>
          <table:table-cell table:style-name="ce6" table:formula="of:=SUM((([.L$13])*(1+([.L$12]+[.$B16])))*([.$C16]))" office:value-type="float" office:value="-6.3" calcext:value-type="float">
            <text:p>-6,3</text:p>
          </table:table-cell>
          <table:table-cell table:style-name="ce6" table:formula="of:=SUM((([.M$13])*(1+([.M$12]+[.$B16])))*([.$C16]))" office:value-type="float" office:value="-11.55" calcext:value-type="float">
            <text:p>-11,55</text:p>
          </table:table-cell>
          <table:table-cell table:style-name="ce6" table:formula="of:=SUM((([.N$13])*(1+([.N$12]+[.$B16])))*([.$C16]))" office:value-type="float" office:value="-16.8" calcext:value-type="float">
            <text:p>-16,8</text:p>
          </table:table-cell>
          <table:table-cell table:style-name="ce6" table:formula="of:=SUM((([.O$13])*(1+([.O$12]+[.$B16])))*([.$C16]))" office:value-type="float" office:value="-21" calcext:value-type="float">
            <text:p>-21</text:p>
          </table:table-cell>
        </table:table-row>
        <table:table-row table:style-name="ro1">
          <table:table-cell office:value-type="string" calcext:value-type="string">
            <text:p>depression</text:p>
          </table:table-cell>
          <table:table-cell office:value-type="float" office:value="-0.45" calcext:value-type="float">
            <text:p>-0,45</text:p>
          </table:table-cell>
          <table:table-cell office:value-type="float" office:value="1.7" calcext:value-type="float">
            <text:p>1,7</text:p>
          </table:table-cell>
          <table:table-cell table:style-name="ce7" table:formula="of:=SUM((([.D$13])*(1+([.D$12]+[.$B17])))*([.$C17]))" office:value-type="float" office:value="70.125" calcext:value-type="float">
            <text:p>70,125</text:p>
          </table:table-cell>
          <table:table-cell table:style-name="ce7" table:formula="of:=SUM((([.E$13])*(1+([.E$12]+[.$B17])))*([.$C17]))" office:value-type="float" office:value="57.375" calcext:value-type="float">
            <text:p>57,375</text:p>
          </table:table-cell>
          <table:table-cell table:style-name="ce7" table:formula="of:=SUM((([.F$13])*(1+([.F$12]+[.$B17])))*([.$C17]))" office:value-type="float" office:value="45.9" calcext:value-type="float">
            <text:p>45,9</text:p>
          </table:table-cell>
          <table:table-cell table:style-name="ce7" table:formula="of:=SUM((([.G$13])*(1+([.G$12]+[.$B17])))*([.$C17]))" office:value-type="float" office:value="34.425" calcext:value-type="float">
            <text:p>34,425</text:p>
          </table:table-cell>
          <table:table-cell table:style-name="ce7" table:formula="of:=SUM((([.H$13])*(1+([.H$12]+[.$B17])))*([.$C17]))" office:value-type="float" office:value="24.225" calcext:value-type="float">
            <text:p>24,225</text:p>
          </table:table-cell>
          <table:table-cell table:style-name="ce7" table:formula="of:=SUM((([.I$13])*(1+([.I$12]+[.$B17])))*([.$C17]))" office:value-type="float" office:value="15.3" calcext:value-type="float">
            <text:p>15,3</text:p>
          </table:table-cell>
          <table:table-cell table:style-name="ce7" table:formula="of:=SUM((([.J$13])*(1+([.J$12]+[.$B17])))*([.$C17]))" office:value-type="float" office:value="7.65000000000001" calcext:value-type="float">
            <text:p>7,65</text:p>
          </table:table-cell>
          <table:table-cell table:style-name="ce7" table:formula="of:=SUM((([.K$13])*(1+([.K$12]+[.$B17])))*([.$C17]))" office:value-type="float" office:value="0" calcext:value-type="float">
            <text:p>0</text:p>
          </table:table-cell>
          <table:table-cell table:style-name="ce7" table:formula="of:=SUM((([.L$13])*(1+([.L$12]+[.$B17])))*([.$C17]))" office:value-type="float" office:value="-7.65000000000001" calcext:value-type="float">
            <text:p>-7,65</text:p>
          </table:table-cell>
          <table:table-cell table:style-name="ce7" table:formula="of:=SUM((([.M$13])*(1+([.M$12]+[.$B17])))*([.$C17]))" office:value-type="float" office:value="-14.025" calcext:value-type="float">
            <text:p>-14,025</text:p>
          </table:table-cell>
          <table:table-cell table:style-name="ce7" table:formula="of:=SUM((([.N$13])*(1+([.N$12]+[.$B17])))*([.$C17]))" office:value-type="float" office:value="-20.4" calcext:value-type="float">
            <text:p>-20,4</text:p>
          </table:table-cell>
          <table:table-cell table:style-name="ce7" table:formula="of:=SUM((([.O$13])*(1+([.O$12]+[.$B17])))*([.$C17]))" office:value-type="float" office:value="-25.5" calcext:value-type="float">
            <text:p>-25,5</text:p>
          </table:table-cell>
        </table:table-row>
        <table:table-row table:style-name="ro1">
          <table:table-cell office:value-type="string" calcext:value-type="string">
            <text:p>recession</text:p>
          </table:table-cell>
          <table:table-cell office:value-type="float" office:value="-0.3" calcext:value-type="float">
            <text:p>-0,3</text:p>
          </table:table-cell>
          <table:table-cell office:value-type="float" office:value="1" calcext:value-type="float">
            <text:p>1</text:p>
          </table:table-cell>
          <table:table-cell table:style-name="ce4" table:formula="of:=SUM((([.D$13])*(1+([.D$12]+[.$B18])))*([.$C18]))" office:value-type="float" office:value="52.5" calcext:value-type="float">
            <text:p>52,5</text:p>
          </table:table-cell>
          <table:table-cell table:style-name="ce4" table:formula="of:=SUM((([.E$13])*(1+([.E$12]+[.$B18])))*([.$C18]))" office:value-type="float" office:value="45" calcext:value-type="float">
            <text:p>45</text:p>
          </table:table-cell>
          <table:table-cell table:style-name="ce4" table:formula="of:=SUM((([.F$13])*(1+([.F$12]+[.$B18])))*([.$C18]))" office:value-type="float" office:value="38.25" calcext:value-type="float">
            <text:p>38,25</text:p>
          </table:table-cell>
          <table:table-cell table:style-name="ce4" table:formula="of:=SUM((([.G$13])*(1+([.G$12]+[.$B18])))*([.$C18]))" office:value-type="float" office:value="31.5" calcext:value-type="float">
            <text:p>31,5</text:p>
          </table:table-cell>
          <table:table-cell table:style-name="ce4" table:formula="of:=SUM((([.H$13])*(1+([.H$12]+[.$B18])))*([.$C18]))" office:value-type="float" office:value="25.5" calcext:value-type="float">
            <text:p>25,5</text:p>
          </table:table-cell>
          <table:table-cell table:style-name="ce4" table:formula="of:=SUM((([.I$13])*(1+([.I$12]+[.$B18])))*([.$C18]))" office:value-type="float" office:value="20.25" calcext:value-type="float">
            <text:p>20,25</text:p>
          </table:table-cell>
          <table:table-cell table:style-name="ce4" table:formula="of:=SUM((([.J$13])*(1+([.J$12]+[.$B18])))*([.$C18]))" office:value-type="float" office:value="15.75" calcext:value-type="float">
            <text:p>15,75</text:p>
          </table:table-cell>
          <table:table-cell table:style-name="ce4" table:formula="of:=SUM((([.K$13])*(1+([.K$12]+[.$B18])))*([.$C18]))" office:value-type="float" office:value="11.25" calcext:value-type="float">
            <text:p>11,25</text:p>
          </table:table-cell>
          <table:table-cell table:style-name="ce4" table:formula="of:=SUM((([.L$13])*(1+([.L$12]+[.$B18])))*([.$C18]))" office:value-type="float" office:value="6.75" calcext:value-type="float">
            <text:p>6,75</text:p>
          </table:table-cell>
          <table:table-cell table:style-name="ce4" table:formula="of:=SUM((([.M$13])*(1+([.M$12]+[.$B18])))*([.$C18]))" office:value-type="float" office:value="3" calcext:value-type="float">
            <text:p>3</text:p>
          </table:table-cell>
          <table:table-cell table:style-name="ce4" table:formula="of:=SUM((([.N$13])*(1+([.N$12]+[.$B18])))*([.$C18]))" office:value-type="float" office:value="-0.750000000000001" calcext:value-type="float">
            <text:p>-0,75</text:p>
          </table:table-cell>
          <table:table-cell table:style-name="ce4" table:formula="of:=SUM((([.O$13])*(1+([.O$12]+[.$B18])))*([.$C18]))" office:value-type="float" office:value="-3.75" calcext:value-type="float">
            <text:p>-3,75</text:p>
          </table:table-cell>
        </table:table-row>
        <table:table-row table:style-name="ro1">
          <table:table-cell office:value-type="string" calcext:value-type="string">
            <text:p>recession</text:p>
          </table:table-cell>
          <table:table-cell office:value-type="float" office:value="-0.3" calcext:value-type="float">
            <text:p>-0,3</text:p>
          </table:table-cell>
          <table:table-cell office:value-type="float" office:value="1.2" calcext:value-type="float">
            <text:p>1,2</text:p>
          </table:table-cell>
          <table:table-cell table:style-name="ce5" table:formula="of:=SUM((([.D$13])*(1+([.D$12]+[.$B19])))*([.$C19]))" office:value-type="float" office:value="63" calcext:value-type="float">
            <text:p>63</text:p>
          </table:table-cell>
          <table:table-cell table:style-name="ce5" table:formula="of:=SUM((([.E$13])*(1+([.E$12]+[.$B19])))*([.$C19]))" office:value-type="float" office:value="54" calcext:value-type="float">
            <text:p>54</text:p>
          </table:table-cell>
          <table:table-cell table:style-name="ce5" table:formula="of:=SUM((([.F$13])*(1+([.F$12]+[.$B19])))*([.$C19]))" office:value-type="float" office:value="45.9" calcext:value-type="float">
            <text:p>45,9</text:p>
          </table:table-cell>
          <table:table-cell table:style-name="ce5" table:formula="of:=SUM((([.G$13])*(1+([.G$12]+[.$B19])))*([.$C19]))" office:value-type="float" office:value="37.8" calcext:value-type="float">
            <text:p>37,8</text:p>
          </table:table-cell>
          <table:table-cell table:style-name="ce5" table:formula="of:=SUM((([.H$13])*(1+([.H$12]+[.$B19])))*([.$C19]))" office:value-type="float" office:value="30.6" calcext:value-type="float">
            <text:p>30,6</text:p>
          </table:table-cell>
          <table:table-cell table:style-name="ce5" table:formula="of:=SUM((([.I$13])*(1+([.I$12]+[.$B19])))*([.$C19]))" office:value-type="float" office:value="24.3" calcext:value-type="float">
            <text:p>24,3</text:p>
          </table:table-cell>
          <table:table-cell table:style-name="ce5" table:formula="of:=SUM((([.J$13])*(1+([.J$12]+[.$B19])))*([.$C19]))" office:value-type="float" office:value="18.9" calcext:value-type="float">
            <text:p>18,9</text:p>
          </table:table-cell>
          <table:table-cell table:style-name="ce5" table:formula="of:=SUM((([.K$13])*(1+([.K$12]+[.$B19])))*([.$C19]))" office:value-type="float" office:value="13.5" calcext:value-type="float">
            <text:p>13,5</text:p>
          </table:table-cell>
          <table:table-cell table:style-name="ce5" table:formula="of:=SUM((([.L$13])*(1+([.L$12]+[.$B19])))*([.$C19]))" office:value-type="float" office:value="8.1" calcext:value-type="float">
            <text:p>8,1</text:p>
          </table:table-cell>
          <table:table-cell table:style-name="ce5" table:formula="of:=SUM((([.M$13])*(1+([.M$12]+[.$B19])))*([.$C19]))" office:value-type="float" office:value="3.59999999999999" calcext:value-type="float">
            <text:p>3,6</text:p>
          </table:table-cell>
          <table:table-cell table:style-name="ce5" table:formula="of:=SUM((([.N$13])*(1+([.N$12]+[.$B19])))*([.$C19]))" office:value-type="float" office:value="-0.900000000000001" calcext:value-type="float">
            <text:p>-0,9</text:p>
          </table:table-cell>
          <table:table-cell table:style-name="ce5" table:formula="of:=SUM((([.O$13])*(1+([.O$12]+[.$B19])))*([.$C19]))" office:value-type="float" office:value="-4.5" calcext:value-type="float">
            <text:p>-4,5</text:p>
          </table:table-cell>
        </table:table-row>
        <table:table-row table:style-name="ro1">
          <table:table-cell office:value-type="string" calcext:value-type="string">
            <text:p>recession</text:p>
          </table:table-cell>
          <table:table-cell office:value-type="float" office:value="-0.3" calcext:value-type="float">
            <text:p>-0,3</text:p>
          </table:table-cell>
          <table:table-cell office:value-type="float" office:value="1.4" calcext:value-type="float">
            <text:p>1,4</text:p>
          </table:table-cell>
          <table:table-cell table:style-name="ce6" table:formula="of:=SUM((([.D$13])*(1+([.D$12]+[.$B20])))*([.$C20]))" office:value-type="float" office:value="73.5" calcext:value-type="float">
            <text:p>73,5</text:p>
          </table:table-cell>
          <table:table-cell table:style-name="ce6" table:formula="of:=SUM((([.E$13])*(1+([.E$12]+[.$B20])))*([.$C20]))" office:value-type="float" office:value="63" calcext:value-type="float">
            <text:p>63</text:p>
          </table:table-cell>
          <table:table-cell table:style-name="ce6" table:formula="of:=SUM((([.F$13])*(1+([.F$12]+[.$B20])))*([.$C20]))" office:value-type="float" office:value="53.55" calcext:value-type="float">
            <text:p>53,55</text:p>
          </table:table-cell>
          <table:table-cell table:style-name="ce6" table:formula="of:=SUM((([.G$13])*(1+([.G$12]+[.$B20])))*([.$C20]))" office:value-type="float" office:value="44.1" calcext:value-type="float">
            <text:p>44,1</text:p>
          </table:table-cell>
          <table:table-cell table:style-name="ce6" table:formula="of:=SUM((([.H$13])*(1+([.H$12]+[.$B20])))*([.$C20]))" office:value-type="float" office:value="35.7" calcext:value-type="float">
            <text:p>35,7</text:p>
          </table:table-cell>
          <table:table-cell table:style-name="ce6" table:formula="of:=SUM((([.I$13])*(1+([.I$12]+[.$B20])))*([.$C20]))" office:value-type="float" office:value="28.35" calcext:value-type="float">
            <text:p>28,35</text:p>
          </table:table-cell>
          <table:table-cell table:style-name="ce6" table:formula="of:=SUM((([.J$13])*(1+([.J$12]+[.$B20])))*([.$C20]))" office:value-type="float" office:value="22.05" calcext:value-type="float">
            <text:p>22,05</text:p>
          </table:table-cell>
          <table:table-cell table:style-name="ce6" table:formula="of:=SUM((([.K$13])*(1+([.K$12]+[.$B20])))*([.$C20]))" office:value-type="float" office:value="15.75" calcext:value-type="float">
            <text:p>15,75</text:p>
          </table:table-cell>
          <table:table-cell table:style-name="ce6" table:formula="of:=SUM((([.L$13])*(1+([.L$12]+[.$B20])))*([.$C20]))" office:value-type="float" office:value="9.45" calcext:value-type="float">
            <text:p>9,45</text:p>
          </table:table-cell>
          <table:table-cell table:style-name="ce6" table:formula="of:=SUM((([.M$13])*(1+([.M$12]+[.$B20])))*([.$C20]))" office:value-type="float" office:value="4.19999999999999" calcext:value-type="float">
            <text:p>4,2</text:p>
          </table:table-cell>
          <table:table-cell table:style-name="ce6" table:formula="of:=SUM((([.N$13])*(1+([.N$12]+[.$B20])))*([.$C20]))" office:value-type="float" office:value="-1.05" calcext:value-type="float">
            <text:p>-1,05</text:p>
          </table:table-cell>
          <table:table-cell table:style-name="ce6" table:formula="of:=SUM((([.O$13])*(1+([.O$12]+[.$B20])))*([.$C20]))" office:value-type="float" office:value="-5.25" calcext:value-type="float">
            <text:p>-5,25</text:p>
          </table:table-cell>
        </table:table-row>
        <table:table-row table:style-name="ro1">
          <table:table-cell office:value-type="string" calcext:value-type="string">
            <text:p>recession</text:p>
          </table:table-cell>
          <table:table-cell office:value-type="float" office:value="-0.3" calcext:value-type="float">
            <text:p>-0,3</text:p>
          </table:table-cell>
          <table:table-cell office:value-type="float" office:value="1.7" calcext:value-type="float">
            <text:p>1,7</text:p>
          </table:table-cell>
          <table:table-cell table:style-name="ce7" table:formula="of:=SUM((([.D$13])*(1+([.D$12]+[.$B21])))*([.$C21]))" office:value-type="float" office:value="89.25" calcext:value-type="float">
            <text:p>89,25</text:p>
          </table:table-cell>
          <table:table-cell table:style-name="ce7" table:formula="of:=SUM((([.E$13])*(1+([.E$12]+[.$B21])))*([.$C21]))" office:value-type="float" office:value="76.5" calcext:value-type="float">
            <text:p>76,5</text:p>
          </table:table-cell>
          <table:table-cell table:style-name="ce7" table:formula="of:=SUM((([.F$13])*(1+([.F$12]+[.$B21])))*([.$C21]))" office:value-type="float" office:value="65.025" calcext:value-type="float">
            <text:p>65,025</text:p>
          </table:table-cell>
          <table:table-cell table:style-name="ce7" table:formula="of:=SUM((([.G$13])*(1+([.G$12]+[.$B21])))*([.$C21]))" office:value-type="float" office:value="53.55" calcext:value-type="float">
            <text:p>53,55</text:p>
          </table:table-cell>
          <table:table-cell table:style-name="ce7" table:formula="of:=SUM((([.H$13])*(1+([.H$12]+[.$B21])))*([.$C21]))" office:value-type="float" office:value="43.35" calcext:value-type="float">
            <text:p>43,35</text:p>
          </table:table-cell>
          <table:table-cell table:style-name="ce7" table:formula="of:=SUM((([.I$13])*(1+([.I$12]+[.$B21])))*([.$C21]))" office:value-type="float" office:value="34.425" calcext:value-type="float">
            <text:p>34,425</text:p>
          </table:table-cell>
          <table:table-cell table:style-name="ce7" table:formula="of:=SUM((([.J$13])*(1+([.J$12]+[.$B21])))*([.$C21]))" office:value-type="float" office:value="26.775" calcext:value-type="float">
            <text:p>26,775</text:p>
          </table:table-cell>
          <table:table-cell table:style-name="ce7" table:formula="of:=SUM((([.K$13])*(1+([.K$12]+[.$B21])))*([.$C21]))" office:value-type="float" office:value="19.125" calcext:value-type="float">
            <text:p>19,125</text:p>
          </table:table-cell>
          <table:table-cell table:style-name="ce7" table:formula="of:=SUM((([.L$13])*(1+([.L$12]+[.$B21])))*([.$C21]))" office:value-type="float" office:value="11.475" calcext:value-type="float">
            <text:p>11,475</text:p>
          </table:table-cell>
          <table:table-cell table:style-name="ce7" table:formula="of:=SUM((([.M$13])*(1+([.M$12]+[.$B21])))*([.$C21]))" office:value-type="float" office:value="5.09999999999999" calcext:value-type="float">
            <text:p>5,1</text:p>
          </table:table-cell>
          <table:table-cell table:style-name="ce7" table:formula="of:=SUM((([.N$13])*(1+([.N$12]+[.$B21])))*([.$C21]))" office:value-type="float" office:value="-1.275" calcext:value-type="float">
            <text:p>-1,275</text:p>
          </table:table-cell>
          <table:table-cell table:style-name="ce7" table:formula="of:=SUM((([.O$13])*(1+([.O$12]+[.$B21])))*([.$C21]))" office:value-type="float" office:value="-6.37500000000001" calcext:value-type="float">
            <text:p>-6,375</text:p>
          </table:table-cell>
        </table:table-row>
        <table:table-row table:style-name="ro1">
          <table:table-cell office:value-type="string" calcext:value-type="string">
            <text:p>stagnation</text:p>
          </table:table-cell>
          <table:table-cell office:value-type="float" office:value="-0.15" calcext:value-type="float">
            <text:p>-0,15</text:p>
          </table:table-cell>
          <table:table-cell office:value-type="float" office:value="1" calcext:value-type="float">
            <text:p>1</text:p>
          </table:table-cell>
          <table:table-cell table:style-name="ce4" table:formula="of:=SUM((([.D$13])*(1+([.D$12]+[.$B22])))*([.$C22]))" office:value-type="float" office:value="63.75" calcext:value-type="float">
            <text:p>63,75</text:p>
          </table:table-cell>
          <table:table-cell table:style-name="ce4" table:formula="of:=SUM((([.E$13])*(1+([.E$12]+[.$B22])))*([.$C22]))" office:value-type="float" office:value="56.25" calcext:value-type="float">
            <text:p>56,25</text:p>
          </table:table-cell>
          <table:table-cell table:style-name="ce4" table:formula="of:=SUM((([.F$13])*(1+([.F$12]+[.$B22])))*([.$C22]))" office:value-type="float" office:value="49.5" calcext:value-type="float">
            <text:p>49,5</text:p>
          </table:table-cell>
          <table:table-cell table:style-name="ce4" table:formula="of:=SUM((([.G$13])*(1+([.G$12]+[.$B22])))*([.$C22]))" office:value-type="float" office:value="42.75" calcext:value-type="float">
            <text:p>42,75</text:p>
          </table:table-cell>
          <table:table-cell table:style-name="ce4" table:formula="of:=SUM((([.H$13])*(1+([.H$12]+[.$B22])))*([.$C22]))" office:value-type="float" office:value="36.75" calcext:value-type="float">
            <text:p>36,75</text:p>
          </table:table-cell>
          <table:table-cell table:style-name="ce4" table:formula="of:=SUM((([.I$13])*(1+([.I$12]+[.$B22])))*([.$C22]))" office:value-type="float" office:value="31.5" calcext:value-type="float">
            <text:p>31,5</text:p>
          </table:table-cell>
          <table:table-cell table:style-name="ce4" table:formula="of:=SUM((([.J$13])*(1+([.J$12]+[.$B22])))*([.$C22]))" office:value-type="float" office:value="27" calcext:value-type="float">
            <text:p>27</text:p>
          </table:table-cell>
          <table:table-cell table:style-name="ce4" table:formula="of:=SUM((([.K$13])*(1+([.K$12]+[.$B22])))*([.$C22]))" office:value-type="float" office:value="22.5" calcext:value-type="float">
            <text:p>22,5</text:p>
          </table:table-cell>
          <table:table-cell table:style-name="ce4" table:formula="of:=SUM((([.L$13])*(1+([.L$12]+[.$B22])))*([.$C22]))" office:value-type="float" office:value="18" calcext:value-type="float">
            <text:p>18</text:p>
          </table:table-cell>
          <table:table-cell table:style-name="ce4" table:formula="of:=SUM((([.M$13])*(1+([.M$12]+[.$B22])))*([.$C22]))" office:value-type="float" office:value="14.25" calcext:value-type="float">
            <text:p>14,25</text:p>
          </table:table-cell>
          <table:table-cell table:style-name="ce4" table:formula="of:=SUM((([.N$13])*(1+([.N$12]+[.$B22])))*([.$C22]))" office:value-type="float" office:value="10.5" calcext:value-type="float">
            <text:p>10,5</text:p>
          </table:table-cell>
          <table:table-cell table:style-name="ce4" table:formula="of:=SUM((([.O$13])*(1+([.O$12]+[.$B22])))*([.$C22]))" office:value-type="float" office:value="7.5" calcext:value-type="float">
            <text:p>7,5</text:p>
          </table:table-cell>
        </table:table-row>
        <table:table-row table:style-name="ro1">
          <table:table-cell office:value-type="string" calcext:value-type="string">
            <text:p>stagnation</text:p>
          </table:table-cell>
          <table:table-cell office:value-type="float" office:value="-0.15" calcext:value-type="float">
            <text:p>-0,15</text:p>
          </table:table-cell>
          <table:table-cell office:value-type="float" office:value="1.2" calcext:value-type="float">
            <text:p>1,2</text:p>
          </table:table-cell>
          <table:table-cell table:style-name="ce5" table:formula="of:=SUM((([.D$13])*(1+([.D$12]+[.$B23])))*([.$C23]))" office:value-type="float" office:value="76.5" calcext:value-type="float">
            <text:p>76,5</text:p>
          </table:table-cell>
          <table:table-cell table:style-name="ce5" table:formula="of:=SUM((([.E$13])*(1+([.E$12]+[.$B23])))*([.$C23]))" office:value-type="float" office:value="67.5" calcext:value-type="float">
            <text:p>67,5</text:p>
          </table:table-cell>
          <table:table-cell table:style-name="ce5" table:formula="of:=SUM((([.F$13])*(1+([.F$12]+[.$B23])))*([.$C23]))" office:value-type="float" office:value="59.4" calcext:value-type="float">
            <text:p>59,4</text:p>
          </table:table-cell>
          <table:table-cell table:style-name="ce5" table:formula="of:=SUM((([.G$13])*(1+([.G$12]+[.$B23])))*([.$C23]))" office:value-type="float" office:value="51.3" calcext:value-type="float">
            <text:p>51,3</text:p>
          </table:table-cell>
          <table:table-cell table:style-name="ce5" table:formula="of:=SUM((([.H$13])*(1+([.H$12]+[.$B23])))*([.$C23]))" office:value-type="float" office:value="44.1" calcext:value-type="float">
            <text:p>44,1</text:p>
          </table:table-cell>
          <table:table-cell table:style-name="ce5" table:formula="of:=SUM((([.I$13])*(1+([.I$12]+[.$B23])))*([.$C23]))" office:value-type="float" office:value="37.8" calcext:value-type="float">
            <text:p>37,8</text:p>
          </table:table-cell>
          <table:table-cell table:style-name="ce5" table:formula="of:=SUM((([.J$13])*(1+([.J$12]+[.$B23])))*([.$C23]))" office:value-type="float" office:value="32.4" calcext:value-type="float">
            <text:p>32,4</text:p>
          </table:table-cell>
          <table:table-cell table:style-name="ce5" table:formula="of:=SUM((([.K$13])*(1+([.K$12]+[.$B23])))*([.$C23]))" office:value-type="float" office:value="27" calcext:value-type="float">
            <text:p>27</text:p>
          </table:table-cell>
          <table:table-cell table:style-name="ce5" table:formula="of:=SUM((([.L$13])*(1+([.L$12]+[.$B23])))*([.$C23]))" office:value-type="float" office:value="21.6" calcext:value-type="float">
            <text:p>21,6</text:p>
          </table:table-cell>
          <table:table-cell table:style-name="ce5" table:formula="of:=SUM((([.M$13])*(1+([.M$12]+[.$B23])))*([.$C23]))" office:value-type="float" office:value="17.1" calcext:value-type="float">
            <text:p>17,1</text:p>
          </table:table-cell>
          <table:table-cell table:style-name="ce5" table:formula="of:=SUM((([.N$13])*(1+([.N$12]+[.$B23])))*([.$C23]))" office:value-type="float" office:value="12.6" calcext:value-type="float">
            <text:p>12,6</text:p>
          </table:table-cell>
          <table:table-cell table:style-name="ce5" table:formula="of:=SUM((([.O$13])*(1+([.O$12]+[.$B23])))*([.$C23])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tagnation</text:p>
          </table:table-cell>
          <table:table-cell office:value-type="float" office:value="-0.15" calcext:value-type="float">
            <text:p>-0,15</text:p>
          </table:table-cell>
          <table:table-cell office:value-type="float" office:value="1.4" calcext:value-type="float">
            <text:p>1,4</text:p>
          </table:table-cell>
          <table:table-cell table:style-name="ce6" table:formula="of:=SUM((([.D$13])*(1+([.D$12]+[.$B24])))*([.$C24]))" office:value-type="float" office:value="89.25" calcext:value-type="float">
            <text:p>89,25</text:p>
          </table:table-cell>
          <table:table-cell table:style-name="ce6" table:formula="of:=SUM((([.E$13])*(1+([.E$12]+[.$B24])))*([.$C24]))" office:value-type="float" office:value="78.75" calcext:value-type="float">
            <text:p>78,75</text:p>
          </table:table-cell>
          <table:table-cell table:style-name="ce6" table:formula="of:=SUM((([.F$13])*(1+([.F$12]+[.$B24])))*([.$C24]))" office:value-type="float" office:value="69.3" calcext:value-type="float">
            <text:p>69,3</text:p>
          </table:table-cell>
          <table:table-cell table:style-name="ce6" table:formula="of:=SUM((([.G$13])*(1+([.G$12]+[.$B24])))*([.$C24]))" office:value-type="float" office:value="59.85" calcext:value-type="float">
            <text:p>59,85</text:p>
          </table:table-cell>
          <table:table-cell table:style-name="ce6" table:formula="of:=SUM((([.H$13])*(1+([.H$12]+[.$B24])))*([.$C24]))" office:value-type="float" office:value="51.45" calcext:value-type="float">
            <text:p>51,45</text:p>
          </table:table-cell>
          <table:table-cell table:style-name="ce6" table:formula="of:=SUM((([.I$13])*(1+([.I$12]+[.$B24])))*([.$C24]))" office:value-type="float" office:value="44.1" calcext:value-type="float">
            <text:p>44,1</text:p>
          </table:table-cell>
          <table:table-cell table:style-name="ce6" table:formula="of:=SUM((([.J$13])*(1+([.J$12]+[.$B24])))*([.$C24]))" office:value-type="float" office:value="37.8" calcext:value-type="float">
            <text:p>37,8</text:p>
          </table:table-cell>
          <table:table-cell table:style-name="ce6" table:formula="of:=SUM((([.K$13])*(1+([.K$12]+[.$B24])))*([.$C24]))" office:value-type="float" office:value="31.5" calcext:value-type="float">
            <text:p>31,5</text:p>
          </table:table-cell>
          <table:table-cell table:style-name="ce6" table:formula="of:=SUM((([.L$13])*(1+([.L$12]+[.$B24])))*([.$C24]))" office:value-type="float" office:value="25.2" calcext:value-type="float">
            <text:p>25,2</text:p>
          </table:table-cell>
          <table:table-cell table:style-name="ce6" table:formula="of:=SUM((([.M$13])*(1+([.M$12]+[.$B24])))*([.$C24]))" office:value-type="float" office:value="19.95" calcext:value-type="float">
            <text:p>19,95</text:p>
          </table:table-cell>
          <table:table-cell table:style-name="ce6" table:formula="of:=SUM((([.N$13])*(1+([.N$12]+[.$B24])))*([.$C24]))" office:value-type="float" office:value="14.7" calcext:value-type="float">
            <text:p>14,7</text:p>
          </table:table-cell>
          <table:table-cell table:style-name="ce6" table:formula="of:=SUM((([.O$13])*(1+([.O$12]+[.$B24])))*([.$C24]))" office:value-type="float" office:value="10.5" calcext:value-type="float">
            <text:p>10,5</text:p>
          </table:table-cell>
        </table:table-row>
        <table:table-row table:style-name="ro1">
          <table:table-cell office:value-type="string" calcext:value-type="string">
            <text:p>stagnation</text:p>
          </table:table-cell>
          <table:table-cell office:value-type="float" office:value="-0.15" calcext:value-type="float">
            <text:p>-0,15</text:p>
          </table:table-cell>
          <table:table-cell office:value-type="float" office:value="1.7" calcext:value-type="float">
            <text:p>1,7</text:p>
          </table:table-cell>
          <table:table-cell table:style-name="ce7" table:formula="of:=SUM((([.D$13])*(1+([.D$12]+[.$B25])))*([.$C25]))" office:value-type="float" office:value="108.375" calcext:value-type="float">
            <text:p>108,375</text:p>
          </table:table-cell>
          <table:table-cell table:style-name="ce7" table:formula="of:=SUM((([.E$13])*(1+([.E$12]+[.$B25])))*([.$C25]))" office:value-type="float" office:value="95.625" calcext:value-type="float">
            <text:p>95,625</text:p>
          </table:table-cell>
          <table:table-cell table:style-name="ce7" table:formula="of:=SUM((([.F$13])*(1+([.F$12]+[.$B25])))*([.$C25]))" office:value-type="float" office:value="84.15" calcext:value-type="float">
            <text:p>84,15</text:p>
          </table:table-cell>
          <table:table-cell table:style-name="ce7" table:formula="of:=SUM((([.G$13])*(1+([.G$12]+[.$B25])))*([.$C25]))" office:value-type="float" office:value="72.675" calcext:value-type="float">
            <text:p>72,675</text:p>
          </table:table-cell>
          <table:table-cell table:style-name="ce7" table:formula="of:=SUM((([.H$13])*(1+([.H$12]+[.$B25])))*([.$C25]))" office:value-type="float" office:value="62.475" calcext:value-type="float">
            <text:p>62,475</text:p>
          </table:table-cell>
          <table:table-cell table:style-name="ce7" table:formula="of:=SUM((([.I$13])*(1+([.I$12]+[.$B25])))*([.$C25]))" office:value-type="float" office:value="53.55" calcext:value-type="float">
            <text:p>53,55</text:p>
          </table:table-cell>
          <table:table-cell table:style-name="ce7" table:formula="of:=SUM((([.J$13])*(1+([.J$12]+[.$B25])))*([.$C25]))" office:value-type="float" office:value="45.9" calcext:value-type="float">
            <text:p>45,9</text:p>
          </table:table-cell>
          <table:table-cell table:style-name="ce7" table:formula="of:=SUM((([.K$13])*(1+([.K$12]+[.$B25])))*([.$C25]))" office:value-type="float" office:value="38.25" calcext:value-type="float">
            <text:p>38,25</text:p>
          </table:table-cell>
          <table:table-cell table:style-name="ce7" table:formula="of:=SUM((([.L$13])*(1+([.L$12]+[.$B25])))*([.$C25]))" office:value-type="float" office:value="30.6" calcext:value-type="float">
            <text:p>30,6</text:p>
          </table:table-cell>
          <table:table-cell table:style-name="ce7" table:formula="of:=SUM((([.M$13])*(1+([.M$12]+[.$B25])))*([.$C25]))" office:value-type="float" office:value="24.225" calcext:value-type="float">
            <text:p>24,225</text:p>
          </table:table-cell>
          <table:table-cell table:style-name="ce7" table:formula="of:=SUM((([.N$13])*(1+([.N$12]+[.$B25])))*([.$C25]))" office:value-type="float" office:value="17.85" calcext:value-type="float">
            <text:p>17,85</text:p>
          </table:table-cell>
          <table:table-cell table:style-name="ce7" table:formula="of:=SUM((([.O$13])*(1+([.O$12]+[.$B25])))*([.$C25]))" office:value-type="float" office:value="12.75" calcext:value-type="float">
            <text:p>12,75</text:p>
          </table:table-cell>
        </table:table-row>
        <table:table-row table:style-name="ro1">
          <table:table-cell office:value-type="string" calcext:value-type="string">
            <text:p>stabl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" table:formula="of:=SUM((([.D$13])*(1+([.D$12]+[.$B26])))*([.$C26]))" office:value-type="float" office:value="75" calcext:value-type="float">
            <text:p>75</text:p>
          </table:table-cell>
          <table:table-cell table:style-name="ce4" table:formula="of:=SUM((([.E$13])*(1+([.E$12]+[.$B26])))*([.$C26]))" office:value-type="float" office:value="67.5" calcext:value-type="float">
            <text:p>67,5</text:p>
          </table:table-cell>
          <table:table-cell table:style-name="ce4" table:formula="of:=SUM((([.F$13])*(1+([.F$12]+[.$B26])))*([.$C26]))" office:value-type="float" office:value="60.75" calcext:value-type="float">
            <text:p>60,75</text:p>
          </table:table-cell>
          <table:table-cell table:style-name="ce4" table:formula="of:=SUM((([.G$13])*(1+([.G$12]+[.$B26])))*([.$C26]))" office:value-type="float" office:value="54" calcext:value-type="float">
            <text:p>54</text:p>
          </table:table-cell>
          <table:table-cell table:style-name="ce4" table:formula="of:=SUM((([.H$13])*(1+([.H$12]+[.$B26])))*([.$C26]))" office:value-type="float" office:value="48" calcext:value-type="float">
            <text:p>48</text:p>
          </table:table-cell>
          <table:table-cell table:style-name="ce4" table:formula="of:=SUM((([.I$13])*(1+([.I$12]+[.$B26])))*([.$C26]))" office:value-type="float" office:value="42.75" calcext:value-type="float">
            <text:p>42,75</text:p>
          </table:table-cell>
          <table:table-cell table:style-name="ce4" table:formula="of:=SUM((([.J$13])*(1+([.J$12]+[.$B26])))*([.$C26]))" office:value-type="float" office:value="38.25" calcext:value-type="float">
            <text:p>38,25</text:p>
          </table:table-cell>
          <table:table-cell table:style-name="ce4" table:formula="of:=SUM((([.K$13])*(1+([.K$12]+[.$B26])))*([.$C26]))" office:value-type="float" office:value="33.75" calcext:value-type="float">
            <text:p>33,75</text:p>
          </table:table-cell>
          <table:table-cell table:style-name="ce4" table:formula="of:=SUM((([.L$13])*(1+([.L$12]+[.$B26])))*([.$C26]))" office:value-type="float" office:value="29.25" calcext:value-type="float">
            <text:p>29,25</text:p>
          </table:table-cell>
          <table:table-cell table:style-name="ce4" table:formula="of:=SUM((([.M$13])*(1+([.M$12]+[.$B26])))*([.$C26]))" office:value-type="float" office:value="25.5" calcext:value-type="float">
            <text:p>25,5</text:p>
          </table:table-cell>
          <table:table-cell table:style-name="ce4" table:formula="of:=SUM((([.N$13])*(1+([.N$12]+[.$B26])))*([.$C26]))" office:value-type="float" office:value="21.75" calcext:value-type="float">
            <text:p>21,75</text:p>
          </table:table-cell>
          <table:table-cell table:style-name="ce4" table:formula="of:=SUM((([.O$13])*(1+([.O$12]+[.$B26])))*([.$C26]))" office:value-type="float" office:value="18.75" calcext:value-type="float">
            <text:p>18,75</text:p>
          </table:table-cell>
        </table:table-row>
        <table:table-row table:style-name="ro1">
          <table:table-cell office:value-type="string" calcext:value-type="string">
            <text:p>stable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,2</text:p>
          </table:table-cell>
          <table:table-cell table:style-name="ce5" table:formula="of:=SUM((([.D$13])*(1+([.D$12]+[.$B27])))*([.$C27]))" office:value-type="float" office:value="90" calcext:value-type="float">
            <text:p>90</text:p>
          </table:table-cell>
          <table:table-cell table:style-name="ce5" table:formula="of:=SUM((([.E$13])*(1+([.E$12]+[.$B27])))*([.$C27]))" office:value-type="float" office:value="81" calcext:value-type="float">
            <text:p>81</text:p>
          </table:table-cell>
          <table:table-cell table:style-name="ce5" table:formula="of:=SUM((([.F$13])*(1+([.F$12]+[.$B27])))*([.$C27]))" office:value-type="float" office:value="72.9" calcext:value-type="float">
            <text:p>72,9</text:p>
          </table:table-cell>
          <table:table-cell table:style-name="ce5" table:formula="of:=SUM((([.G$13])*(1+([.G$12]+[.$B27])))*([.$C27]))" office:value-type="float" office:value="64.8" calcext:value-type="float">
            <text:p>64,8</text:p>
          </table:table-cell>
          <table:table-cell table:style-name="ce5" table:formula="of:=SUM((([.H$13])*(1+([.H$12]+[.$B27])))*([.$C27]))" office:value-type="float" office:value="57.6" calcext:value-type="float">
            <text:p>57,6</text:p>
          </table:table-cell>
          <table:table-cell table:style-name="ce5" table:formula="of:=SUM((([.I$13])*(1+([.I$12]+[.$B27])))*([.$C27]))" office:value-type="float" office:value="51.3" calcext:value-type="float">
            <text:p>51,3</text:p>
          </table:table-cell>
          <table:table-cell table:style-name="ce5" table:formula="of:=SUM((([.J$13])*(1+([.J$12]+[.$B27])))*([.$C27]))" office:value-type="float" office:value="45.9" calcext:value-type="float">
            <text:p>45,9</text:p>
          </table:table-cell>
          <table:table-cell table:style-name="ce5" table:formula="of:=SUM((([.K$13])*(1+([.K$12]+[.$B27])))*([.$C27]))" office:value-type="float" office:value="40.5" calcext:value-type="float">
            <text:p>40,5</text:p>
          </table:table-cell>
          <table:table-cell table:style-name="ce5" table:formula="of:=SUM((([.L$13])*(1+([.L$12]+[.$B27])))*([.$C27]))" office:value-type="float" office:value="35.1" calcext:value-type="float">
            <text:p>35,1</text:p>
          </table:table-cell>
          <table:table-cell table:style-name="ce5" table:formula="of:=SUM((([.M$13])*(1+([.M$12]+[.$B27])))*([.$C27]))" office:value-type="float" office:value="30.6" calcext:value-type="float">
            <text:p>30,6</text:p>
          </table:table-cell>
          <table:table-cell table:style-name="ce5" table:formula="of:=SUM((([.N$13])*(1+([.N$12]+[.$B27])))*([.$C27]))" office:value-type="float" office:value="26.1" calcext:value-type="float">
            <text:p>26,1</text:p>
          </table:table-cell>
          <table:table-cell table:style-name="ce5" table:formula="of:=SUM((([.O$13])*(1+([.O$12]+[.$B27])))*([.$C27]))" office:value-type="float" office:value="22.5" calcext:value-type="float">
            <text:p>22,5</text:p>
          </table:table-cell>
        </table:table-row>
        <table:table-row table:style-name="ro1">
          <table:table-cell office:value-type="string" calcext:value-type="string">
            <text:p>stable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,4</text:p>
          </table:table-cell>
          <table:table-cell table:style-name="ce6" table:formula="of:=SUM((([.D$13])*(1+([.D$12]+[.$B28])))*([.$C28]))" office:value-type="float" office:value="105" calcext:value-type="float">
            <text:p>105</text:p>
          </table:table-cell>
          <table:table-cell table:style-name="ce6" table:formula="of:=SUM((([.E$13])*(1+([.E$12]+[.$B28])))*([.$C28]))" office:value-type="float" office:value="94.5" calcext:value-type="float">
            <text:p>94,5</text:p>
          </table:table-cell>
          <table:table-cell table:style-name="ce6" table:formula="of:=SUM((([.F$13])*(1+([.F$12]+[.$B28])))*([.$C28]))" office:value-type="float" office:value="85.05" calcext:value-type="float">
            <text:p>85,05</text:p>
          </table:table-cell>
          <table:table-cell table:style-name="ce6" table:formula="of:=SUM((([.G$13])*(1+([.G$12]+[.$B28])))*([.$C28]))" office:value-type="float" office:value="75.6" calcext:value-type="float">
            <text:p>75,6</text:p>
          </table:table-cell>
          <table:table-cell table:style-name="ce6" table:formula="of:=SUM((([.H$13])*(1+([.H$12]+[.$B28])))*([.$C28]))" office:value-type="float" office:value="67.2" calcext:value-type="float">
            <text:p>67,2</text:p>
          </table:table-cell>
          <table:table-cell table:style-name="ce6" table:formula="of:=SUM((([.I$13])*(1+([.I$12]+[.$B28])))*([.$C28]))" office:value-type="float" office:value="59.85" calcext:value-type="float">
            <text:p>59,85</text:p>
          </table:table-cell>
          <table:table-cell table:style-name="ce6" table:formula="of:=SUM((([.J$13])*(1+([.J$12]+[.$B28])))*([.$C28]))" office:value-type="float" office:value="53.55" calcext:value-type="float">
            <text:p>53,55</text:p>
          </table:table-cell>
          <table:table-cell table:style-name="ce6" table:formula="of:=SUM((([.K$13])*(1+([.K$12]+[.$B28])))*([.$C28]))" office:value-type="float" office:value="47.25" calcext:value-type="float">
            <text:p>47,25</text:p>
          </table:table-cell>
          <table:table-cell table:style-name="ce6" table:formula="of:=SUM((([.L$13])*(1+([.L$12]+[.$B28])))*([.$C28]))" office:value-type="float" office:value="40.95" calcext:value-type="float">
            <text:p>40,95</text:p>
          </table:table-cell>
          <table:table-cell table:style-name="ce6" table:formula="of:=SUM((([.M$13])*(1+([.M$12]+[.$B28])))*([.$C28]))" office:value-type="float" office:value="35.7" calcext:value-type="float">
            <text:p>35,7</text:p>
          </table:table-cell>
          <table:table-cell table:style-name="ce6" table:formula="of:=SUM((([.N$13])*(1+([.N$12]+[.$B28])))*([.$C28]))" office:value-type="float" office:value="30.45" calcext:value-type="float">
            <text:p>30,45</text:p>
          </table:table-cell>
          <table:table-cell table:style-name="ce6" table:formula="of:=SUM((([.O$13])*(1+([.O$12]+[.$B28])))*([.$C28]))" office:value-type="float" office:value="26.25" calcext:value-type="float">
            <text:p>26,25</text:p>
          </table:table-cell>
        </table:table-row>
        <table:table-row table:style-name="ro1">
          <table:table-cell office:value-type="string" calcext:value-type="string">
            <text:p>stable</text:p>
          </table:table-cell>
          <table:table-cell office:value-type="float" office:value="0" calcext:value-type="float">
            <text:p>0</text:p>
          </table:table-cell>
          <table:table-cell office:value-type="float" office:value="1.7" calcext:value-type="float">
            <text:p>1,7</text:p>
          </table:table-cell>
          <table:table-cell table:style-name="ce7" table:formula="of:=SUM((([.D$13])*(1+([.D$12]+[.$B29])))*([.$C29]))" office:value-type="float" office:value="127.5" calcext:value-type="float">
            <text:p>127,5</text:p>
          </table:table-cell>
          <table:table-cell table:style-name="ce7" table:formula="of:=SUM((([.E$13])*(1+([.E$12]+[.$B29])))*([.$C29]))" office:value-type="float" office:value="114.75" calcext:value-type="float">
            <text:p>114,75</text:p>
          </table:table-cell>
          <table:table-cell table:style-name="ce7" table:formula="of:=SUM((([.F$13])*(1+([.F$12]+[.$B29])))*([.$C29]))" office:value-type="float" office:value="103.275" calcext:value-type="float">
            <text:p>103,275</text:p>
          </table:table-cell>
          <table:table-cell table:style-name="ce7" table:formula="of:=SUM((([.G$13])*(1+([.G$12]+[.$B29])))*([.$C29]))" office:value-type="float" office:value="91.8" calcext:value-type="float">
            <text:p>91,8</text:p>
          </table:table-cell>
          <table:table-cell table:style-name="ce7" table:formula="of:=SUM((([.H$13])*(1+([.H$12]+[.$B29])))*([.$C29]))" office:value-type="float" office:value="81.6" calcext:value-type="float">
            <text:p>81,6</text:p>
          </table:table-cell>
          <table:table-cell table:style-name="ce7" table:formula="of:=SUM((([.I$13])*(1+([.I$12]+[.$B29])))*([.$C29]))" office:value-type="float" office:value="72.675" calcext:value-type="float">
            <text:p>72,675</text:p>
          </table:table-cell>
          <table:table-cell table:style-name="ce7" table:formula="of:=SUM((([.J$13])*(1+([.J$12]+[.$B29])))*([.$C29]))" office:value-type="float" office:value="65.025" calcext:value-type="float">
            <text:p>65,025</text:p>
          </table:table-cell>
          <table:table-cell table:style-name="ce7" table:formula="of:=SUM((([.K$13])*(1+([.K$12]+[.$B29])))*([.$C29]))" office:value-type="float" office:value="57.375" calcext:value-type="float">
            <text:p>57,375</text:p>
          </table:table-cell>
          <table:table-cell table:style-name="ce7" table:formula="of:=SUM((([.L$13])*(1+([.L$12]+[.$B29])))*([.$C29]))" office:value-type="float" office:value="49.725" calcext:value-type="float">
            <text:p>49,725</text:p>
          </table:table-cell>
          <table:table-cell table:style-name="ce7" table:formula="of:=SUM((([.M$13])*(1+([.M$12]+[.$B29])))*([.$C29]))" office:value-type="float" office:value="43.35" calcext:value-type="float">
            <text:p>43,35</text:p>
          </table:table-cell>
          <table:table-cell table:style-name="ce7" table:formula="of:=SUM((([.N$13])*(1+([.N$12]+[.$B29])))*([.$C29]))" office:value-type="float" office:value="36.975" calcext:value-type="float">
            <text:p>36,975</text:p>
          </table:table-cell>
          <table:table-cell table:style-name="ce7" table:formula="of:=SUM((([.O$13])*(1+([.O$12]+[.$B29])))*([.$C29]))" office:value-type="float" office:value="31.875" calcext:value-type="float">
            <text:p>31,875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style-name="ce4" table:formula="of:=SUM((([.D$13])*(1+([.D$12]+[.$B30])))*([.$C30]))" office:value-type="float" office:value="86.25" calcext:value-type="float">
            <text:p>86,25</text:p>
          </table:table-cell>
          <table:table-cell table:style-name="ce4" table:formula="of:=SUM((([.E$13])*(1+([.E$12]+[.$B30])))*([.$C30]))" office:value-type="float" office:value="78.75" calcext:value-type="float">
            <text:p>78,75</text:p>
          </table:table-cell>
          <table:table-cell table:style-name="ce4" table:formula="of:=SUM((([.F$13])*(1+([.F$12]+[.$B30])))*([.$C30]))" office:value-type="float" office:value="72" calcext:value-type="float">
            <text:p>72</text:p>
          </table:table-cell>
          <table:table-cell table:style-name="ce4" table:formula="of:=SUM((([.G$13])*(1+([.G$12]+[.$B30])))*([.$C30]))" office:value-type="float" office:value="65.25" calcext:value-type="float">
            <text:p>65,25</text:p>
          </table:table-cell>
          <table:table-cell table:style-name="ce4" table:formula="of:=SUM((([.H$13])*(1+([.H$12]+[.$B30])))*([.$C30]))" office:value-type="float" office:value="59.25" calcext:value-type="float">
            <text:p>59,25</text:p>
          </table:table-cell>
          <table:table-cell table:style-name="ce4" table:formula="of:=SUM((([.I$13])*(1+([.I$12]+[.$B30])))*([.$C30]))" office:value-type="float" office:value="54" calcext:value-type="float">
            <text:p>54</text:p>
          </table:table-cell>
          <table:table-cell table:style-name="ce4" table:formula="of:=SUM((([.J$13])*(1+([.J$12]+[.$B30])))*([.$C30]))" office:value-type="float" office:value="49.5" calcext:value-type="float">
            <text:p>49,5</text:p>
          </table:table-cell>
          <table:table-cell table:style-name="ce4" table:formula="of:=SUM((([.K$13])*(1+([.K$12]+[.$B30])))*([.$C30]))" office:value-type="float" office:value="45" calcext:value-type="float">
            <text:p>45</text:p>
          </table:table-cell>
          <table:table-cell table:style-name="ce4" table:formula="of:=SUM((([.L$13])*(1+([.L$12]+[.$B30])))*([.$C30]))" office:value-type="float" office:value="40.5" calcext:value-type="float">
            <text:p>40,5</text:p>
          </table:table-cell>
          <table:table-cell table:style-name="ce4" table:formula="of:=SUM((([.M$13])*(1+([.M$12]+[.$B30])))*([.$C30]))" office:value-type="float" office:value="36.75" calcext:value-type="float">
            <text:p>36,75</text:p>
          </table:table-cell>
          <table:table-cell table:style-name="ce4" table:formula="of:=SUM((([.N$13])*(1+([.N$12]+[.$B30])))*([.$C30]))" office:value-type="float" office:value="33" calcext:value-type="float">
            <text:p>33</text:p>
          </table:table-cell>
          <table:table-cell table:style-name="ce4" table:formula="of:=SUM((([.O$13])*(1+([.O$12]+[.$B30])))*([.$C30]))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float" office:value="0.15" calcext:value-type="float">
            <text:p>0,15</text:p>
          </table:table-cell>
          <table:table-cell office:value-type="float" office:value="1.2" calcext:value-type="float">
            <text:p>1,2</text:p>
          </table:table-cell>
          <table:table-cell table:style-name="ce5" table:formula="of:=SUM((([.D$13])*(1+([.D$12]+[.$B31])))*([.$C31]))" office:value-type="float" office:value="103.5" calcext:value-type="float">
            <text:p>103,5</text:p>
          </table:table-cell>
          <table:table-cell table:style-name="ce5" table:formula="of:=SUM((([.E$13])*(1+([.E$12]+[.$B31])))*([.$C31]))" office:value-type="float" office:value="94.5" calcext:value-type="float">
            <text:p>94,5</text:p>
          </table:table-cell>
          <table:table-cell table:style-name="ce5" table:formula="of:=SUM((([.F$13])*(1+([.F$12]+[.$B31])))*([.$C31]))" office:value-type="float" office:value="86.4" calcext:value-type="float">
            <text:p>86,4</text:p>
          </table:table-cell>
          <table:table-cell table:style-name="ce5" table:formula="of:=SUM((([.G$13])*(1+([.G$12]+[.$B31])))*([.$C31]))" office:value-type="float" office:value="78.3" calcext:value-type="float">
            <text:p>78,3</text:p>
          </table:table-cell>
          <table:table-cell table:style-name="ce5" table:formula="of:=SUM((([.H$13])*(1+([.H$12]+[.$B31])))*([.$C31]))" office:value-type="float" office:value="71.1" calcext:value-type="float">
            <text:p>71,1</text:p>
          </table:table-cell>
          <table:table-cell table:style-name="ce5" table:formula="of:=SUM((([.I$13])*(1+([.I$12]+[.$B31])))*([.$C31]))" office:value-type="float" office:value="64.8" calcext:value-type="float">
            <text:p>64,8</text:p>
          </table:table-cell>
          <table:table-cell table:style-name="ce5" table:formula="of:=SUM((([.J$13])*(1+([.J$12]+[.$B31])))*([.$C31]))" office:value-type="float" office:value="59.4" calcext:value-type="float">
            <text:p>59,4</text:p>
          </table:table-cell>
          <table:table-cell table:style-name="ce5" table:formula="of:=SUM((([.K$13])*(1+([.K$12]+[.$B31])))*([.$C31]))" office:value-type="float" office:value="54" calcext:value-type="float">
            <text:p>54</text:p>
          </table:table-cell>
          <table:table-cell table:style-name="ce5" table:formula="of:=SUM((([.L$13])*(1+([.L$12]+[.$B31])))*([.$C31]))" office:value-type="float" office:value="48.6" calcext:value-type="float">
            <text:p>48,6</text:p>
          </table:table-cell>
          <table:table-cell table:style-name="ce5" table:formula="of:=SUM((([.M$13])*(1+([.M$12]+[.$B31])))*([.$C31]))" office:value-type="float" office:value="44.1" calcext:value-type="float">
            <text:p>44,1</text:p>
          </table:table-cell>
          <table:table-cell table:style-name="ce5" table:formula="of:=SUM((([.N$13])*(1+([.N$12]+[.$B31])))*([.$C31]))" office:value-type="float" office:value="39.6" calcext:value-type="float">
            <text:p>39,6</text:p>
          </table:table-cell>
          <table:table-cell table:style-name="ce5" table:formula="of:=SUM((([.O$13])*(1+([.O$12]+[.$B31])))*([.$C31]))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float" office:value="0.15" calcext:value-type="float">
            <text:p>0,15</text:p>
          </table:table-cell>
          <table:table-cell office:value-type="float" office:value="1.4" calcext:value-type="float">
            <text:p>1,4</text:p>
          </table:table-cell>
          <table:table-cell table:style-name="ce6" table:formula="of:=SUM((([.D$13])*(1+([.D$12]+[.$B32])))*([.$C32]))" office:value-type="float" office:value="120.75" calcext:value-type="float">
            <text:p>120,75</text:p>
          </table:table-cell>
          <table:table-cell table:style-name="ce6" table:formula="of:=SUM((([.E$13])*(1+([.E$12]+[.$B32])))*([.$C32]))" office:value-type="float" office:value="110.25" calcext:value-type="float">
            <text:p>110,25</text:p>
          </table:table-cell>
          <table:table-cell table:style-name="ce6" table:formula="of:=SUM((([.F$13])*(1+([.F$12]+[.$B32])))*([.$C32]))" office:value-type="float" office:value="100.8" calcext:value-type="float">
            <text:p>100,8</text:p>
          </table:table-cell>
          <table:table-cell table:style-name="ce6" table:formula="of:=SUM((([.G$13])*(1+([.G$12]+[.$B32])))*([.$C32]))" office:value-type="float" office:value="91.35" calcext:value-type="float">
            <text:p>91,35</text:p>
          </table:table-cell>
          <table:table-cell table:style-name="ce6" table:formula="of:=SUM((([.H$13])*(1+([.H$12]+[.$B32])))*([.$C32]))" office:value-type="float" office:value="82.95" calcext:value-type="float">
            <text:p>82,95</text:p>
          </table:table-cell>
          <table:table-cell table:style-name="ce6" table:formula="of:=SUM((([.I$13])*(1+([.I$12]+[.$B32])))*([.$C32]))" office:value-type="float" office:value="75.6" calcext:value-type="float">
            <text:p>75,6</text:p>
          </table:table-cell>
          <table:table-cell table:style-name="ce6" table:formula="of:=SUM((([.J$13])*(1+([.J$12]+[.$B32])))*([.$C32]))" office:value-type="float" office:value="69.3" calcext:value-type="float">
            <text:p>69,3</text:p>
          </table:table-cell>
          <table:table-cell table:style-name="ce6" table:formula="of:=SUM((([.K$13])*(1+([.K$12]+[.$B32])))*([.$C32]))" office:value-type="float" office:value="63" calcext:value-type="float">
            <text:p>63</text:p>
          </table:table-cell>
          <table:table-cell table:style-name="ce6" table:formula="of:=SUM((([.L$13])*(1+([.L$12]+[.$B32])))*([.$C32]))" office:value-type="float" office:value="56.7" calcext:value-type="float">
            <text:p>56,7</text:p>
          </table:table-cell>
          <table:table-cell table:style-name="ce6" table:formula="of:=SUM((([.M$13])*(1+([.M$12]+[.$B32])))*([.$C32]))" office:value-type="float" office:value="51.45" calcext:value-type="float">
            <text:p>51,45</text:p>
          </table:table-cell>
          <table:table-cell table:style-name="ce6" table:formula="of:=SUM((([.N$13])*(1+([.N$12]+[.$B32])))*([.$C32]))" office:value-type="float" office:value="46.2" calcext:value-type="float">
            <text:p>46,2</text:p>
          </table:table-cell>
          <table:table-cell table:style-name="ce6" table:formula="of:=SUM((([.O$13])*(1+([.O$12]+[.$B32])))*([.$C32]))"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float" office:value="0.15" calcext:value-type="float">
            <text:p>0,15</text:p>
          </table:table-cell>
          <table:table-cell office:value-type="float" office:value="1.7" calcext:value-type="float">
            <text:p>1,7</text:p>
          </table:table-cell>
          <table:table-cell table:style-name="ce7" table:formula="of:=SUM((([.D$13])*(1+([.D$12]+[.$B33])))*([.$C33]))" office:value-type="float" office:value="146.625" calcext:value-type="float">
            <text:p>146,625</text:p>
          </table:table-cell>
          <table:table-cell table:style-name="ce7" table:formula="of:=SUM((([.E$13])*(1+([.E$12]+[.$B33])))*([.$C33]))" office:value-type="float" office:value="133.875" calcext:value-type="float">
            <text:p>133,875</text:p>
          </table:table-cell>
          <table:table-cell table:style-name="ce7" table:formula="of:=SUM((([.F$13])*(1+([.F$12]+[.$B33])))*([.$C33]))" office:value-type="float" office:value="122.4" calcext:value-type="float">
            <text:p>122,4</text:p>
          </table:table-cell>
          <table:table-cell table:style-name="ce7" table:formula="of:=SUM((([.G$13])*(1+([.G$12]+[.$B33])))*([.$C33]))" office:value-type="float" office:value="110.925" calcext:value-type="float">
            <text:p>110,925</text:p>
          </table:table-cell>
          <table:table-cell table:style-name="ce7" table:formula="of:=SUM((([.H$13])*(1+([.H$12]+[.$B33])))*([.$C33]))" office:value-type="float" office:value="100.725" calcext:value-type="float">
            <text:p>100,725</text:p>
          </table:table-cell>
          <table:table-cell table:style-name="ce7" table:formula="of:=SUM((([.I$13])*(1+([.I$12]+[.$B33])))*([.$C33]))" office:value-type="float" office:value="91.8" calcext:value-type="float">
            <text:p>91,8</text:p>
          </table:table-cell>
          <table:table-cell table:style-name="ce7" table:formula="of:=SUM((([.J$13])*(1+([.J$12]+[.$B33])))*([.$C33]))" office:value-type="float" office:value="84.15" calcext:value-type="float">
            <text:p>84,15</text:p>
          </table:table-cell>
          <table:table-cell table:style-name="ce7" table:formula="of:=SUM((([.K$13])*(1+([.K$12]+[.$B33])))*([.$C33]))" office:value-type="float" office:value="76.5" calcext:value-type="float">
            <text:p>76,5</text:p>
          </table:table-cell>
          <table:table-cell table:style-name="ce7" table:formula="of:=SUM((([.L$13])*(1+([.L$12]+[.$B33])))*([.$C33]))" office:value-type="float" office:value="68.85" calcext:value-type="float">
            <text:p>68,85</text:p>
          </table:table-cell>
          <table:table-cell table:style-name="ce7" table:formula="of:=SUM((([.M$13])*(1+([.M$12]+[.$B33])))*([.$C33]))" office:value-type="float" office:value="62.475" calcext:value-type="float">
            <text:p>62,475</text:p>
          </table:table-cell>
          <table:table-cell table:style-name="ce7" table:formula="of:=SUM((([.N$13])*(1+([.N$12]+[.$B33])))*([.$C33]))" office:value-type="float" office:value="56.1" calcext:value-type="float">
            <text:p>56,1</text:p>
          </table:table-cell>
          <table:table-cell table:style-name="ce7" table:formula="of:=SUM((([.O$13])*(1+([.O$12]+[.$B33])))*([.$C33]))"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boom</text:p>
          </table:table-cell>
          <table:table-cell office:value-type="float" office:value="0.25" calcext:value-type="float">
            <text:p>0,25</text:p>
          </table:table-cell>
          <table:table-cell office:value-type="float" office:value="1" calcext:value-type="float">
            <text:p>1</text:p>
          </table:table-cell>
          <table:table-cell table:style-name="ce4" table:formula="of:=SUM((([.D$13])*(1+([.D$12]+[.$B34])))*([.$C34]))" office:value-type="float" office:value="93.75" calcext:value-type="float">
            <text:p>93,75</text:p>
          </table:table-cell>
          <table:table-cell table:style-name="ce4" table:formula="of:=SUM((([.E$13])*(1+([.E$12]+[.$B34])))*([.$C34]))" office:value-type="float" office:value="86.25" calcext:value-type="float">
            <text:p>86,25</text:p>
          </table:table-cell>
          <table:table-cell table:style-name="ce4" table:formula="of:=SUM((([.F$13])*(1+([.F$12]+[.$B34])))*([.$C34]))" office:value-type="float" office:value="79.5" calcext:value-type="float">
            <text:p>79,5</text:p>
          </table:table-cell>
          <table:table-cell table:style-name="ce4" table:formula="of:=SUM((([.G$13])*(1+([.G$12]+[.$B34])))*([.$C34]))" office:value-type="float" office:value="72.75" calcext:value-type="float">
            <text:p>72,75</text:p>
          </table:table-cell>
          <table:table-cell table:style-name="ce4" table:formula="of:=SUM((([.H$13])*(1+([.H$12]+[.$B34])))*([.$C34]))" office:value-type="float" office:value="66.75" calcext:value-type="float">
            <text:p>66,75</text:p>
          </table:table-cell>
          <table:table-cell table:style-name="ce4" table:formula="of:=SUM((([.I$13])*(1+([.I$12]+[.$B34])))*([.$C34]))" office:value-type="float" office:value="61.5" calcext:value-type="float">
            <text:p>61,5</text:p>
          </table:table-cell>
          <table:table-cell table:style-name="ce4" table:formula="of:=SUM((([.J$13])*(1+([.J$12]+[.$B34])))*([.$C34]))" office:value-type="float" office:value="57" calcext:value-type="float">
            <text:p>57</text:p>
          </table:table-cell>
          <table:table-cell table:style-name="ce4" table:formula="of:=SUM((([.K$13])*(1+([.K$12]+[.$B34])))*([.$C34]))" office:value-type="float" office:value="52.5" calcext:value-type="float">
            <text:p>52,5</text:p>
          </table:table-cell>
          <table:table-cell table:style-name="ce4" table:formula="of:=SUM((([.L$13])*(1+([.L$12]+[.$B34])))*([.$C34]))" office:value-type="float" office:value="48" calcext:value-type="float">
            <text:p>48</text:p>
          </table:table-cell>
          <table:table-cell table:style-name="ce4" table:formula="of:=SUM((([.M$13])*(1+([.M$12]+[.$B34])))*([.$C34]))" office:value-type="float" office:value="44.25" calcext:value-type="float">
            <text:p>44,25</text:p>
          </table:table-cell>
          <table:table-cell table:style-name="ce4" table:formula="of:=SUM((([.N$13])*(1+([.N$12]+[.$B34])))*([.$C34]))" office:value-type="float" office:value="40.5" calcext:value-type="float">
            <text:p>40,5</text:p>
          </table:table-cell>
          <table:table-cell table:style-name="ce4" table:formula="of:=SUM((([.O$13])*(1+([.O$12]+[.$B34])))*([.$C34]))" office:value-type="float" office:value="37.5" calcext:value-type="float">
            <text:p>37,5</text:p>
          </table:table-cell>
        </table:table-row>
        <table:table-row table:style-name="ro1">
          <table:table-cell office:value-type="string" calcext:value-type="string">
            <text:p>boom</text:p>
          </table:table-cell>
          <table:table-cell office:value-type="float" office:value="0.25" calcext:value-type="float">
            <text:p>0,25</text:p>
          </table:table-cell>
          <table:table-cell office:value-type="float" office:value="1.2" calcext:value-type="float">
            <text:p>1,2</text:p>
          </table:table-cell>
          <table:table-cell table:style-name="ce5" table:formula="of:=SUM((([.D$13])*(1+([.D$12]+[.$B35])))*([.$C35]))" office:value-type="float" office:value="112.5" calcext:value-type="float">
            <text:p>112,5</text:p>
          </table:table-cell>
          <table:table-cell table:style-name="ce5" table:formula="of:=SUM((([.E$13])*(1+([.E$12]+[.$B35])))*([.$C35]))" office:value-type="float" office:value="103.5" calcext:value-type="float">
            <text:p>103,5</text:p>
          </table:table-cell>
          <table:table-cell table:style-name="ce5" table:formula="of:=SUM((([.F$13])*(1+([.F$12]+[.$B35])))*([.$C35]))" office:value-type="float" office:value="95.4" calcext:value-type="float">
            <text:p>95,4</text:p>
          </table:table-cell>
          <table:table-cell table:style-name="ce5" table:formula="of:=SUM((([.G$13])*(1+([.G$12]+[.$B35])))*([.$C35]))" office:value-type="float" office:value="87.3" calcext:value-type="float">
            <text:p>87,3</text:p>
          </table:table-cell>
          <table:table-cell table:style-name="ce5" table:formula="of:=SUM((([.H$13])*(1+([.H$12]+[.$B35])))*([.$C35]))" office:value-type="float" office:value="80.1" calcext:value-type="float">
            <text:p>80,1</text:p>
          </table:table-cell>
          <table:table-cell table:style-name="ce5" table:formula="of:=SUM((([.I$13])*(1+([.I$12]+[.$B35])))*([.$C35]))" office:value-type="float" office:value="73.8" calcext:value-type="float">
            <text:p>73,8</text:p>
          </table:table-cell>
          <table:table-cell table:style-name="ce5" table:formula="of:=SUM((([.J$13])*(1+([.J$12]+[.$B35])))*([.$C35]))" office:value-type="float" office:value="68.4" calcext:value-type="float">
            <text:p>68,4</text:p>
          </table:table-cell>
          <table:table-cell table:style-name="ce5" table:formula="of:=SUM((([.K$13])*(1+([.K$12]+[.$B35])))*([.$C35]))" office:value-type="float" office:value="63" calcext:value-type="float">
            <text:p>63</text:p>
          </table:table-cell>
          <table:table-cell table:style-name="ce5" table:formula="of:=SUM((([.L$13])*(1+([.L$12]+[.$B35])))*([.$C35]))" office:value-type="float" office:value="57.6" calcext:value-type="float">
            <text:p>57,6</text:p>
          </table:table-cell>
          <table:table-cell table:style-name="ce5" table:formula="of:=SUM((([.M$13])*(1+([.M$12]+[.$B35])))*([.$C35]))" office:value-type="float" office:value="53.1" calcext:value-type="float">
            <text:p>53,1</text:p>
          </table:table-cell>
          <table:table-cell table:style-name="ce5" table:formula="of:=SUM((([.N$13])*(1+([.N$12]+[.$B35])))*([.$C35]))" office:value-type="float" office:value="48.6" calcext:value-type="float">
            <text:p>48,6</text:p>
          </table:table-cell>
          <table:table-cell table:style-name="ce5" table:formula="of:=SUM((([.O$13])*(1+([.O$12]+[.$B35])))*([.$C35]))"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boom</text:p>
          </table:table-cell>
          <table:table-cell office:value-type="float" office:value="0.25" calcext:value-type="float">
            <text:p>0,25</text:p>
          </table:table-cell>
          <table:table-cell office:value-type="float" office:value="1.4" calcext:value-type="float">
            <text:p>1,4</text:p>
          </table:table-cell>
          <table:table-cell table:style-name="ce6" table:formula="of:=SUM((([.D$13])*(1+([.D$12]+[.$B36])))*([.$C36]))" office:value-type="float" office:value="131.25" calcext:value-type="float">
            <text:p>131,25</text:p>
          </table:table-cell>
          <table:table-cell table:style-name="ce6" table:formula="of:=SUM((([.E$13])*(1+([.E$12]+[.$B36])))*([.$C36]))" office:value-type="float" office:value="120.75" calcext:value-type="float">
            <text:p>120,75</text:p>
          </table:table-cell>
          <table:table-cell table:style-name="ce6" table:formula="of:=SUM((([.F$13])*(1+([.F$12]+[.$B36])))*([.$C36]))" office:value-type="float" office:value="111.3" calcext:value-type="float">
            <text:p>111,3</text:p>
          </table:table-cell>
          <table:table-cell table:style-name="ce6" table:formula="of:=SUM((([.G$13])*(1+([.G$12]+[.$B36])))*([.$C36]))" office:value-type="float" office:value="101.85" calcext:value-type="float">
            <text:p>101,85</text:p>
          </table:table-cell>
          <table:table-cell table:style-name="ce6" table:formula="of:=SUM((([.H$13])*(1+([.H$12]+[.$B36])))*([.$C36]))" office:value-type="float" office:value="93.45" calcext:value-type="float">
            <text:p>93,45</text:p>
          </table:table-cell>
          <table:table-cell table:style-name="ce6" table:formula="of:=SUM((([.I$13])*(1+([.I$12]+[.$B36])))*([.$C36]))" office:value-type="float" office:value="86.1" calcext:value-type="float">
            <text:p>86,1</text:p>
          </table:table-cell>
          <table:table-cell table:style-name="ce6" table:formula="of:=SUM((([.J$13])*(1+([.J$12]+[.$B36])))*([.$C36]))" office:value-type="float" office:value="79.8" calcext:value-type="float">
            <text:p>79,8</text:p>
          </table:table-cell>
          <table:table-cell table:style-name="ce6" table:formula="of:=SUM((([.K$13])*(1+([.K$12]+[.$B36])))*([.$C36]))" office:value-type="float" office:value="73.5" calcext:value-type="float">
            <text:p>73,5</text:p>
          </table:table-cell>
          <table:table-cell table:style-name="ce6" table:formula="of:=SUM((([.L$13])*(1+([.L$12]+[.$B36])))*([.$C36]))" office:value-type="float" office:value="67.2" calcext:value-type="float">
            <text:p>67,2</text:p>
          </table:table-cell>
          <table:table-cell table:style-name="ce6" table:formula="of:=SUM((([.M$13])*(1+([.M$12]+[.$B36])))*([.$C36]))" office:value-type="float" office:value="61.95" calcext:value-type="float">
            <text:p>61,95</text:p>
          </table:table-cell>
          <table:table-cell table:style-name="ce6" table:formula="of:=SUM((([.N$13])*(1+([.N$12]+[.$B36])))*([.$C36]))" office:value-type="float" office:value="56.7" calcext:value-type="float">
            <text:p>56,7</text:p>
          </table:table-cell>
          <table:table-cell table:style-name="ce6" table:formula="of:=SUM((([.O$13])*(1+([.O$12]+[.$B36])))*([.$C36]))" office:value-type="float" office:value="52.5" calcext:value-type="float">
            <text:p>52,5</text:p>
          </table:table-cell>
        </table:table-row>
        <table:table-row table:style-name="ro1">
          <table:table-cell office:value-type="string" calcext:value-type="string">
            <text:p>boom</text:p>
          </table:table-cell>
          <table:table-cell office:value-type="float" office:value="0.25" calcext:value-type="float">
            <text:p>0,25</text:p>
          </table:table-cell>
          <table:table-cell office:value-type="float" office:value="1.7" calcext:value-type="float">
            <text:p>1,7</text:p>
          </table:table-cell>
          <table:table-cell table:style-name="ce7" table:formula="of:=SUM((([.D$13])*(1+([.D$12]+[.$B37])))*([.$C37]))" office:value-type="float" office:value="159.375" calcext:value-type="float">
            <text:p>159,375</text:p>
          </table:table-cell>
          <table:table-cell table:style-name="ce7" table:formula="of:=SUM((([.E$13])*(1+([.E$12]+[.$B37])))*([.$C37]))" office:value-type="float" office:value="146.625" calcext:value-type="float">
            <text:p>146,625</text:p>
          </table:table-cell>
          <table:table-cell table:style-name="ce7" table:formula="of:=SUM((([.F$13])*(1+([.F$12]+[.$B37])))*([.$C37]))" office:value-type="float" office:value="135.15" calcext:value-type="float">
            <text:p>135,15</text:p>
          </table:table-cell>
          <table:table-cell table:style-name="ce7" table:formula="of:=SUM((([.G$13])*(1+([.G$12]+[.$B37])))*([.$C37]))" office:value-type="float" office:value="123.675" calcext:value-type="float">
            <text:p>123,675</text:p>
          </table:table-cell>
          <table:table-cell table:style-name="ce7" table:formula="of:=SUM((([.H$13])*(1+([.H$12]+[.$B37])))*([.$C37]))" office:value-type="float" office:value="113.475" calcext:value-type="float">
            <text:p>113,475</text:p>
          </table:table-cell>
          <table:table-cell table:style-name="ce7" table:formula="of:=SUM((([.I$13])*(1+([.I$12]+[.$B37])))*([.$C37]))" office:value-type="float" office:value="104.55" calcext:value-type="float">
            <text:p>104,55</text:p>
          </table:table-cell>
          <table:table-cell table:style-name="ce7" table:formula="of:=SUM((([.J$13])*(1+([.J$12]+[.$B37])))*([.$C37]))" office:value-type="float" office:value="96.9" calcext:value-type="float">
            <text:p>96,9</text:p>
          </table:table-cell>
          <table:table-cell table:style-name="ce7" table:formula="of:=SUM((([.K$13])*(1+([.K$12]+[.$B37])))*([.$C37]))" office:value-type="float" office:value="89.25" calcext:value-type="float">
            <text:p>89,25</text:p>
          </table:table-cell>
          <table:table-cell table:style-name="ce7" table:formula="of:=SUM((([.L$13])*(1+([.L$12]+[.$B37])))*([.$C37]))" office:value-type="float" office:value="81.6" calcext:value-type="float">
            <text:p>81,6</text:p>
          </table:table-cell>
          <table:table-cell table:style-name="ce7" table:formula="of:=SUM((([.M$13])*(1+([.M$12]+[.$B37])))*([.$C37]))" office:value-type="float" office:value="75.225" calcext:value-type="float">
            <text:p>75,225</text:p>
          </table:table-cell>
          <table:table-cell table:style-name="ce7" table:formula="of:=SUM((([.N$13])*(1+([.N$12]+[.$B37])))*([.$C37]))" office:value-type="float" office:value="68.85" calcext:value-type="float">
            <text:p>68,85</text:p>
          </table:table-cell>
          <table:table-cell table:style-name="ce7" table:formula="of:=SUM((([.O$13])*(1+([.O$12]+[.$B37])))*([.$C37]))" office:value-type="float" office:value="63.75" calcext:value-type="float">
            <text:p>63,75</text:p>
          </table:table-cell>
        </table:table-row>
        <table:table-row table:style-name="ro1">
          <table:table-cell office:value-type="string" calcext:value-type="string">
            <text:p>boom+edu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table:style-name="ce4" table:formula="of:=SUM((([.D$13])*(1+([.D$12]+[.$B38])))*([.$C38]))" office:value-type="float" office:value="97.5" calcext:value-type="float">
            <text:p>97,5</text:p>
          </table:table-cell>
          <table:table-cell table:style-name="ce4" table:formula="of:=SUM((([.E$13])*(1+([.E$12]+[.$B38])))*([.$C38]))" office:value-type="float" office:value="90" calcext:value-type="float">
            <text:p>90</text:p>
          </table:table-cell>
          <table:table-cell table:style-name="ce4" table:formula="of:=SUM((([.F$13])*(1+([.F$12]+[.$B38])))*([.$C38]))" office:value-type="float" office:value="83.25" calcext:value-type="float">
            <text:p>83,25</text:p>
          </table:table-cell>
          <table:table-cell table:style-name="ce4" table:formula="of:=SUM((([.G$13])*(1+([.G$12]+[.$B38])))*([.$C38]))" office:value-type="float" office:value="76.5" calcext:value-type="float">
            <text:p>76,5</text:p>
          </table:table-cell>
          <table:table-cell table:style-name="ce4" table:formula="of:=SUM((([.H$13])*(1+([.H$12]+[.$B38])))*([.$C38]))" office:value-type="float" office:value="70.5" calcext:value-type="float">
            <text:p>70,5</text:p>
          </table:table-cell>
          <table:table-cell table:style-name="ce4" table:formula="of:=SUM((([.I$13])*(1+([.I$12]+[.$B38])))*([.$C38]))" office:value-type="float" office:value="65.25" calcext:value-type="float">
            <text:p>65,25</text:p>
          </table:table-cell>
          <table:table-cell table:style-name="ce4" table:formula="of:=SUM((([.J$13])*(1+([.J$12]+[.$B38])))*([.$C38]))" office:value-type="float" office:value="60.75" calcext:value-type="float">
            <text:p>60,75</text:p>
          </table:table-cell>
          <table:table-cell table:style-name="ce4" table:formula="of:=SUM((([.K$13])*(1+([.K$12]+[.$B38])))*([.$C38]))" office:value-type="float" office:value="56.25" calcext:value-type="float">
            <text:p>56,25</text:p>
          </table:table-cell>
          <table:table-cell table:style-name="ce4" table:formula="of:=SUM((([.L$13])*(1+([.L$12]+[.$B38])))*([.$C38]))" office:value-type="float" office:value="51.75" calcext:value-type="float">
            <text:p>51,75</text:p>
          </table:table-cell>
          <table:table-cell table:style-name="ce4" table:formula="of:=SUM((([.M$13])*(1+([.M$12]+[.$B38])))*([.$C38]))" office:value-type="float" office:value="48" calcext:value-type="float">
            <text:p>48</text:p>
          </table:table-cell>
          <table:table-cell table:style-name="ce4" table:formula="of:=SUM((([.N$13])*(1+([.N$12]+[.$B38])))*([.$C38]))" office:value-type="float" office:value="44.25" calcext:value-type="float">
            <text:p>44,25</text:p>
          </table:table-cell>
          <table:table-cell table:style-name="ce4" table:formula="of:=SUM((([.O$13])*(1+([.O$12]+[.$B38])))*([.$C38]))" office:value-type="float" office:value="41.25" calcext:value-type="float">
            <text:p>41,25</text:p>
          </table:table-cell>
        </table:table-row>
        <table:table-row table:style-name="ro1">
          <table:table-cell office:value-type="string" calcext:value-type="string">
            <text:p>boom+edu</text:p>
          </table:table-cell>
          <table:table-cell office:value-type="float" office:value="0.3" calcext:value-type="float">
            <text:p>0,3</text:p>
          </table:table-cell>
          <table:table-cell office:value-type="float" office:value="1.2" calcext:value-type="float">
            <text:p>1,2</text:p>
          </table:table-cell>
          <table:table-cell table:style-name="ce5" table:formula="of:=SUM((([.D$13])*(1+([.D$12]+[.$B39])))*([.$C39]))" office:value-type="float" office:value="117" calcext:value-type="float">
            <text:p>117</text:p>
          </table:table-cell>
          <table:table-cell table:style-name="ce5" table:formula="of:=SUM((([.E$13])*(1+([.E$12]+[.$B39])))*([.$C39]))" office:value-type="float" office:value="108" calcext:value-type="float">
            <text:p>108</text:p>
          </table:table-cell>
          <table:table-cell table:style-name="ce5" table:formula="of:=SUM((([.F$13])*(1+([.F$12]+[.$B39])))*([.$C39]))" office:value-type="float" office:value="99.9" calcext:value-type="float">
            <text:p>99,9</text:p>
          </table:table-cell>
          <table:table-cell table:style-name="ce5" table:formula="of:=SUM((([.G$13])*(1+([.G$12]+[.$B39])))*([.$C39]))" office:value-type="float" office:value="91.8" calcext:value-type="float">
            <text:p>91,8</text:p>
          </table:table-cell>
          <table:table-cell table:style-name="ce5" table:formula="of:=SUM((([.H$13])*(1+([.H$12]+[.$B39])))*([.$C39]))" office:value-type="float" office:value="84.6" calcext:value-type="float">
            <text:p>84,6</text:p>
          </table:table-cell>
          <table:table-cell table:style-name="ce5" table:formula="of:=SUM((([.I$13])*(1+([.I$12]+[.$B39])))*([.$C39]))" office:value-type="float" office:value="78.3" calcext:value-type="float">
            <text:p>78,3</text:p>
          </table:table-cell>
          <table:table-cell table:style-name="ce5" table:formula="of:=SUM((([.J$13])*(1+([.J$12]+[.$B39])))*([.$C39]))" office:value-type="float" office:value="72.9" calcext:value-type="float">
            <text:p>72,9</text:p>
          </table:table-cell>
          <table:table-cell table:style-name="ce5" table:formula="of:=SUM((([.K$13])*(1+([.K$12]+[.$B39])))*([.$C39]))" office:value-type="float" office:value="67.5" calcext:value-type="float">
            <text:p>67,5</text:p>
          </table:table-cell>
          <table:table-cell table:style-name="ce5" table:formula="of:=SUM((([.L$13])*(1+([.L$12]+[.$B39])))*([.$C39]))" office:value-type="float" office:value="62.1" calcext:value-type="float">
            <text:p>62,1</text:p>
          </table:table-cell>
          <table:table-cell table:style-name="ce5" table:formula="of:=SUM((([.M$13])*(1+([.M$12]+[.$B39])))*([.$C39]))" office:value-type="float" office:value="57.6" calcext:value-type="float">
            <text:p>57,6</text:p>
          </table:table-cell>
          <table:table-cell table:style-name="ce5" table:formula="of:=SUM((([.N$13])*(1+([.N$12]+[.$B39])))*([.$C39]))" office:value-type="float" office:value="53.1" calcext:value-type="float">
            <text:p>53,1</text:p>
          </table:table-cell>
          <table:table-cell table:style-name="ce5" table:formula="of:=SUM((([.O$13])*(1+([.O$12]+[.$B39])))*([.$C39]))" office:value-type="float" office:value="49.5" calcext:value-type="float">
            <text:p>49,5</text:p>
          </table:table-cell>
        </table:table-row>
        <table:table-row table:style-name="ro1">
          <table:table-cell office:value-type="string" calcext:value-type="string">
            <text:p>boom+edu</text:p>
          </table:table-cell>
          <table:table-cell office:value-type="float" office:value="0.3" calcext:value-type="float">
            <text:p>0,3</text:p>
          </table:table-cell>
          <table:table-cell office:value-type="float" office:value="1.4" calcext:value-type="float">
            <text:p>1,4</text:p>
          </table:table-cell>
          <table:table-cell table:style-name="ce6" table:formula="of:=SUM((([.D$13])*(1+([.D$12]+[.$B40])))*([.$C40]))" office:value-type="float" office:value="136.5" calcext:value-type="float">
            <text:p>136,5</text:p>
          </table:table-cell>
          <table:table-cell table:style-name="ce6" table:formula="of:=SUM((([.E$13])*(1+([.E$12]+[.$B40])))*([.$C40]))" office:value-type="float" office:value="126" calcext:value-type="float">
            <text:p>126</text:p>
          </table:table-cell>
          <table:table-cell table:style-name="ce6" table:formula="of:=SUM((([.F$13])*(1+([.F$12]+[.$B40])))*([.$C40]))" office:value-type="float" office:value="116.55" calcext:value-type="float">
            <text:p>116,55</text:p>
          </table:table-cell>
          <table:table-cell table:style-name="ce6" table:formula="of:=SUM((([.G$13])*(1+([.G$12]+[.$B40])))*([.$C40]))" office:value-type="float" office:value="107.1" calcext:value-type="float">
            <text:p>107,1</text:p>
          </table:table-cell>
          <table:table-cell table:style-name="ce6" table:formula="of:=SUM((([.H$13])*(1+([.H$12]+[.$B40])))*([.$C40]))" office:value-type="float" office:value="98.7" calcext:value-type="float">
            <text:p>98,7</text:p>
          </table:table-cell>
          <table:table-cell table:style-name="ce6" table:formula="of:=SUM((([.I$13])*(1+([.I$12]+[.$B40])))*([.$C40]))" office:value-type="float" office:value="91.35" calcext:value-type="float">
            <text:p>91,35</text:p>
          </table:table-cell>
          <table:table-cell table:style-name="ce6" table:formula="of:=SUM((([.J$13])*(1+([.J$12]+[.$B40])))*([.$C40]))" office:value-type="float" office:value="85.05" calcext:value-type="float">
            <text:p>85,05</text:p>
          </table:table-cell>
          <table:table-cell table:style-name="ce6" table:formula="of:=SUM((([.K$13])*(1+([.K$12]+[.$B40])))*([.$C40]))" office:value-type="float" office:value="78.75" calcext:value-type="float">
            <text:p>78,75</text:p>
          </table:table-cell>
          <table:table-cell table:style-name="ce6" table:formula="of:=SUM((([.L$13])*(1+([.L$12]+[.$B40])))*([.$C40]))" office:value-type="float" office:value="72.45" calcext:value-type="float">
            <text:p>72,45</text:p>
          </table:table-cell>
          <table:table-cell table:style-name="ce6" table:formula="of:=SUM((([.M$13])*(1+([.M$12]+[.$B40])))*([.$C40]))" office:value-type="float" office:value="67.2" calcext:value-type="float">
            <text:p>67,2</text:p>
          </table:table-cell>
          <table:table-cell table:style-name="ce6" table:formula="of:=SUM((([.N$13])*(1+([.N$12]+[.$B40])))*([.$C40]))" office:value-type="float" office:value="61.95" calcext:value-type="float">
            <text:p>61,95</text:p>
          </table:table-cell>
          <table:table-cell table:style-name="ce6" table:formula="of:=SUM((([.O$13])*(1+([.O$12]+[.$B40])))*([.$C40]))" office:value-type="float" office:value="57.75" calcext:value-type="float">
            <text:p>57,75</text:p>
          </table:table-cell>
        </table:table-row>
        <table:table-row table:style-name="ro1">
          <table:table-cell office:value-type="string" calcext:value-type="string">
            <text:p>boom+edu</text:p>
          </table:table-cell>
          <table:table-cell office:value-type="float" office:value="0.3" calcext:value-type="float">
            <text:p>0,3</text:p>
          </table:table-cell>
          <table:table-cell office:value-type="float" office:value="1.7" calcext:value-type="float">
            <text:p>1,7</text:p>
          </table:table-cell>
          <table:table-cell table:style-name="ce7" table:formula="of:=SUM((([.D$13])*(1+([.D$12]+[.$B41])))*([.$C41]))" office:value-type="float" office:value="165.75" calcext:value-type="float">
            <text:p>165,75</text:p>
          </table:table-cell>
          <table:table-cell table:style-name="ce7" table:formula="of:=SUM((([.E$13])*(1+([.E$12]+[.$B41])))*([.$C41]))" office:value-type="float" office:value="153" calcext:value-type="float">
            <text:p>153</text:p>
          </table:table-cell>
          <table:table-cell table:style-name="ce7" table:formula="of:=SUM((([.F$13])*(1+([.F$12]+[.$B41])))*([.$C41]))" office:value-type="float" office:value="141.525" calcext:value-type="float">
            <text:p>141,525</text:p>
          </table:table-cell>
          <table:table-cell table:style-name="ce7" table:formula="of:=SUM((([.G$13])*(1+([.G$12]+[.$B41])))*([.$C41]))" office:value-type="float" office:value="130.05" calcext:value-type="float">
            <text:p>130,05</text:p>
          </table:table-cell>
          <table:table-cell table:style-name="ce7" table:formula="of:=SUM((([.H$13])*(1+([.H$12]+[.$B41])))*([.$C41]))" office:value-type="float" office:value="119.85" calcext:value-type="float">
            <text:p>119,85</text:p>
          </table:table-cell>
          <table:table-cell table:style-name="ce7" table:formula="of:=SUM((([.I$13])*(1+([.I$12]+[.$B41])))*([.$C41]))" office:value-type="float" office:value="110.925" calcext:value-type="float">
            <text:p>110,925</text:p>
          </table:table-cell>
          <table:table-cell table:style-name="ce7" table:formula="of:=SUM((([.J$13])*(1+([.J$12]+[.$B41])))*([.$C41]))" office:value-type="float" office:value="103.275" calcext:value-type="float">
            <text:p>103,275</text:p>
          </table:table-cell>
          <table:table-cell table:style-name="ce7" table:formula="of:=SUM((([.K$13])*(1+([.K$12]+[.$B41])))*([.$C41]))" office:value-type="float" office:value="95.625" calcext:value-type="float">
            <text:p>95,625</text:p>
          </table:table-cell>
          <table:table-cell table:style-name="ce7" table:formula="of:=SUM((([.L$13])*(1+([.L$12]+[.$B41])))*([.$C41]))" office:value-type="float" office:value="87.975" calcext:value-type="float">
            <text:p>87,975</text:p>
          </table:table-cell>
          <table:table-cell table:style-name="ce7" table:formula="of:=SUM((([.M$13])*(1+([.M$12]+[.$B41])))*([.$C41]))" office:value-type="float" office:value="81.6" calcext:value-type="float">
            <text:p>81,6</text:p>
          </table:table-cell>
          <table:table-cell table:style-name="ce7" table:formula="of:=SUM((([.N$13])*(1+([.N$12]+[.$B41])))*([.$C41]))" office:value-type="float" office:value="75.225" calcext:value-type="float">
            <text:p>75,225</text:p>
          </table:table-cell>
          <table:table-cell table:style-name="ce7" table:formula="of:=SUM((([.O$13])*(1+([.O$12]+[.$B41])))*([.$C41]))" office:value-type="float" office:value="70.125" calcext:value-type="float">
            <text:p>70,125</text:p>
          </table:table-cell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Shows days to build CIC</text:p>
          </table:table-cell>
          <table:table-cell table:number-columns-repeated="2"/>
          <table:table-cell office:value-type="string" calcext:value-type="string">
            <text:p>1k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4k</text:p>
          </table:table-cell>
          <table:table-cell office:value-type="string" calcext:value-type="string">
            <text:p>7k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15k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30k</text:p>
          </table:table-cell>
          <table:table-cell office:value-type="string" calcext:value-type="string">
            <text:p>50k</text:p>
          </table:table-cell>
          <table:table-cell office:value-type="string" calcext:value-type="string">
            <text:p>90k</text:p>
          </table:table-cell>
          <table:table-cell office:value-type="string" calcext:value-type="string">
            <text:p>140k</text:p>
          </table:table-cell>
          <table:table-cell office:value-type="string" calcext:value-type="string">
            <text:p>200k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old_Const_speed</text:p>
          </table:table-cell>
          <table:table-cell office:value-type="float" office:value="0" calcext:value-type="float">
            <text:p>0</text:p>
          </table:table-cell>
          <table:table-cell office:value-type="float" office:value="-0.07" calcext:value-type="float">
            <text:p>-0,07</text:p>
          </table:table-cell>
          <table:table-cell office:value-type="float" office:value="-0.14" calcext:value-type="float">
            <text:p>-0,14</text:p>
          </table:table-cell>
          <table:table-cell office:value-type="float" office:value="-0.21" calcext:value-type="float">
            <text:p>-0,21</text:p>
          </table:table-cell>
          <table:table-cell office:value-type="float" office:value="-0.28" calcext:value-type="float">
            <text:p>-0,28</text:p>
          </table:table-cell>
          <table:table-cell office:value-type="float" office:value="-0.35" calcext:value-type="float">
            <text:p>-0,35</text:p>
          </table:table-cell>
          <table:table-cell office:value-type="float" office:value="-0.42" calcext:value-type="float">
            <text:p>-0,42</text:p>
          </table:table-cell>
          <table:table-cell office:value-type="float" office:value="-0.49" calcext:value-type="float">
            <text:p>-0,49</text:p>
          </table:table-cell>
          <table:table-cell office:value-type="float" office:value="-0.56" calcext:value-type="float">
            <text:p>-0,56</text:p>
          </table:table-cell>
          <table:table-cell office:value-type="float" office:value="-0.63" calcext:value-type="float">
            <text:p>-0,63</text:p>
          </table:table-cell>
          <table:table-cell office:value-type="float" office:value="-0.7" calcext:value-type="float">
            <text:p>-0,7</text:p>
          </table:table-cell>
          <table:table-cell office:value-type="float" office:value="-0.77" calcext:value-type="float">
            <text:p>-0,7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st_speed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office:value-type="float" office:value="-0.19" calcext:value-type="float">
            <text:p>-0,19</text:p>
          </table:table-cell>
          <table:table-cell office:value-type="float" office:value="-0.28" calcext:value-type="float">
            <text:p>-0,28</text:p>
          </table:table-cell>
          <table:table-cell office:value-type="float" office:value="-0.36" calcext:value-type="float">
            <text:p>-0,36</text:p>
          </table:table-cell>
          <table:table-cell office:value-type="float" office:value="-0.43" calcext:value-type="float">
            <text:p>-0,43</text:p>
          </table:table-cell>
          <table:table-cell office:value-type="float" office:value="-0.49" calcext:value-type="float">
            <text:p>-0,49</text:p>
          </table:table-cell>
          <table:table-cell office:value-type="float" office:value="-0.55" calcext:value-type="float">
            <text:p>-0,55</text:p>
          </table:table-cell>
          <table:table-cell office:value-type="float" office:value="-0.61" calcext:value-type="float">
            <text:p>-0,61</text:p>
          </table:table-cell>
          <table:table-cell office:value-type="float" office:value="-0.66" calcext:value-type="float">
            <text:p>-0,66</text:p>
          </table:table-cell>
          <table:table-cell office:value-type="float" office:value="-0.71" calcext:value-type="float">
            <text:p>-0,71</text:p>
          </table:table-cell>
          <table:table-cell office:value-type="float" office:value="-0.75" calcext:value-type="float">
            <text:p>-0,7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seline C</text:p>
          </table:table-cell>
          <table:table-cell table:number-columns-repeated="12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depression</text:p>
          </table:table-cell>
          <table:table-cell office:value-type="float" office:value="-0.9" calcext:value-type="float">
            <text:p>-0,9</text:p>
          </table:table-cell>
          <table:table-cell office:value-type="float" office:value="1" calcext:value-type="float">
            <text:p>1</text:p>
          </table:table-cell>
          <table:table-cell table:style-name="ce8" table:formula="of:=SUM(([.$B$77])/((([.D$13])*(1+([.D$12]+[.$B48])))*([.$C48])))" office:value-type="float" office:value="1540" calcext:value-type="float">
            <text:p>1540,0</text:p>
          </table:table-cell>
          <table:table-cell table:style-name="ce8" table:formula="of:=SUM(([.$B$77])/((([.E$13])*(1+([.E$12]+[.$B48])))*([.$C48])))" office:value-type="string" office:string-value="" calcext:value-type="error">
            <text:p>#DIV/0!</text:p>
          </table:table-cell>
          <table:table-cell table:style-name="ce8" table:formula="of:=SUM(([.$B$77])/((([.F$13])*(1+([.F$12]+[.$B48])))*([.$C48])))" office:value-type="float" office:value="-1711.11111111111" calcext:value-type="float">
            <text:p>-1711,1</text:p>
          </table:table-cell>
          <table:table-cell table:style-name="ce8" table:formula="of:=SUM(([.$B$77])/((([.G$13])*(1+([.G$12]+[.$B48])))*([.$C48])))" office:value-type="float" office:value="-855.555555555555" calcext:value-type="float">
            <text:p>-855,6</text:p>
          </table:table-cell>
          <table:table-cell table:style-name="ce8" table:formula="of:=SUM(([.$B$77])/((([.H$13])*(1+([.H$12]+[.$B48])))*([.$C48])))" office:value-type="float" office:value="-592.307692307692" calcext:value-type="float">
            <text:p>-592,3</text:p>
          </table:table-cell>
          <table:table-cell table:style-name="ce8" table:formula="of:=SUM(([.$B$77])/((([.I$13])*(1+([.I$12]+[.$B48])))*([.$C48])))" office:value-type="float" office:value="-466.666666666667" calcext:value-type="float">
            <text:p>-466,7</text:p>
          </table:table-cell>
          <table:table-cell table:style-name="ce8" table:formula="of:=SUM(([.$B$77])/((([.J$13])*(1+([.J$12]+[.$B48])))*([.$C48])))" office:value-type="float" office:value="-394.871794871795" calcext:value-type="float">
            <text:p>-394,9</text:p>
          </table:table-cell>
          <table:table-cell table:style-name="ce8" table:formula="of:=SUM(([.$B$77])/((([.K$13])*(1+([.K$12]+[.$B48])))*([.$C48])))" office:value-type="float" office:value="-342.222222222222" calcext:value-type="float">
            <text:p>-342,2</text:p>
          </table:table-cell>
          <table:table-cell table:style-name="ce8" table:formula="of:=SUM(([.$B$77])/((([.L$13])*(1+([.L$12]+[.$B48])))*([.$C48])))" office:value-type="float" office:value="-301.960784313725" calcext:value-type="float">
            <text:p>-302,0</text:p>
          </table:table-cell>
          <table:table-cell table:style-name="ce8" table:formula="of:=SUM(([.$B$77])/((([.M$13])*(1+([.M$12]+[.$B48])))*([.$C48])))" office:value-type="float" office:value="-275" calcext:value-type="float">
            <text:p>-275,0</text:p>
          </table:table-cell>
          <table:table-cell table:style-name="ce8" table:formula="of:=SUM(([.$B$77])/((([.N$13])*(1+([.N$12]+[.$B48])))*([.$C48])))" office:value-type="float" office:value="-252.459016393443" calcext:value-type="float">
            <text:p>-252,5</text:p>
          </table:table-cell>
          <table:table-cell table:style-name="ce8" table:formula="of:=SUM(([.$B$77])/((([.O$13])*(1+([.O$12]+[.$B48])))*([.$C48])))" office:value-type="float" office:value="-236.923076923077" calcext:value-type="float">
            <text:p>-236,9</text:p>
          </table:table-cell>
        </table:table-row>
        <table:table-row table:style-name="ro1">
          <table:table-cell table:style-name="ce1" office:value-type="string" calcext:value-type="string">
            <text:p>depression</text:p>
          </table:table-cell>
          <table:table-cell table:style-name="ce1" office:value-type="float" office:value="-0.9" calcext:value-type="float">
            <text:p>-0,9</text:p>
          </table:table-cell>
          <table:table-cell table:style-name="ce1" office:value-type="float" office:value="1.2" calcext:value-type="float">
            <text:p>1,2</text:p>
          </table:table-cell>
          <table:table-cell table:style-name="ce9" table:formula="of:=SUM(([.$B$77])/((([.D$13])*(1+([.D$12]+[.$B49])))*([.$C49])))" office:value-type="float" office:value="1283.33333333333" calcext:value-type="float">
            <text:p>1283,3</text:p>
          </table:table-cell>
          <table:table-cell table:style-name="ce9" table:formula="of:=SUM(([.$B$77])/((([.E$13])*(1+([.E$12]+[.$B49])))*([.$C49])))" office:value-type="string" office:string-value="" calcext:value-type="error">
            <text:p>#DIV/0!</text:p>
          </table:table-cell>
          <table:table-cell table:style-name="ce9" table:formula="of:=SUM(([.$B$77])/((([.F$13])*(1+([.F$12]+[.$B49])))*([.$C49])))" office:value-type="float" office:value="-1425.92592592592" calcext:value-type="float">
            <text:p>-1425,9</text:p>
          </table:table-cell>
          <table:table-cell table:style-name="ce9" table:formula="of:=SUM(([.$B$77])/((([.G$13])*(1+([.G$12]+[.$B49])))*([.$C49])))" office:value-type="float" office:value="-712.962962962962" calcext:value-type="float">
            <text:p>-713,0</text:p>
          </table:table-cell>
          <table:table-cell table:style-name="ce9" table:formula="of:=SUM(([.$B$77])/((([.H$13])*(1+([.H$12]+[.$B49])))*([.$C49])))" office:value-type="float" office:value="-493.589743589744" calcext:value-type="float">
            <text:p>-493,6</text:p>
          </table:table-cell>
          <table:table-cell table:style-name="ce9" table:formula="of:=SUM(([.$B$77])/((([.I$13])*(1+([.I$12]+[.$B49])))*([.$C49])))" office:value-type="float" office:value="-388.888888888889" calcext:value-type="float">
            <text:p>-388,9</text:p>
          </table:table-cell>
          <table:table-cell table:style-name="ce9" table:formula="of:=SUM(([.$B$77])/((([.J$13])*(1+([.J$12]+[.$B49])))*([.$C49])))" office:value-type="float" office:value="-329.059829059829" calcext:value-type="float">
            <text:p>-329,1</text:p>
          </table:table-cell>
          <table:table-cell table:style-name="ce9" table:formula="of:=SUM(([.$B$77])/((([.K$13])*(1+([.K$12]+[.$B49])))*([.$C49])))" office:value-type="float" office:value="-285.185185185185" calcext:value-type="float">
            <text:p>-285,2</text:p>
          </table:table-cell>
          <table:table-cell table:style-name="ce9" table:formula="of:=SUM(([.$B$77])/((([.L$13])*(1+([.L$12]+[.$B49])))*([.$C49])))" office:value-type="float" office:value="-251.633986928105" calcext:value-type="float">
            <text:p>-251,6</text:p>
          </table:table-cell>
          <table:table-cell table:style-name="ce9" table:formula="of:=SUM(([.$B$77])/((([.M$13])*(1+([.M$12]+[.$B49])))*([.$C49])))" office:value-type="float" office:value="-229.166666666667" calcext:value-type="float">
            <text:p>-229,2</text:p>
          </table:table-cell>
          <table:table-cell table:style-name="ce9" table:formula="of:=SUM(([.$B$77])/((([.N$13])*(1+([.N$12]+[.$B49])))*([.$C49])))" office:value-type="float" office:value="-210.382513661202" calcext:value-type="float">
            <text:p>-210,4</text:p>
          </table:table-cell>
          <table:table-cell table:style-name="ce9" table:formula="of:=SUM(([.$B$77])/((([.O$13])*(1+([.O$12]+[.$B49])))*([.$C49])))" office:value-type="float" office:value="-197.435897435897" calcext:value-type="float">
            <text:p>-197,4</text:p>
          </table:table-cell>
        </table:table-row>
        <table:table-row table:style-name="ro1">
          <table:table-cell office:value-type="string" calcext:value-type="string">
            <text:p>depression</text:p>
          </table:table-cell>
          <table:table-cell office:value-type="float" office:value="-0.9" calcext:value-type="float">
            <text:p>-0,9</text:p>
          </table:table-cell>
          <table:table-cell office:value-type="float" office:value="1.4" calcext:value-type="float">
            <text:p>1,4</text:p>
          </table:table-cell>
          <table:table-cell table:style-name="ce8" table:formula="of:=SUM(([.$B$77])/((([.D$13])*(1+([.D$12]+[.$B50])))*([.$C50])))" office:value-type="float" office:value="1100" calcext:value-type="float">
            <text:p>1100,0</text:p>
          </table:table-cell>
          <table:table-cell table:style-name="ce8" table:formula="of:=SUM(([.$B$77])/((([.E$13])*(1+([.E$12]+[.$B50])))*([.$C50])))" office:value-type="string" office:string-value="" calcext:value-type="error">
            <text:p>#DIV/0!</text:p>
          </table:table-cell>
          <table:table-cell table:style-name="ce8" table:formula="of:=SUM(([.$B$77])/((([.F$13])*(1+([.F$12]+[.$B50])))*([.$C50])))" office:value-type="float" office:value="-1222.22222222222" calcext:value-type="float">
            <text:p>-1222,2</text:p>
          </table:table-cell>
          <table:table-cell table:style-name="ce8" table:formula="of:=SUM(([.$B$77])/((([.G$13])*(1+([.G$12]+[.$B50])))*([.$C50])))" office:value-type="float" office:value="-611.111111111111" calcext:value-type="float">
            <text:p>-611,1</text:p>
          </table:table-cell>
          <table:table-cell table:style-name="ce8" table:formula="of:=SUM(([.$B$77])/((([.H$13])*(1+([.H$12]+[.$B50])))*([.$C50])))" office:value-type="float" office:value="-423.076923076923" calcext:value-type="float">
            <text:p>-423,1</text:p>
          </table:table-cell>
          <table:table-cell table:style-name="ce8" table:formula="of:=SUM(([.$B$77])/((([.I$13])*(1+([.I$12]+[.$B50])))*([.$C50])))" office:value-type="float" office:value="-333.333333333333" calcext:value-type="float">
            <text:p>-333,3</text:p>
          </table:table-cell>
          <table:table-cell table:style-name="ce8" table:formula="of:=SUM(([.$B$77])/((([.J$13])*(1+([.J$12]+[.$B50])))*([.$C50])))" office:value-type="float" office:value="-282.051282051282" calcext:value-type="float">
            <text:p>-282,1</text:p>
          </table:table-cell>
          <table:table-cell table:style-name="ce8" table:formula="of:=SUM(([.$B$77])/((([.K$13])*(1+([.K$12]+[.$B50])))*([.$C50])))" office:value-type="float" office:value="-244.444444444444" calcext:value-type="float">
            <text:p>-244,4</text:p>
          </table:table-cell>
          <table:table-cell table:style-name="ce8" table:formula="of:=SUM(([.$B$77])/((([.L$13])*(1+([.L$12]+[.$B50])))*([.$C50])))" office:value-type="float" office:value="-215.686274509804" calcext:value-type="float">
            <text:p>-215,7</text:p>
          </table:table-cell>
          <table:table-cell table:style-name="ce8" table:formula="of:=SUM(([.$B$77])/((([.M$13])*(1+([.M$12]+[.$B50])))*([.$C50])))" office:value-type="float" office:value="-196.428571428571" calcext:value-type="float">
            <text:p>-196,4</text:p>
          </table:table-cell>
          <table:table-cell table:style-name="ce8" table:formula="of:=SUM(([.$B$77])/((([.N$13])*(1+([.N$12]+[.$B50])))*([.$C50])))" office:value-type="float" office:value="-180.327868852459" calcext:value-type="float">
            <text:p>-180,3</text:p>
          </table:table-cell>
          <table:table-cell table:style-name="ce8" table:formula="of:=SUM(([.$B$77])/((([.O$13])*(1+([.O$12]+[.$B50])))*([.$C50])))" office:value-type="float" office:value="-169.230769230769" calcext:value-type="float">
            <text:p>-169,2</text:p>
          </table:table-cell>
        </table:table-row>
        <table:table-row table:style-name="ro1">
          <table:table-cell table:style-name="ce2" office:value-type="string" calcext:value-type="string">
            <text:p>depression</text:p>
          </table:table-cell>
          <table:table-cell table:style-name="ce2" office:value-type="float" office:value="-0.9" calcext:value-type="float">
            <text:p>-0,9</text:p>
          </table:table-cell>
          <table:table-cell table:style-name="ce2" office:value-type="float" office:value="1.7" calcext:value-type="float">
            <text:p>1,7</text:p>
          </table:table-cell>
          <table:table-cell table:style-name="ce10" table:formula="of:=SUM(([.$B$77])/((([.D$13])*(1+([.D$12]+[.$B51])))*([.$C51])))" office:value-type="float" office:value="905.882352941177" calcext:value-type="float">
            <text:p>905,9</text:p>
          </table:table-cell>
          <table:table-cell table:style-name="ce10" table:formula="of:=SUM(([.$B$77])/((([.E$13])*(1+([.E$12]+[.$B51])))*([.$C51])))" office:value-type="string" office:string-value="" calcext:value-type="error">
            <text:p>#DIV/0!</text:p>
          </table:table-cell>
          <table:table-cell table:style-name="ce10" table:formula="of:=SUM(([.$B$77])/((([.F$13])*(1+([.F$12]+[.$B51])))*([.$C51])))" office:value-type="float" office:value="-1006.53594771242" calcext:value-type="float">
            <text:p>-1006,5</text:p>
          </table:table-cell>
          <table:table-cell table:style-name="ce10" table:formula="of:=SUM(([.$B$77])/((([.G$13])*(1+([.G$12]+[.$B51])))*([.$C51])))" office:value-type="float" office:value="-503.267973856209" calcext:value-type="float">
            <text:p>-503,3</text:p>
          </table:table-cell>
          <table:table-cell table:style-name="ce10" table:formula="of:=SUM(([.$B$77])/((([.H$13])*(1+([.H$12]+[.$B51])))*([.$C51])))" office:value-type="float" office:value="-348.41628959276" calcext:value-type="float">
            <text:p>-348,4</text:p>
          </table:table-cell>
          <table:table-cell table:style-name="ce10" table:formula="of:=SUM(([.$B$77])/((([.I$13])*(1+([.I$12]+[.$B51])))*([.$C51])))" office:value-type="float" office:value="-274.509803921568" calcext:value-type="float">
            <text:p>-274,5</text:p>
          </table:table-cell>
          <table:table-cell table:style-name="ce10" table:formula="of:=SUM(([.$B$77])/((([.J$13])*(1+([.J$12]+[.$B51])))*([.$C51])))" office:value-type="float" office:value="-232.277526395173" calcext:value-type="float">
            <text:p>-232,3</text:p>
          </table:table-cell>
          <table:table-cell table:style-name="ce10" table:formula="of:=SUM(([.$B$77])/((([.K$13])*(1+([.K$12]+[.$B51])))*([.$C51])))" office:value-type="float" office:value="-201.307189542484" calcext:value-type="float">
            <text:p>-201,3</text:p>
          </table:table-cell>
          <table:table-cell table:style-name="ce10" table:formula="of:=SUM(([.$B$77])/((([.L$13])*(1+([.L$12]+[.$B51])))*([.$C51])))" office:value-type="float" office:value="-177.62399077278" calcext:value-type="float">
            <text:p>-177,6</text:p>
          </table:table-cell>
          <table:table-cell table:style-name="ce10" table:formula="of:=SUM(([.$B$77])/((([.M$13])*(1+([.M$12]+[.$B51])))*([.$C51])))" office:value-type="float" office:value="-161.764705882353" calcext:value-type="float">
            <text:p>-161,8</text:p>
          </table:table-cell>
          <table:table-cell table:style-name="ce10" table:formula="of:=SUM(([.$B$77])/((([.N$13])*(1+([.N$12]+[.$B51])))*([.$C51])))" office:value-type="float" office:value="-148.505303760849" calcext:value-type="float">
            <text:p>-148,5</text:p>
          </table:table-cell>
          <table:table-cell table:style-name="ce10" table:formula="of:=SUM(([.$B$77])/((([.O$13])*(1+([.O$12]+[.$B51])))*([.$C51])))" office:value-type="float" office:value="-139.366515837104" calcext:value-type="float">
            <text:p>-139,4</text:p>
          </table:table-cell>
        </table:table-row>
        <table:table-row table:style-name="ro1">
          <table:table-cell office:value-type="string" calcext:value-type="string">
            <text:p>recession</text:p>
          </table:table-cell>
          <table:table-cell office:value-type="float" office:value="-0.3" calcext:value-type="float">
            <text:p>-0,3</text:p>
          </table:table-cell>
          <table:table-cell office:value-type="float" office:value="1" calcext:value-type="float">
            <text:p>1</text:p>
          </table:table-cell>
          <table:table-cell table:style-name="ce8" table:formula="of:=SUM(([.$B$77])/((([.D$13])*(1+([.D$12]+[.$B52])))*([.$C52])))" office:value-type="float" office:value="220" calcext:value-type="float">
            <text:p>220,0</text:p>
          </table:table-cell>
          <table:table-cell table:style-name="ce8" table:formula="of:=SUM(([.$B$77])/((([.E$13])*(1+([.E$12]+[.$B52])))*([.$C52])))" office:value-type="float" office:value="256.666666666667" calcext:value-type="float">
            <text:p>256,7</text:p>
          </table:table-cell>
          <table:table-cell table:style-name="ce8" table:formula="of:=SUM(([.$B$77])/((([.F$13])*(1+([.F$12]+[.$B52])))*([.$C52])))" office:value-type="float" office:value="301.960784313725" calcext:value-type="float">
            <text:p>302,0</text:p>
          </table:table-cell>
          <table:table-cell table:style-name="ce8" table:formula="of:=SUM(([.$B$77])/((([.G$13])*(1+([.G$12]+[.$B52])))*([.$C52])))" office:value-type="float" office:value="366.666666666667" calcext:value-type="float">
            <text:p>366,7</text:p>
          </table:table-cell>
          <table:table-cell table:style-name="ce8" table:formula="of:=SUM(([.$B$77])/((([.H$13])*(1+([.H$12]+[.$B52])))*([.$C52])))" office:value-type="float" office:value="452.941176470588" calcext:value-type="float">
            <text:p>452,9</text:p>
          </table:table-cell>
          <table:table-cell table:style-name="ce8" table:formula="of:=SUM(([.$B$77])/((([.I$13])*(1+([.I$12]+[.$B52])))*([.$C52])))" office:value-type="float" office:value="570.37037037037" calcext:value-type="float">
            <text:p>570,4</text:p>
          </table:table-cell>
          <table:table-cell table:style-name="ce8" table:formula="of:=SUM(([.$B$77])/((([.J$13])*(1+([.J$12]+[.$B52])))*([.$C52])))" office:value-type="float" office:value="733.333333333334" calcext:value-type="float">
            <text:p>733,3</text:p>
          </table:table-cell>
          <table:table-cell table:style-name="ce8" table:formula="of:=SUM(([.$B$77])/((([.K$13])*(1+([.K$12]+[.$B52])))*([.$C52])))" office:value-type="float" office:value="1026.66666666667" calcext:value-type="float">
            <text:p>1026,7</text:p>
          </table:table-cell>
          <table:table-cell table:style-name="ce8" table:formula="of:=SUM(([.$B$77])/((([.L$13])*(1+([.L$12]+[.$B52])))*([.$C52])))" office:value-type="float" office:value="1711.11111111111" calcext:value-type="float">
            <text:p>1711,1</text:p>
          </table:table-cell>
          <table:table-cell table:style-name="ce8" table:formula="of:=SUM(([.$B$77])/((([.M$13])*(1+([.M$12]+[.$B52])))*([.$C52])))" office:value-type="float" office:value="3850.00000000001" calcext:value-type="float">
            <text:p>3850,0</text:p>
          </table:table-cell>
          <table:table-cell table:style-name="ce8" table:formula="of:=SUM(([.$B$77])/((([.N$13])*(1+([.N$12]+[.$B52])))*([.$C52])))" office:value-type="float" office:value="-15400" calcext:value-type="float">
            <text:p>-15400,0</text:p>
          </table:table-cell>
          <table:table-cell table:style-name="ce8" table:formula="of:=SUM(([.$B$77])/((([.O$13])*(1+([.O$12]+[.$B52])))*([.$C52])))" office:value-type="float" office:value="-3080" calcext:value-type="float">
            <text:p>-3080,0</text:p>
          </table:table-cell>
        </table:table-row>
        <table:table-row table:style-name="ro1">
          <table:table-cell table:style-name="ce1" office:value-type="string" calcext:value-type="string">
            <text:p>recession</text:p>
          </table:table-cell>
          <table:table-cell table:style-name="ce1" office:value-type="float" office:value="-0.3" calcext:value-type="float">
            <text:p>-0,3</text:p>
          </table:table-cell>
          <table:table-cell table:style-name="ce1" office:value-type="float" office:value="1.2" calcext:value-type="float">
            <text:p>1,2</text:p>
          </table:table-cell>
          <table:table-cell table:style-name="ce9" table:formula="of:=SUM(([.$B$77])/((([.D$13])*(1+([.D$12]+[.$B53])))*([.$C53])))" office:value-type="float" office:value="183.333333333333" calcext:value-type="float">
            <text:p>183,3</text:p>
          </table:table-cell>
          <table:table-cell table:style-name="ce9" table:formula="of:=SUM(([.$B$77])/((([.E$13])*(1+([.E$12]+[.$B53])))*([.$C53])))" office:value-type="float" office:value="213.888888888889" calcext:value-type="float">
            <text:p>213,9</text:p>
          </table:table-cell>
          <table:table-cell table:style-name="ce9" table:formula="of:=SUM(([.$B$77])/((([.F$13])*(1+([.F$12]+[.$B53])))*([.$C53])))" office:value-type="float" office:value="251.633986928105" calcext:value-type="float">
            <text:p>251,6</text:p>
          </table:table-cell>
          <table:table-cell table:style-name="ce9" table:formula="of:=SUM(([.$B$77])/((([.G$13])*(1+([.G$12]+[.$B53])))*([.$C53])))" office:value-type="float" office:value="305.555555555556" calcext:value-type="float">
            <text:p>305,6</text:p>
          </table:table-cell>
          <table:table-cell table:style-name="ce9" table:formula="of:=SUM(([.$B$77])/((([.H$13])*(1+([.H$12]+[.$B53])))*([.$C53])))" office:value-type="float" office:value="377.450980392157" calcext:value-type="float">
            <text:p>377,5</text:p>
          </table:table-cell>
          <table:table-cell table:style-name="ce9" table:formula="of:=SUM(([.$B$77])/((([.I$13])*(1+([.I$12]+[.$B53])))*([.$C53])))" office:value-type="float" office:value="475.308641975309" calcext:value-type="float">
            <text:p>475,3</text:p>
          </table:table-cell>
          <table:table-cell table:style-name="ce9" table:formula="of:=SUM(([.$B$77])/((([.J$13])*(1+([.J$12]+[.$B53])))*([.$C53])))" office:value-type="float" office:value="611.111111111111" calcext:value-type="float">
            <text:p>611,1</text:p>
          </table:table-cell>
          <table:table-cell table:style-name="ce9" table:formula="of:=SUM(([.$B$77])/((([.K$13])*(1+([.K$12]+[.$B53])))*([.$C53])))" office:value-type="float" office:value="855.555555555556" calcext:value-type="float">
            <text:p>855,6</text:p>
          </table:table-cell>
          <table:table-cell table:style-name="ce9" table:formula="of:=SUM(([.$B$77])/((([.L$13])*(1+([.L$12]+[.$B53])))*([.$C53])))" office:value-type="float" office:value="1425.92592592593" calcext:value-type="float">
            <text:p>1425,9</text:p>
          </table:table-cell>
          <table:table-cell table:style-name="ce9" table:formula="of:=SUM(([.$B$77])/((([.M$13])*(1+([.M$12]+[.$B53])))*([.$C53])))" office:value-type="float" office:value="3208.33333333334" calcext:value-type="float">
            <text:p>3208,3</text:p>
          </table:table-cell>
          <table:table-cell table:style-name="ce9" table:formula="of:=SUM(([.$B$77])/((([.N$13])*(1+([.N$12]+[.$B53])))*([.$C53])))" office:value-type="float" office:value="-12833.3333333333" calcext:value-type="float">
            <text:p>-12833,3</text:p>
          </table:table-cell>
          <table:table-cell table:style-name="ce9" table:formula="of:=SUM(([.$B$77])/((([.O$13])*(1+([.O$12]+[.$B53])))*([.$C53])))" office:value-type="float" office:value="-2566.66666666666" calcext:value-type="float">
            <text:p>-2566,7</text:p>
          </table:table-cell>
        </table:table-row>
        <table:table-row table:style-name="ro1">
          <table:table-cell table:style-name="ce3" office:value-type="string" calcext:value-type="string">
            <text:p>recession</text:p>
          </table:table-cell>
          <table:table-cell table:style-name="ce3" office:value-type="float" office:value="-0.3" calcext:value-type="float">
            <text:p>-0,3</text:p>
          </table:table-cell>
          <table:table-cell table:style-name="ce3" office:value-type="float" office:value="1.4" calcext:value-type="float">
            <text:p>1,4</text:p>
          </table:table-cell>
          <table:table-cell table:style-name="ce11" table:formula="of:=SUM(([.$B$77])/((([.D$13])*(1+([.D$12]+[.$B54])))*([.$C54])))" office:value-type="float" office:value="157.142857142857" calcext:value-type="float">
            <text:p>157,1</text:p>
          </table:table-cell>
          <table:table-cell table:style-name="ce11" table:formula="of:=SUM(([.$B$77])/((([.E$13])*(1+([.E$12]+[.$B54])))*([.$C54])))" office:value-type="float" office:value="183.333333333333" calcext:value-type="float">
            <text:p>183,3</text:p>
          </table:table-cell>
          <table:table-cell table:style-name="ce11" table:formula="of:=SUM(([.$B$77])/((([.F$13])*(1+([.F$12]+[.$B54])))*([.$C54])))" office:value-type="float" office:value="215.686274509804" calcext:value-type="float">
            <text:p>215,7</text:p>
          </table:table-cell>
          <table:table-cell table:style-name="ce11" table:formula="of:=SUM(([.$B$77])/((([.G$13])*(1+([.G$12]+[.$B54])))*([.$C54])))" office:value-type="float" office:value="261.904761904762" calcext:value-type="float">
            <text:p>261,9</text:p>
          </table:table-cell>
          <table:table-cell table:style-name="ce11" table:formula="of:=SUM(([.$B$77])/((([.H$13])*(1+([.H$12]+[.$B54])))*([.$C54])))" office:value-type="float" office:value="323.529411764706" calcext:value-type="float">
            <text:p>323,5</text:p>
          </table:table-cell>
          <table:table-cell table:style-name="ce11" table:formula="of:=SUM(([.$B$77])/((([.I$13])*(1+([.I$12]+[.$B54])))*([.$C54])))" office:value-type="float" office:value="407.407407407407" calcext:value-type="float">
            <text:p>407,4</text:p>
          </table:table-cell>
          <table:table-cell table:style-name="ce11" table:formula="of:=SUM(([.$B$77])/((([.J$13])*(1+([.J$12]+[.$B54])))*([.$C54])))" office:value-type="float" office:value="523.809523809524" calcext:value-type="float">
            <text:p>523,8</text:p>
          </table:table-cell>
          <table:table-cell table:style-name="ce11" table:formula="of:=SUM(([.$B$77])/((([.K$13])*(1+([.K$12]+[.$B54])))*([.$C54])))" office:value-type="float" office:value="733.333333333334" calcext:value-type="float">
            <text:p>733,3</text:p>
          </table:table-cell>
          <table:table-cell table:style-name="ce11" table:formula="of:=SUM(([.$B$77])/((([.L$13])*(1+([.L$12]+[.$B54])))*([.$C54])))" office:value-type="float" office:value="1222.22222222222" calcext:value-type="float">
            <text:p>1222,2</text:p>
          </table:table-cell>
          <table:table-cell table:style-name="ce11" table:formula="of:=SUM(([.$B$77])/((([.M$13])*(1+([.M$12]+[.$B54])))*([.$C54])))" office:value-type="float" office:value="2750.00000000001" calcext:value-type="float">
            <text:p>2750,0</text:p>
          </table:table-cell>
          <table:table-cell table:style-name="ce11" table:formula="of:=SUM(([.$B$77])/((([.N$13])*(1+([.N$12]+[.$B54])))*([.$C54])))" office:value-type="float" office:value="-11000" calcext:value-type="float">
            <text:p>-11000,0</text:p>
          </table:table-cell>
          <table:table-cell table:style-name="ce11" table:formula="of:=SUM(([.$B$77])/((([.O$13])*(1+([.O$12]+[.$B54])))*([.$C54])))" office:value-type="float" office:value="-2200" calcext:value-type="float">
            <text:p>-2200,0</text:p>
          </table:table-cell>
        </table:table-row>
        <table:table-row table:style-name="ro1">
          <table:table-cell table:style-name="ce2" office:value-type="string" calcext:value-type="string">
            <text:p>recession</text:p>
          </table:table-cell>
          <table:table-cell table:style-name="ce2" office:value-type="float" office:value="-0.3" calcext:value-type="float">
            <text:p>-0,3</text:p>
          </table:table-cell>
          <table:table-cell table:style-name="ce2" office:value-type="float" office:value="1.7" calcext:value-type="float">
            <text:p>1,7</text:p>
          </table:table-cell>
          <table:table-cell table:style-name="ce10" table:formula="of:=SUM(([.$B$77])/((([.D$13])*(1+([.D$12]+[.$B55])))*([.$C55])))" office:value-type="float" office:value="129.411764705882" calcext:value-type="float">
            <text:p>129,4</text:p>
          </table:table-cell>
          <table:table-cell table:style-name="ce10" table:formula="of:=SUM(([.$B$77])/((([.E$13])*(1+([.E$12]+[.$B55])))*([.$C55])))" office:value-type="float" office:value="150.980392156863" calcext:value-type="float">
            <text:p>151,0</text:p>
          </table:table-cell>
          <table:table-cell table:style-name="ce10" table:formula="of:=SUM(([.$B$77])/((([.F$13])*(1+([.F$12]+[.$B55])))*([.$C55])))" office:value-type="float" office:value="177.62399077278" calcext:value-type="float">
            <text:p>177,6</text:p>
          </table:table-cell>
          <table:table-cell table:style-name="ce10" table:formula="of:=SUM(([.$B$77])/((([.G$13])*(1+([.G$12]+[.$B55])))*([.$C55])))" office:value-type="float" office:value="215.686274509804" calcext:value-type="float">
            <text:p>215,7</text:p>
          </table:table-cell>
          <table:table-cell table:style-name="ce10" table:formula="of:=SUM(([.$B$77])/((([.H$13])*(1+([.H$12]+[.$B55])))*([.$C55])))" office:value-type="float" office:value="266.43598615917" calcext:value-type="float">
            <text:p>266,4</text:p>
          </table:table-cell>
          <table:table-cell table:style-name="ce10" table:formula="of:=SUM(([.$B$77])/((([.I$13])*(1+([.I$12]+[.$B55])))*([.$C55])))" office:value-type="float" office:value="335.511982570806" calcext:value-type="float">
            <text:p>335,5</text:p>
          </table:table-cell>
          <table:table-cell table:style-name="ce10" table:formula="of:=SUM(([.$B$77])/((([.J$13])*(1+([.J$12]+[.$B55])))*([.$C55])))" office:value-type="float" office:value="431.372549019608" calcext:value-type="float">
            <text:p>431,4</text:p>
          </table:table-cell>
          <table:table-cell table:style-name="ce10" table:formula="of:=SUM(([.$B$77])/((([.K$13])*(1+([.K$12]+[.$B55])))*([.$C55])))" office:value-type="float" office:value="603.921568627451" calcext:value-type="float">
            <text:p>603,9</text:p>
          </table:table-cell>
          <table:table-cell table:style-name="ce10" table:formula="of:=SUM(([.$B$77])/((([.L$13])*(1+([.L$12]+[.$B55])))*([.$C55])))" office:value-type="float" office:value="1006.53594771242" calcext:value-type="float">
            <text:p>1006,5</text:p>
          </table:table-cell>
          <table:table-cell table:style-name="ce10" table:formula="of:=SUM(([.$B$77])/((([.M$13])*(1+([.M$12]+[.$B55])))*([.$C55])))" office:value-type="float" office:value="2264.70588235295" calcext:value-type="float">
            <text:p>2264,7</text:p>
          </table:table-cell>
          <table:table-cell table:style-name="ce10" table:formula="of:=SUM(([.$B$77])/((([.N$13])*(1+([.N$12]+[.$B55])))*([.$C55])))" office:value-type="float" office:value="-9058.82352941176" calcext:value-type="float">
            <text:p>-9058,8</text:p>
          </table:table-cell>
          <table:table-cell table:style-name="ce10" table:formula="of:=SUM(([.$B$77])/((([.O$13])*(1+([.O$12]+[.$B55])))*([.$C55])))" office:value-type="float" office:value="-1811.76470588235" calcext:value-type="float">
            <text:p>-1811,8</text:p>
          </table:table-cell>
        </table:table-row>
        <table:table-row table:style-name="ro1">
          <table:table-cell office:value-type="string" calcext:value-type="string">
            <text:p>stagnation</text:p>
          </table:table-cell>
          <table:table-cell office:value-type="float" office:value="-0.15" calcext:value-type="float">
            <text:p>-0,15</text:p>
          </table:table-cell>
          <table:table-cell office:value-type="float" office:value="1" calcext:value-type="float">
            <text:p>1</text:p>
          </table:table-cell>
          <table:table-cell table:style-name="ce8" table:formula="of:=SUM(([.$B$77])/((([.D$13])*(1+([.D$12]+[.$B56])))*([.$C56])))" office:value-type="float" office:value="181.176470588235" calcext:value-type="float">
            <text:p>181,2</text:p>
          </table:table-cell>
          <table:table-cell table:style-name="ce8" table:formula="of:=SUM(([.$B$77])/((([.E$13])*(1+([.E$12]+[.$B56])))*([.$C56])))" office:value-type="float" office:value="205.333333333333" calcext:value-type="float">
            <text:p>205,3</text:p>
          </table:table-cell>
          <table:table-cell table:style-name="ce8" table:formula="of:=SUM(([.$B$77])/((([.F$13])*(1+([.F$12]+[.$B56])))*([.$C56])))" office:value-type="float" office:value="233.333333333333" calcext:value-type="float">
            <text:p>233,3</text:p>
          </table:table-cell>
          <table:table-cell table:style-name="ce8" table:formula="of:=SUM(([.$B$77])/((([.G$13])*(1+([.G$12]+[.$B56])))*([.$C56])))" office:value-type="float" office:value="270.175438596491" calcext:value-type="float">
            <text:p>270,2</text:p>
          </table:table-cell>
          <table:table-cell table:style-name="ce8" table:formula="of:=SUM(([.$B$77])/((([.H$13])*(1+([.H$12]+[.$B56])))*([.$C56])))" office:value-type="float" office:value="314.285714285714" calcext:value-type="float">
            <text:p>314,3</text:p>
          </table:table-cell>
          <table:table-cell table:style-name="ce8" table:formula="of:=SUM(([.$B$77])/((([.I$13])*(1+([.I$12]+[.$B56])))*([.$C56])))" office:value-type="float" office:value="366.666666666667" calcext:value-type="float">
            <text:p>366,7</text:p>
          </table:table-cell>
          <table:table-cell table:style-name="ce8" table:formula="of:=SUM(([.$B$77])/((([.J$13])*(1+([.J$12]+[.$B56])))*([.$C56])))" office:value-type="float" office:value="427.777777777778" calcext:value-type="float">
            <text:p>427,8</text:p>
          </table:table-cell>
          <table:table-cell table:style-name="ce8" table:formula="of:=SUM(([.$B$77])/((([.K$13])*(1+([.K$12]+[.$B56])))*([.$C56])))" office:value-type="float" office:value="513.333333333333" calcext:value-type="float">
            <text:p>513,3</text:p>
          </table:table-cell>
          <table:table-cell table:style-name="ce8" table:formula="of:=SUM(([.$B$77])/((([.L$13])*(1+([.L$12]+[.$B56])))*([.$C56])))" office:value-type="float" office:value="641.666666666667" calcext:value-type="float">
            <text:p>641,7</text:p>
          </table:table-cell>
          <table:table-cell table:style-name="ce8" table:formula="of:=SUM(([.$B$77])/((([.M$13])*(1+([.M$12]+[.$B56])))*([.$C56])))" office:value-type="float" office:value="810.526315789474" calcext:value-type="float">
            <text:p>810,5</text:p>
          </table:table-cell>
          <table:table-cell table:style-name="ce8" table:formula="of:=SUM(([.$B$77])/((([.N$13])*(1+([.N$12]+[.$B56])))*([.$C56])))" office:value-type="float" office:value="1100" calcext:value-type="float">
            <text:p>1100,0</text:p>
          </table:table-cell>
          <table:table-cell table:style-name="ce8" table:formula="of:=SUM(([.$B$77])/((([.O$13])*(1+([.O$12]+[.$B56])))*([.$C56])))" office:value-type="float" office:value="1540" calcext:value-type="float">
            <text:p>1540,0</text:p>
          </table:table-cell>
        </table:table-row>
        <table:table-row table:style-name="ro1">
          <table:table-cell table:style-name="ce1" office:value-type="string" calcext:value-type="string">
            <text:p>stagnation</text:p>
          </table:table-cell>
          <table:table-cell table:style-name="ce1" office:value-type="float" office:value="-0.15" calcext:value-type="float">
            <text:p>-0,15</text:p>
          </table:table-cell>
          <table:table-cell table:style-name="ce1" office:value-type="float" office:value="1.2" calcext:value-type="float">
            <text:p>1,2</text:p>
          </table:table-cell>
          <table:table-cell table:style-name="ce9" table:formula="of:=SUM(([.$B$77])/((([.D$13])*(1+([.D$12]+[.$B57])))*([.$C57])))" office:value-type="float" office:value="150.980392156863" calcext:value-type="float">
            <text:p>151,0</text:p>
          </table:table-cell>
          <table:table-cell table:style-name="ce9" table:formula="of:=SUM(([.$B$77])/((([.E$13])*(1+([.E$12]+[.$B57])))*([.$C57])))" office:value-type="float" office:value="171.111111111111" calcext:value-type="float">
            <text:p>171,1</text:p>
          </table:table-cell>
          <table:table-cell table:style-name="ce9" table:formula="of:=SUM(([.$B$77])/((([.F$13])*(1+([.F$12]+[.$B57])))*([.$C57])))" office:value-type="float" office:value="194.444444444444" calcext:value-type="float">
            <text:p>194,4</text:p>
          </table:table-cell>
          <table:table-cell table:style-name="ce9" table:formula="of:=SUM(([.$B$77])/((([.G$13])*(1+([.G$12]+[.$B57])))*([.$C57])))" office:value-type="float" office:value="225.146198830409" calcext:value-type="float">
            <text:p>225,1</text:p>
          </table:table-cell>
          <table:table-cell table:style-name="ce9" table:formula="of:=SUM(([.$B$77])/((([.H$13])*(1+([.H$12]+[.$B57])))*([.$C57])))" office:value-type="float" office:value="261.904761904762" calcext:value-type="float">
            <text:p>261,9</text:p>
          </table:table-cell>
          <table:table-cell table:style-name="ce9" table:formula="of:=SUM(([.$B$77])/((([.I$13])*(1+([.I$12]+[.$B57])))*([.$C57])))" office:value-type="float" office:value="305.555555555556" calcext:value-type="float">
            <text:p>305,6</text:p>
          </table:table-cell>
          <table:table-cell table:style-name="ce9" table:formula="of:=SUM(([.$B$77])/((([.J$13])*(1+([.J$12]+[.$B57])))*([.$C57])))" office:value-type="float" office:value="356.481481481482" calcext:value-type="float">
            <text:p>356,5</text:p>
          </table:table-cell>
          <table:table-cell table:style-name="ce9" table:formula="of:=SUM(([.$B$77])/((([.K$13])*(1+([.K$12]+[.$B57])))*([.$C57])))" office:value-type="float" office:value="427.777777777778" calcext:value-type="float">
            <text:p>427,8</text:p>
          </table:table-cell>
          <table:table-cell table:style-name="ce9" table:formula="of:=SUM(([.$B$77])/((([.L$13])*(1+([.L$12]+[.$B57])))*([.$C57])))" office:value-type="float" office:value="534.722222222222" calcext:value-type="float">
            <text:p>534,7</text:p>
          </table:table-cell>
          <table:table-cell table:style-name="ce9" table:formula="of:=SUM(([.$B$77])/((([.M$13])*(1+([.M$12]+[.$B57])))*([.$C57])))" office:value-type="float" office:value="675.438596491228" calcext:value-type="float">
            <text:p>675,4</text:p>
          </table:table-cell>
          <table:table-cell table:style-name="ce9" table:formula="of:=SUM(([.$B$77])/((([.N$13])*(1+([.N$12]+[.$B57])))*([.$C57])))" office:value-type="float" office:value="916.666666666666" calcext:value-type="float">
            <text:p>916,7</text:p>
          </table:table-cell>
          <table:table-cell table:style-name="ce9" table:formula="of:=SUM(([.$B$77])/((([.O$13])*(1+([.O$12]+[.$B57])))*([.$C57])))" office:value-type="float" office:value="1283.33333333333" calcext:value-type="float">
            <text:p>1283,3</text:p>
          </table:table-cell>
        </table:table-row>
        <table:table-row table:style-name="ro1">
          <table:table-cell table:style-name="ce3" office:value-type="string" calcext:value-type="string">
            <text:p>stagnation</text:p>
          </table:table-cell>
          <table:table-cell table:style-name="ce3" office:value-type="float" office:value="-0.15" calcext:value-type="float">
            <text:p>-0,15</text:p>
          </table:table-cell>
          <table:table-cell table:style-name="ce3" office:value-type="float" office:value="1.4" calcext:value-type="float">
            <text:p>1,4</text:p>
          </table:table-cell>
          <table:table-cell table:style-name="ce11" table:formula="of:=SUM(([.$B$77])/((([.D$13])*(1+([.D$12]+[.$B58])))*([.$C58])))" office:value-type="float" office:value="129.411764705882" calcext:value-type="float">
            <text:p>129,4</text:p>
          </table:table-cell>
          <table:table-cell table:style-name="ce11" table:formula="of:=SUM(([.$B$77])/((([.E$13])*(1+([.E$12]+[.$B58])))*([.$C58])))" office:value-type="float" office:value="146.666666666667" calcext:value-type="float">
            <text:p>146,7</text:p>
          </table:table-cell>
          <table:table-cell table:style-name="ce11" table:formula="of:=SUM(([.$B$77])/((([.F$13])*(1+([.F$12]+[.$B58])))*([.$C58])))" office:value-type="float" office:value="166.666666666667" calcext:value-type="float">
            <text:p>166,7</text:p>
          </table:table-cell>
          <table:table-cell table:style-name="ce11" table:formula="of:=SUM(([.$B$77])/((([.G$13])*(1+([.G$12]+[.$B58])))*([.$C58])))" office:value-type="float" office:value="192.982456140351" calcext:value-type="float">
            <text:p>193,0</text:p>
          </table:table-cell>
          <table:table-cell table:style-name="ce11" table:formula="of:=SUM(([.$B$77])/((([.H$13])*(1+([.H$12]+[.$B58])))*([.$C58])))" office:value-type="float" office:value="224.489795918367" calcext:value-type="float">
            <text:p>224,5</text:p>
          </table:table-cell>
          <table:table-cell table:style-name="ce11" table:formula="of:=SUM(([.$B$77])/((([.I$13])*(1+([.I$12]+[.$B58])))*([.$C58])))" office:value-type="float" office:value="261.904761904762" calcext:value-type="float">
            <text:p>261,9</text:p>
          </table:table-cell>
          <table:table-cell table:style-name="ce11" table:formula="of:=SUM(([.$B$77])/((([.J$13])*(1+([.J$12]+[.$B58])))*([.$C58])))" office:value-type="float" office:value="305.555555555556" calcext:value-type="float">
            <text:p>305,6</text:p>
          </table:table-cell>
          <table:table-cell table:style-name="ce11" table:formula="of:=SUM(([.$B$77])/((([.K$13])*(1+([.K$12]+[.$B58])))*([.$C58])))" office:value-type="float" office:value="366.666666666667" calcext:value-type="float">
            <text:p>366,7</text:p>
          </table:table-cell>
          <table:table-cell table:style-name="ce11" table:formula="of:=SUM(([.$B$77])/((([.L$13])*(1+([.L$12]+[.$B58])))*([.$C58])))" office:value-type="float" office:value="458.333333333333" calcext:value-type="float">
            <text:p>458,3</text:p>
          </table:table-cell>
          <table:table-cell table:style-name="ce11" table:formula="of:=SUM(([.$B$77])/((([.M$13])*(1+([.M$12]+[.$B58])))*([.$C58])))" office:value-type="float" office:value="578.947368421053" calcext:value-type="float">
            <text:p>578,9</text:p>
          </table:table-cell>
          <table:table-cell table:style-name="ce11" table:formula="of:=SUM(([.$B$77])/((([.N$13])*(1+([.N$12]+[.$B58])))*([.$C58])))" office:value-type="float" office:value="785.714285714286" calcext:value-type="float">
            <text:p>785,7</text:p>
          </table:table-cell>
          <table:table-cell table:style-name="ce11" table:formula="of:=SUM(([.$B$77])/((([.O$13])*(1+([.O$12]+[.$B58])))*([.$C58])))" office:value-type="float" office:value="1100" calcext:value-type="float">
            <text:p>1100,0</text:p>
          </table:table-cell>
        </table:table-row>
        <table:table-row table:style-name="ro1">
          <table:table-cell table:style-name="ce2" office:value-type="string" calcext:value-type="string">
            <text:p>stagnation</text:p>
          </table:table-cell>
          <table:table-cell table:style-name="ce2" office:value-type="float" office:value="-0.15" calcext:value-type="float">
            <text:p>-0,15</text:p>
          </table:table-cell>
          <table:table-cell table:style-name="ce2" office:value-type="float" office:value="1.7" calcext:value-type="float">
            <text:p>1,7</text:p>
          </table:table-cell>
          <table:table-cell table:style-name="ce10" table:formula="of:=SUM(([.$B$77])/((([.D$13])*(1+([.D$12]+[.$B59])))*([.$C59])))" office:value-type="float" office:value="106.574394463668" calcext:value-type="float">
            <text:p>106,6</text:p>
          </table:table-cell>
          <table:table-cell table:style-name="ce10" table:formula="of:=SUM(([.$B$77])/((([.E$13])*(1+([.E$12]+[.$B59])))*([.$C59])))" office:value-type="float" office:value="120.78431372549" calcext:value-type="float">
            <text:p>120,8</text:p>
          </table:table-cell>
          <table:table-cell table:style-name="ce10" table:formula="of:=SUM(([.$B$77])/((([.F$13])*(1+([.F$12]+[.$B59])))*([.$C59])))" office:value-type="float" office:value="137.254901960784" calcext:value-type="float">
            <text:p>137,3</text:p>
          </table:table-cell>
          <table:table-cell table:style-name="ce10" table:formula="of:=SUM(([.$B$77])/((([.G$13])*(1+([.G$12]+[.$B59])))*([.$C59])))" office:value-type="float" office:value="158.926728586171" calcext:value-type="float">
            <text:p>158,9</text:p>
          </table:table-cell>
          <table:table-cell table:style-name="ce10" table:formula="of:=SUM(([.$B$77])/((([.H$13])*(1+([.H$12]+[.$B59])))*([.$C59])))" office:value-type="float" office:value="184.873949579832" calcext:value-type="float">
            <text:p>184,9</text:p>
          </table:table-cell>
          <table:table-cell table:style-name="ce10" table:formula="of:=SUM(([.$B$77])/((([.I$13])*(1+([.I$12]+[.$B59])))*([.$C59])))" office:value-type="float" office:value="215.686274509804" calcext:value-type="float">
            <text:p>215,7</text:p>
          </table:table-cell>
          <table:table-cell table:style-name="ce10" table:formula="of:=SUM(([.$B$77])/((([.J$13])*(1+([.J$12]+[.$B59])))*([.$C59])))" office:value-type="float" office:value="251.633986928105" calcext:value-type="float">
            <text:p>251,6</text:p>
          </table:table-cell>
          <table:table-cell table:style-name="ce10" table:formula="of:=SUM(([.$B$77])/((([.K$13])*(1+([.K$12]+[.$B59])))*([.$C59])))" office:value-type="float" office:value="301.960784313725" calcext:value-type="float">
            <text:p>302,0</text:p>
          </table:table-cell>
          <table:table-cell table:style-name="ce10" table:formula="of:=SUM(([.$B$77])/((([.L$13])*(1+([.L$12]+[.$B59])))*([.$C59])))" office:value-type="float" office:value="377.450980392157" calcext:value-type="float">
            <text:p>377,5</text:p>
          </table:table-cell>
          <table:table-cell table:style-name="ce10" table:formula="of:=SUM(([.$B$77])/((([.M$13])*(1+([.M$12]+[.$B59])))*([.$C59])))" office:value-type="float" office:value="476.780185758514" calcext:value-type="float">
            <text:p>476,8</text:p>
          </table:table-cell>
          <table:table-cell table:style-name="ce10" table:formula="of:=SUM(([.$B$77])/((([.N$13])*(1+([.N$12]+[.$B59])))*([.$C59])))" office:value-type="float" office:value="647.058823529412" calcext:value-type="float">
            <text:p>647,1</text:p>
          </table:table-cell>
          <table:table-cell table:style-name="ce10" table:formula="of:=SUM(([.$B$77])/((([.O$13])*(1+([.O$12]+[.$B59])))*([.$C59])))" office:value-type="float" office:value="905.882352941177" calcext:value-type="float">
            <text:p>905,9</text:p>
          </table:table-cell>
        </table:table-row>
        <table:table-row table:style-name="ro1">
          <table:table-cell office:value-type="string" calcext:value-type="string">
            <text:p>stabl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table:formula="of:=SUM(([.$B$77])/((([.D$13])*(1+([.D$12]+[.$B60])))*([.$C60])))" office:value-type="float" office:value="154" calcext:value-type="float">
            <text:p>154,0</text:p>
          </table:table-cell>
          <table:table-cell table:style-name="ce8" table:formula="of:=SUM(([.$B$77])/((([.E$13])*(1+([.E$12]+[.$B60])))*([.$C60])))" office:value-type="float" office:value="171.111111111111" calcext:value-type="float">
            <text:p>171,1</text:p>
          </table:table-cell>
          <table:table-cell table:style-name="ce8" table:formula="of:=SUM(([.$B$77])/((([.F$13])*(1+([.F$12]+[.$B60])))*([.$C60])))" office:value-type="float" office:value="190.123456790123" calcext:value-type="float">
            <text:p>190,1</text:p>
          </table:table-cell>
          <table:table-cell table:style-name="ce8" table:formula="of:=SUM(([.$B$77])/((([.G$13])*(1+([.G$12]+[.$B60])))*([.$C60])))" office:value-type="float" office:value="213.888888888889" calcext:value-type="float">
            <text:p>213,9</text:p>
          </table:table-cell>
          <table:table-cell table:style-name="ce8" table:formula="of:=SUM(([.$B$77])/((([.H$13])*(1+([.H$12]+[.$B60])))*([.$C60])))" office:value-type="float" office:value="240.625" calcext:value-type="float">
            <text:p>240,6</text:p>
          </table:table-cell>
          <table:table-cell table:style-name="ce8" table:formula="of:=SUM(([.$B$77])/((([.I$13])*(1+([.I$12]+[.$B60])))*([.$C60])))" office:value-type="float" office:value="270.175438596491" calcext:value-type="float">
            <text:p>270,2</text:p>
          </table:table-cell>
          <table:table-cell table:style-name="ce8" table:formula="of:=SUM(([.$B$77])/((([.J$13])*(1+([.J$12]+[.$B60])))*([.$C60])))" office:value-type="float" office:value="301.960784313725" calcext:value-type="float">
            <text:p>302,0</text:p>
          </table:table-cell>
          <table:table-cell table:style-name="ce8" table:formula="of:=SUM(([.$B$77])/((([.K$13])*(1+([.K$12]+[.$B60])))*([.$C60])))" office:value-type="float" office:value="342.222222222222" calcext:value-type="float">
            <text:p>342,2</text:p>
          </table:table-cell>
          <table:table-cell table:style-name="ce8" table:formula="of:=SUM(([.$B$77])/((([.L$13])*(1+([.L$12]+[.$B60])))*([.$C60])))" office:value-type="float" office:value="394.871794871795" calcext:value-type="float">
            <text:p>394,9</text:p>
          </table:table-cell>
          <table:table-cell table:style-name="ce8" table:formula="of:=SUM(([.$B$77])/((([.M$13])*(1+([.M$12]+[.$B60])))*([.$C60])))" office:value-type="float" office:value="452.941176470588" calcext:value-type="float">
            <text:p>452,9</text:p>
          </table:table-cell>
          <table:table-cell table:style-name="ce8" table:formula="of:=SUM(([.$B$77])/((([.N$13])*(1+([.N$12]+[.$B60])))*([.$C60])))" office:value-type="float" office:value="531.034482758621" calcext:value-type="float">
            <text:p>531,0</text:p>
          </table:table-cell>
          <table:table-cell table:style-name="ce8" table:formula="of:=SUM(([.$B$77])/((([.O$13])*(1+([.O$12]+[.$B60])))*([.$C60])))" office:value-type="float" office:value="616" calcext:value-type="float">
            <text:p>616,0</text:p>
          </table:table-cell>
        </table:table-row>
        <table:table-row table:style-name="ro1">
          <table:table-cell table:style-name="ce1" office:value-type="string" calcext:value-type="string">
            <text:p>stabl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.2" calcext:value-type="float">
            <text:p>1,2</text:p>
          </table:table-cell>
          <table:table-cell table:style-name="ce9" table:formula="of:=SUM(([.$B$77])/((([.D$13])*(1+([.D$12]+[.$B61])))*([.$C61])))" office:value-type="float" office:value="128.333333333333" calcext:value-type="float">
            <text:p>128,3</text:p>
          </table:table-cell>
          <table:table-cell table:style-name="ce9" table:formula="of:=SUM(([.$B$77])/((([.E$13])*(1+([.E$12]+[.$B61])))*([.$C61])))" office:value-type="float" office:value="142.592592592593" calcext:value-type="float">
            <text:p>142,6</text:p>
          </table:table-cell>
          <table:table-cell table:style-name="ce9" table:formula="of:=SUM(([.$B$77])/((([.F$13])*(1+([.F$12]+[.$B61])))*([.$C61])))" office:value-type="float" office:value="158.43621399177" calcext:value-type="float">
            <text:p>158,4</text:p>
          </table:table-cell>
          <table:table-cell table:style-name="ce9" table:formula="of:=SUM(([.$B$77])/((([.G$13])*(1+([.G$12]+[.$B61])))*([.$C61])))" office:value-type="float" office:value="178.240740740741" calcext:value-type="float">
            <text:p>178,2</text:p>
          </table:table-cell>
          <table:table-cell table:style-name="ce9" table:formula="of:=SUM(([.$B$77])/((([.H$13])*(1+([.H$12]+[.$B61])))*([.$C61])))" office:value-type="float" office:value="200.520833333333" calcext:value-type="float">
            <text:p>200,5</text:p>
          </table:table-cell>
          <table:table-cell table:style-name="ce9" table:formula="of:=SUM(([.$B$77])/((([.I$13])*(1+([.I$12]+[.$B61])))*([.$C61])))" office:value-type="float" office:value="225.146198830409" calcext:value-type="float">
            <text:p>225,1</text:p>
          </table:table-cell>
          <table:table-cell table:style-name="ce9" table:formula="of:=SUM(([.$B$77])/((([.J$13])*(1+([.J$12]+[.$B61])))*([.$C61])))" office:value-type="float" office:value="251.633986928105" calcext:value-type="float">
            <text:p>251,6</text:p>
          </table:table-cell>
          <table:table-cell table:style-name="ce9" table:formula="of:=SUM(([.$B$77])/((([.K$13])*(1+([.K$12]+[.$B61])))*([.$C61])))" office:value-type="float" office:value="285.185185185185" calcext:value-type="float">
            <text:p>285,2</text:p>
          </table:table-cell>
          <table:table-cell table:style-name="ce9" table:formula="of:=SUM(([.$B$77])/((([.L$13])*(1+([.L$12]+[.$B61])))*([.$C61])))" office:value-type="float" office:value="329.059829059829" calcext:value-type="float">
            <text:p>329,1</text:p>
          </table:table-cell>
          <table:table-cell table:style-name="ce9" table:formula="of:=SUM(([.$B$77])/((([.M$13])*(1+([.M$12]+[.$B61])))*([.$C61])))" office:value-type="float" office:value="377.450980392157" calcext:value-type="float">
            <text:p>377,5</text:p>
          </table:table-cell>
          <table:table-cell table:style-name="ce9" table:formula="of:=SUM(([.$B$77])/((([.N$13])*(1+([.N$12]+[.$B61])))*([.$C61])))" office:value-type="float" office:value="442.528735632184" calcext:value-type="float">
            <text:p>442,5</text:p>
          </table:table-cell>
          <table:table-cell table:style-name="ce9" table:formula="of:=SUM(([.$B$77])/((([.O$13])*(1+([.O$12]+[.$B61])))*([.$C61])))" office:value-type="float" office:value="513.333333333333" calcext:value-type="float">
            <text:p>513,3</text:p>
          </table:table-cell>
        </table:table-row>
        <table:table-row table:style-name="ro1">
          <table:table-cell table:style-name="ce3" office:value-type="string" calcext:value-type="string">
            <text:p>stabl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.4" calcext:value-type="float">
            <text:p>1,4</text:p>
          </table:table-cell>
          <table:table-cell table:style-name="ce11" table:formula="of:=SUM(([.$B$77])/((([.D$13])*(1+([.D$12]+[.$B62])))*([.$C62])))" office:value-type="float" office:value="110" calcext:value-type="float">
            <text:p>110,0</text:p>
          </table:table-cell>
          <table:table-cell table:style-name="ce11" table:formula="of:=SUM(([.$B$77])/((([.E$13])*(1+([.E$12]+[.$B62])))*([.$C62])))" office:value-type="float" office:value="122.222222222222" calcext:value-type="float">
            <text:p>122,2</text:p>
          </table:table-cell>
          <table:table-cell table:style-name="ce11" table:formula="of:=SUM(([.$B$77])/((([.F$13])*(1+([.F$12]+[.$B62])))*([.$C62])))" office:value-type="float" office:value="135.802469135802" calcext:value-type="float">
            <text:p>135,8</text:p>
          </table:table-cell>
          <table:table-cell table:style-name="ce11" table:formula="of:=SUM(([.$B$77])/((([.G$13])*(1+([.G$12]+[.$B62])))*([.$C62])))" office:value-type="float" office:value="152.777777777778" calcext:value-type="float">
            <text:p>152,8</text:p>
          </table:table-cell>
          <table:table-cell table:style-name="ce11" table:formula="of:=SUM(([.$B$77])/((([.H$13])*(1+([.H$12]+[.$B62])))*([.$C62])))" office:value-type="float" office:value="171.875" calcext:value-type="float">
            <text:p>171,9</text:p>
          </table:table-cell>
          <table:table-cell table:style-name="ce11" table:formula="of:=SUM(([.$B$77])/((([.I$13])*(1+([.I$12]+[.$B62])))*([.$C62])))" office:value-type="float" office:value="192.982456140351" calcext:value-type="float">
            <text:p>193,0</text:p>
          </table:table-cell>
          <table:table-cell table:style-name="ce11" table:formula="of:=SUM(([.$B$77])/((([.J$13])*(1+([.J$12]+[.$B62])))*([.$C62])))" office:value-type="float" office:value="215.686274509804" calcext:value-type="float">
            <text:p>215,7</text:p>
          </table:table-cell>
          <table:table-cell table:style-name="ce11" table:formula="of:=SUM(([.$B$77])/((([.K$13])*(1+([.K$12]+[.$B62])))*([.$C62])))" office:value-type="float" office:value="244.444444444444" calcext:value-type="float">
            <text:p>244,4</text:p>
          </table:table-cell>
          <table:table-cell table:style-name="ce11" table:formula="of:=SUM(([.$B$77])/((([.L$13])*(1+([.L$12]+[.$B62])))*([.$C62])))" office:value-type="float" office:value="282.051282051282" calcext:value-type="float">
            <text:p>282,1</text:p>
          </table:table-cell>
          <table:table-cell table:style-name="ce11" table:formula="of:=SUM(([.$B$77])/((([.M$13])*(1+([.M$12]+[.$B62])))*([.$C62])))" office:value-type="float" office:value="323.529411764706" calcext:value-type="float">
            <text:p>323,5</text:p>
          </table:table-cell>
          <table:table-cell table:style-name="ce11" table:formula="of:=SUM(([.$B$77])/((([.N$13])*(1+([.N$12]+[.$B62])))*([.$C62])))" office:value-type="float" office:value="379.310344827586" calcext:value-type="float">
            <text:p>379,3</text:p>
          </table:table-cell>
          <table:table-cell table:style-name="ce11" table:formula="of:=SUM(([.$B$77])/((([.O$13])*(1+([.O$12]+[.$B62])))*([.$C62])))" office:value-type="float" office:value="440" calcext:value-type="float">
            <text:p>440,0</text:p>
          </table:table-cell>
        </table:table-row>
        <table:table-row table:style-name="ro1">
          <table:table-cell table:style-name="ce2" office:value-type="string" calcext:value-type="string">
            <text:p>stabl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.7" calcext:value-type="float">
            <text:p>1,7</text:p>
          </table:table-cell>
          <table:table-cell table:style-name="ce10" table:formula="of:=SUM(([.$B$77])/((([.D$13])*(1+([.D$12]+[.$B63])))*([.$C63])))" office:value-type="float" office:value="90.5882352941176" calcext:value-type="float">
            <text:p>90,6</text:p>
          </table:table-cell>
          <table:table-cell table:style-name="ce10" table:formula="of:=SUM(([.$B$77])/((([.E$13])*(1+([.E$12]+[.$B63])))*([.$C63])))" office:value-type="float" office:value="100.653594771242" calcext:value-type="float">
            <text:p>100,7</text:p>
          </table:table-cell>
          <table:table-cell table:style-name="ce10" table:formula="of:=SUM(([.$B$77])/((([.F$13])*(1+([.F$12]+[.$B63])))*([.$C63])))" office:value-type="float" office:value="111.837327523602" calcext:value-type="float">
            <text:p>111,8</text:p>
          </table:table-cell>
          <table:table-cell table:style-name="ce10" table:formula="of:=SUM(([.$B$77])/((([.G$13])*(1+([.G$12]+[.$B63])))*([.$C63])))" office:value-type="float" office:value="125.816993464052" calcext:value-type="float">
            <text:p>125,8</text:p>
          </table:table-cell>
          <table:table-cell table:style-name="ce10" table:formula="of:=SUM(([.$B$77])/((([.H$13])*(1+([.H$12]+[.$B63])))*([.$C63])))" office:value-type="float" office:value="141.544117647059" calcext:value-type="float">
            <text:p>141,5</text:p>
          </table:table-cell>
          <table:table-cell table:style-name="ce10" table:formula="of:=SUM(([.$B$77])/((([.I$13])*(1+([.I$12]+[.$B63])))*([.$C63])))" office:value-type="float" office:value="158.926728586171" calcext:value-type="float">
            <text:p>158,9</text:p>
          </table:table-cell>
          <table:table-cell table:style-name="ce10" table:formula="of:=SUM(([.$B$77])/((([.J$13])*(1+([.J$12]+[.$B63])))*([.$C63])))" office:value-type="float" office:value="177.62399077278" calcext:value-type="float">
            <text:p>177,6</text:p>
          </table:table-cell>
          <table:table-cell table:style-name="ce10" table:formula="of:=SUM(([.$B$77])/((([.K$13])*(1+([.K$12]+[.$B63])))*([.$C63])))" office:value-type="float" office:value="201.307189542484" calcext:value-type="float">
            <text:p>201,3</text:p>
          </table:table-cell>
          <table:table-cell table:style-name="ce10" table:formula="of:=SUM(([.$B$77])/((([.L$13])*(1+([.L$12]+[.$B63])))*([.$C63])))" office:value-type="float" office:value="232.277526395173" calcext:value-type="float">
            <text:p>232,3</text:p>
          </table:table-cell>
          <table:table-cell table:style-name="ce10" table:formula="of:=SUM(([.$B$77])/((([.M$13])*(1+([.M$12]+[.$B63])))*([.$C63])))" office:value-type="float" office:value="266.43598615917" calcext:value-type="float">
            <text:p>266,4</text:p>
          </table:table-cell>
          <table:table-cell table:style-name="ce10" table:formula="of:=SUM(([.$B$77])/((([.N$13])*(1+([.N$12]+[.$B63])))*([.$C63])))" office:value-type="float" office:value="312.37322515213" calcext:value-type="float">
            <text:p>312,4</text:p>
          </table:table-cell>
          <table:table-cell table:style-name="ce10" table:formula="of:=SUM(([.$B$77])/((([.O$13])*(1+([.O$12]+[.$B63])))*([.$C63])))" office:value-type="float" office:value="362.352941176471" calcext:value-type="float">
            <text:p>362,4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style-name="ce8" table:formula="of:=SUM(([.$B$77])/((([.D$13])*(1+([.D$12]+[.$B64])))*([.$C64])))" office:value-type="float" office:value="133.913043478261" calcext:value-type="float">
            <text:p>133,9</text:p>
          </table:table-cell>
          <table:table-cell table:style-name="ce8" table:formula="of:=SUM(([.$B$77])/((([.E$13])*(1+([.E$12]+[.$B64])))*([.$C64])))" office:value-type="float" office:value="146.666666666667" calcext:value-type="float">
            <text:p>146,7</text:p>
          </table:table-cell>
          <table:table-cell table:style-name="ce8" table:formula="of:=SUM(([.$B$77])/((([.F$13])*(1+([.F$12]+[.$B64])))*([.$C64])))" office:value-type="float" office:value="160.416666666667" calcext:value-type="float">
            <text:p>160,4</text:p>
          </table:table-cell>
          <table:table-cell table:style-name="ce8" table:formula="of:=SUM(([.$B$77])/((([.G$13])*(1+([.G$12]+[.$B64])))*([.$C64])))" office:value-type="float" office:value="177.011494252874" calcext:value-type="float">
            <text:p>177,0</text:p>
          </table:table-cell>
          <table:table-cell table:style-name="ce8" table:formula="of:=SUM(([.$B$77])/((([.H$13])*(1+([.H$12]+[.$B64])))*([.$C64])))" office:value-type="float" office:value="194.936708860759" calcext:value-type="float">
            <text:p>194,9</text:p>
          </table:table-cell>
          <table:table-cell table:style-name="ce8" table:formula="of:=SUM(([.$B$77])/((([.I$13])*(1+([.I$12]+[.$B64])))*([.$C64])))" office:value-type="float" office:value="213.888888888889" calcext:value-type="float">
            <text:p>213,9</text:p>
          </table:table-cell>
          <table:table-cell table:style-name="ce8" table:formula="of:=SUM(([.$B$77])/((([.J$13])*(1+([.J$12]+[.$B64])))*([.$C64])))" office:value-type="float" office:value="233.333333333333" calcext:value-type="float">
            <text:p>233,3</text:p>
          </table:table-cell>
          <table:table-cell table:style-name="ce8" table:formula="of:=SUM(([.$B$77])/((([.K$13])*(1+([.K$12]+[.$B64])))*([.$C64])))" office:value-type="float" office:value="256.666666666667" calcext:value-type="float">
            <text:p>256,7</text:p>
          </table:table-cell>
          <table:table-cell table:style-name="ce8" table:formula="of:=SUM(([.$B$77])/((([.L$13])*(1+([.L$12]+[.$B64])))*([.$C64])))" office:value-type="float" office:value="285.185185185185" calcext:value-type="float">
            <text:p>285,2</text:p>
          </table:table-cell>
          <table:table-cell table:style-name="ce8" table:formula="of:=SUM(([.$B$77])/((([.M$13])*(1+([.M$12]+[.$B64])))*([.$C64])))" office:value-type="float" office:value="314.285714285714" calcext:value-type="float">
            <text:p>314,3</text:p>
          </table:table-cell>
          <table:table-cell table:style-name="ce8" table:formula="of:=SUM(([.$B$77])/((([.N$13])*(1+([.N$12]+[.$B64])))*([.$C64])))" office:value-type="float" office:value="350" calcext:value-type="float">
            <text:p>350,0</text:p>
          </table:table-cell>
          <table:table-cell table:style-name="ce8" table:formula="of:=SUM(([.$B$77])/((([.O$13])*(1+([.O$12]+[.$B64])))*([.$C64])))" office:value-type="float" office:value="385" calcext:value-type="float">
            <text:p>385,0</text:p>
          </table:table-cell>
        </table:table-row>
        <table:table-row table:style-name="ro1">
          <table:table-cell table:style-name="ce1" office:value-type="string" calcext:value-type="string">
            <text:p>fast</text:p>
          </table:table-cell>
          <table:table-cell table:style-name="ce1" office:value-type="float" office:value="0.15" calcext:value-type="float">
            <text:p>0,15</text:p>
          </table:table-cell>
          <table:table-cell table:style-name="ce1" office:value-type="float" office:value="1.2" calcext:value-type="float">
            <text:p>1,2</text:p>
          </table:table-cell>
          <table:table-cell table:style-name="ce9" table:formula="of:=SUM(([.$B$77])/((([.D$13])*(1+([.D$12]+[.$B65])))*([.$C65])))" office:value-type="float" office:value="111.594202898551" calcext:value-type="float">
            <text:p>111,6</text:p>
          </table:table-cell>
          <table:table-cell table:style-name="ce9" table:formula="of:=SUM(([.$B$77])/((([.E$13])*(1+([.E$12]+[.$B65])))*([.$C65])))" office:value-type="float" office:value="122.222222222222" calcext:value-type="float">
            <text:p>122,2</text:p>
          </table:table-cell>
          <table:table-cell table:style-name="ce9" table:formula="of:=SUM(([.$B$77])/((([.F$13])*(1+([.F$12]+[.$B65])))*([.$C65])))" office:value-type="float" office:value="133.680555555556" calcext:value-type="float">
            <text:p>133,7</text:p>
          </table:table-cell>
          <table:table-cell table:style-name="ce9" table:formula="of:=SUM(([.$B$77])/((([.G$13])*(1+([.G$12]+[.$B65])))*([.$C65])))" office:value-type="float" office:value="147.509578544061" calcext:value-type="float">
            <text:p>147,5</text:p>
          </table:table-cell>
          <table:table-cell table:style-name="ce9" table:formula="of:=SUM(([.$B$77])/((([.H$13])*(1+([.H$12]+[.$B65])))*([.$C65])))" office:value-type="float" office:value="162.447257383966" calcext:value-type="float">
            <text:p>162,4</text:p>
          </table:table-cell>
          <table:table-cell table:style-name="ce9" table:formula="of:=SUM(([.$B$77])/((([.I$13])*(1+([.I$12]+[.$B65])))*([.$C65])))" office:value-type="float" office:value="178.240740740741" calcext:value-type="float">
            <text:p>178,2</text:p>
          </table:table-cell>
          <table:table-cell table:style-name="ce9" table:formula="of:=SUM(([.$B$77])/((([.J$13])*(1+([.J$12]+[.$B65])))*([.$C65])))" office:value-type="float" office:value="194.444444444444" calcext:value-type="float">
            <text:p>194,4</text:p>
          </table:table-cell>
          <table:table-cell table:style-name="ce9" table:formula="of:=SUM(([.$B$77])/((([.K$13])*(1+([.K$12]+[.$B65])))*([.$C65])))" office:value-type="float" office:value="213.888888888889" calcext:value-type="float">
            <text:p>213,9</text:p>
          </table:table-cell>
          <table:table-cell table:style-name="ce9" table:formula="of:=SUM(([.$B$77])/((([.L$13])*(1+([.L$12]+[.$B65])))*([.$C65])))" office:value-type="float" office:value="237.654320987654" calcext:value-type="float">
            <text:p>237,7</text:p>
          </table:table-cell>
          <table:table-cell table:style-name="ce9" table:formula="of:=SUM(([.$B$77])/((([.M$13])*(1+([.M$12]+[.$B65])))*([.$C65])))" office:value-type="float" office:value="261.904761904762" calcext:value-type="float">
            <text:p>261,9</text:p>
          </table:table-cell>
          <table:table-cell table:style-name="ce9" table:formula="of:=SUM(([.$B$77])/((([.N$13])*(1+([.N$12]+[.$B65])))*([.$C65])))" office:value-type="float" office:value="291.666666666667" calcext:value-type="float">
            <text:p>291,7</text:p>
          </table:table-cell>
          <table:table-cell table:style-name="ce9" table:formula="of:=SUM(([.$B$77])/((([.O$13])*(1+([.O$12]+[.$B65])))*([.$C65])))" office:value-type="float" office:value="320.833333333333" calcext:value-type="float">
            <text:p>320,8</text:p>
          </table:table-cell>
        </table:table-row>
        <table:table-row table:style-name="ro1">
          <table:table-cell table:style-name="ce3" office:value-type="string" calcext:value-type="string">
            <text:p>fast</text:p>
          </table:table-cell>
          <table:table-cell table:style-name="ce3" office:value-type="float" office:value="0.15" calcext:value-type="float">
            <text:p>0,15</text:p>
          </table:table-cell>
          <table:table-cell table:style-name="ce3" office:value-type="float" office:value="1.4" calcext:value-type="float">
            <text:p>1,4</text:p>
          </table:table-cell>
          <table:table-cell table:style-name="ce11" table:formula="of:=SUM(([.$B$77])/((([.D$13])*(1+([.D$12]+[.$B66])))*([.$C66])))" office:value-type="float" office:value="95.6521739130435" calcext:value-type="float">
            <text:p>95,7</text:p>
          </table:table-cell>
          <table:table-cell table:style-name="ce11" table:formula="of:=SUM(([.$B$77])/((([.E$13])*(1+([.E$12]+[.$B66])))*([.$C66])))" office:value-type="float" office:value="104.761904761905" calcext:value-type="float">
            <text:p>104,8</text:p>
          </table:table-cell>
          <table:table-cell table:style-name="ce11" table:formula="of:=SUM(([.$B$77])/((([.F$13])*(1+([.F$12]+[.$B66])))*([.$C66])))" office:value-type="float" office:value="114.583333333333" calcext:value-type="float">
            <text:p>114,6</text:p>
          </table:table-cell>
          <table:table-cell table:style-name="ce11" table:formula="of:=SUM(([.$B$77])/((([.G$13])*(1+([.G$12]+[.$B66])))*([.$C66])))" office:value-type="float" office:value="126.436781609195" calcext:value-type="float">
            <text:p>126,4</text:p>
          </table:table-cell>
          <table:table-cell table:style-name="ce11" table:formula="of:=SUM(([.$B$77])/((([.H$13])*(1+([.H$12]+[.$B66])))*([.$C66])))" office:value-type="float" office:value="139.240506329114" calcext:value-type="float">
            <text:p>139,2</text:p>
          </table:table-cell>
          <table:table-cell table:style-name="ce11" table:formula="of:=SUM(([.$B$77])/((([.I$13])*(1+([.I$12]+[.$B66])))*([.$C66])))" office:value-type="float" office:value="152.777777777778" calcext:value-type="float">
            <text:p>152,8</text:p>
          </table:table-cell>
          <table:table-cell table:style-name="ce11" table:formula="of:=SUM(([.$B$77])/((([.J$13])*(1+([.J$12]+[.$B66])))*([.$C66])))" office:value-type="float" office:value="166.666666666667" calcext:value-type="float">
            <text:p>166,7</text:p>
          </table:table-cell>
          <table:table-cell table:style-name="ce11" table:formula="of:=SUM(([.$B$77])/((([.K$13])*(1+([.K$12]+[.$B66])))*([.$C66])))" office:value-type="float" office:value="183.333333333333" calcext:value-type="float">
            <text:p>183,3</text:p>
          </table:table-cell>
          <table:table-cell table:style-name="ce11" table:formula="of:=SUM(([.$B$77])/((([.L$13])*(1+([.L$12]+[.$B66])))*([.$C66])))" office:value-type="float" office:value="203.703703703704" calcext:value-type="float">
            <text:p>203,7</text:p>
          </table:table-cell>
          <table:table-cell table:style-name="ce11" table:formula="of:=SUM(([.$B$77])/((([.M$13])*(1+([.M$12]+[.$B66])))*([.$C66])))" office:value-type="float" office:value="224.489795918367" calcext:value-type="float">
            <text:p>224,5</text:p>
          </table:table-cell>
          <table:table-cell table:style-name="ce11" table:formula="of:=SUM(([.$B$77])/((([.N$13])*(1+([.N$12]+[.$B66])))*([.$C66])))" office:value-type="float" office:value="250" calcext:value-type="float">
            <text:p>250,0</text:p>
          </table:table-cell>
          <table:table-cell table:style-name="ce11" table:formula="of:=SUM(([.$B$77])/((([.O$13])*(1+([.O$12]+[.$B66])))*([.$C66])))" office:value-type="float" office:value="275" calcext:value-type="float">
            <text:p>275,0</text:p>
          </table:table-cell>
        </table:table-row>
        <table:table-row table:style-name="ro1">
          <table:table-cell table:style-name="ce2" office:value-type="string" calcext:value-type="string">
            <text:p>fast</text:p>
          </table:table-cell>
          <table:table-cell table:style-name="ce2" office:value-type="float" office:value="0.15" calcext:value-type="float">
            <text:p>0,15</text:p>
          </table:table-cell>
          <table:table-cell table:style-name="ce2" office:value-type="float" office:value="1.7" calcext:value-type="float">
            <text:p>1,7</text:p>
          </table:table-cell>
          <table:table-cell table:style-name="ce10" table:formula="of:=SUM(([.$B$77])/((([.D$13])*(1+([.D$12]+[.$B67])))*([.$C67])))" office:value-type="float" office:value="78.772378516624" calcext:value-type="float">
            <text:p>78,8</text:p>
          </table:table-cell>
          <table:table-cell table:style-name="ce10" table:formula="of:=SUM(([.$B$77])/((([.E$13])*(1+([.E$12]+[.$B67])))*([.$C67])))" office:value-type="float" office:value="86.2745098039216" calcext:value-type="float">
            <text:p>86,3</text:p>
          </table:table-cell>
          <table:table-cell table:style-name="ce10" table:formula="of:=SUM(([.$B$77])/((([.F$13])*(1+([.F$12]+[.$B67])))*([.$C67])))" office:value-type="float" office:value="94.3627450980392" calcext:value-type="float">
            <text:p>94,4</text:p>
          </table:table-cell>
          <table:table-cell table:style-name="ce10" table:formula="of:=SUM(([.$B$77])/((([.G$13])*(1+([.G$12]+[.$B67])))*([.$C67])))" office:value-type="float" office:value="104.124408384043" calcext:value-type="float">
            <text:p>104,1</text:p>
          </table:table-cell>
          <table:table-cell table:style-name="ce10" table:formula="of:=SUM(([.$B$77])/((([.H$13])*(1+([.H$12]+[.$B67])))*([.$C67])))" office:value-type="float" office:value="114.668652271035" calcext:value-type="float">
            <text:p>114,7</text:p>
          </table:table-cell>
          <table:table-cell table:style-name="ce10" table:formula="of:=SUM(([.$B$77])/((([.I$13])*(1+([.I$12]+[.$B67])))*([.$C67])))" office:value-type="float" office:value="125.816993464052" calcext:value-type="float">
            <text:p>125,8</text:p>
          </table:table-cell>
          <table:table-cell table:style-name="ce10" table:formula="of:=SUM(([.$B$77])/((([.J$13])*(1+([.J$12]+[.$B67])))*([.$C67])))" office:value-type="float" office:value="137.254901960784" calcext:value-type="float">
            <text:p>137,3</text:p>
          </table:table-cell>
          <table:table-cell table:style-name="ce10" table:formula="of:=SUM(([.$B$77])/((([.K$13])*(1+([.K$12]+[.$B67])))*([.$C67])))" office:value-type="float" office:value="150.980392156863" calcext:value-type="float">
            <text:p>151,0</text:p>
          </table:table-cell>
          <table:table-cell table:style-name="ce10" table:formula="of:=SUM(([.$B$77])/((([.L$13])*(1+([.L$12]+[.$B67])))*([.$C67])))" office:value-type="float" office:value="167.755991285403" calcext:value-type="float">
            <text:p>167,8</text:p>
          </table:table-cell>
          <table:table-cell table:style-name="ce10" table:formula="of:=SUM(([.$B$77])/((([.M$13])*(1+([.M$12]+[.$B67])))*([.$C67])))" office:value-type="float" office:value="184.873949579832" calcext:value-type="float">
            <text:p>184,9</text:p>
          </table:table-cell>
          <table:table-cell table:style-name="ce10" table:formula="of:=SUM(([.$B$77])/((([.N$13])*(1+([.N$12]+[.$B67])))*([.$C67])))" office:value-type="float" office:value="205.882352941176" calcext:value-type="float">
            <text:p>205,9</text:p>
          </table:table-cell>
          <table:table-cell table:style-name="ce10" table:formula="of:=SUM(([.$B$77])/((([.O$13])*(1+([.O$12]+[.$B67])))*([.$C67])))" office:value-type="float" office:value="226.470588235294" calcext:value-type="float">
            <text:p>226,5</text:p>
          </table:table-cell>
        </table:table-row>
        <table:table-row table:style-name="ro1">
          <table:table-cell office:value-type="string" calcext:value-type="string">
            <text:p>boom</text:p>
          </table:table-cell>
          <table:table-cell office:value-type="float" office:value="0.25" calcext:value-type="float">
            <text:p>0,25</text:p>
          </table:table-cell>
          <table:table-cell office:value-type="float" office:value="1" calcext:value-type="float">
            <text:p>1</text:p>
          </table:table-cell>
          <table:table-cell table:style-name="ce8" table:formula="of:=SUM(([.$B$77])/((([.D$13])*(1+([.D$12]+[.$B68])))*([.$C68])))" office:value-type="float" office:value="123.2" calcext:value-type="float">
            <text:p>123,2</text:p>
          </table:table-cell>
          <table:table-cell table:style-name="ce8" table:formula="of:=SUM(([.$B$77])/((([.E$13])*(1+([.E$12]+[.$B68])))*([.$C68])))" office:value-type="float" office:value="133.913043478261" calcext:value-type="float">
            <text:p>133,9</text:p>
          </table:table-cell>
          <table:table-cell table:style-name="ce8" table:formula="of:=SUM(([.$B$77])/((([.F$13])*(1+([.F$12]+[.$B68])))*([.$C68])))" office:value-type="float" office:value="145.283018867925" calcext:value-type="float">
            <text:p>145,3</text:p>
          </table:table-cell>
          <table:table-cell table:style-name="ce8" table:formula="of:=SUM(([.$B$77])/((([.G$13])*(1+([.G$12]+[.$B68])))*([.$C68])))" office:value-type="float" office:value="158.762886597938" calcext:value-type="float">
            <text:p>158,8</text:p>
          </table:table-cell>
          <table:table-cell table:style-name="ce8" table:formula="of:=SUM(([.$B$77])/((([.H$13])*(1+([.H$12]+[.$B68])))*([.$C68])))" office:value-type="float" office:value="173.033707865169" calcext:value-type="float">
            <text:p>173,0</text:p>
          </table:table-cell>
          <table:table-cell table:style-name="ce8" table:formula="of:=SUM(([.$B$77])/((([.I$13])*(1+([.I$12]+[.$B68])))*([.$C68])))" office:value-type="float" office:value="187.80487804878" calcext:value-type="float">
            <text:p>187,8</text:p>
          </table:table-cell>
          <table:table-cell table:style-name="ce8" table:formula="of:=SUM(([.$B$77])/((([.J$13])*(1+([.J$12]+[.$B68])))*([.$C68])))" office:value-type="float" office:value="202.631578947368" calcext:value-type="float">
            <text:p>202,6</text:p>
          </table:table-cell>
          <table:table-cell table:style-name="ce8" table:formula="of:=SUM(([.$B$77])/((([.K$13])*(1+([.K$12]+[.$B68])))*([.$C68])))" office:value-type="float" office:value="220" calcext:value-type="float">
            <text:p>220,0</text:p>
          </table:table-cell>
          <table:table-cell table:style-name="ce8" table:formula="of:=SUM(([.$B$77])/((([.L$13])*(1+([.L$12]+[.$B68])))*([.$C68])))" office:value-type="float" office:value="240.625" calcext:value-type="float">
            <text:p>240,6</text:p>
          </table:table-cell>
          <table:table-cell table:style-name="ce8" table:formula="of:=SUM(([.$B$77])/((([.M$13])*(1+([.M$12]+[.$B68])))*([.$C68])))" office:value-type="float" office:value="261.016949152542" calcext:value-type="float">
            <text:p>261,0</text:p>
          </table:table-cell>
          <table:table-cell table:style-name="ce8" table:formula="of:=SUM(([.$B$77])/((([.N$13])*(1+([.N$12]+[.$B68])))*([.$C68])))" office:value-type="float" office:value="285.185185185185" calcext:value-type="float">
            <text:p>285,2</text:p>
          </table:table-cell>
          <table:table-cell table:style-name="ce8" table:formula="of:=SUM(([.$B$77])/((([.O$13])*(1+([.O$12]+[.$B68])))*([.$C68])))" office:value-type="float" office:value="308" calcext:value-type="float">
            <text:p>308,0</text:p>
          </table:table-cell>
        </table:table-row>
        <table:table-row table:style-name="ro1">
          <table:table-cell table:style-name="ce1" office:value-type="string" calcext:value-type="string">
            <text:p>boom</text:p>
          </table:table-cell>
          <table:table-cell table:style-name="ce1" office:value-type="float" office:value="0.25" calcext:value-type="float">
            <text:p>0,25</text:p>
          </table:table-cell>
          <table:table-cell table:style-name="ce1" office:value-type="float" office:value="1.2" calcext:value-type="float">
            <text:p>1,2</text:p>
          </table:table-cell>
          <table:table-cell table:style-name="ce9" table:formula="of:=SUM(([.$B$77])/((([.D$13])*(1+([.D$12]+[.$B69])))*([.$C69])))" office:value-type="float" office:value="102.666666666667" calcext:value-type="float">
            <text:p>102,7</text:p>
          </table:table-cell>
          <table:table-cell table:style-name="ce9" table:formula="of:=SUM(([.$B$77])/((([.E$13])*(1+([.E$12]+[.$B69])))*([.$C69])))" office:value-type="float" office:value="111.594202898551" calcext:value-type="float">
            <text:p>111,6</text:p>
          </table:table-cell>
          <table:table-cell table:style-name="ce9" table:formula="of:=SUM(([.$B$77])/((([.F$13])*(1+([.F$12]+[.$B69])))*([.$C69])))" office:value-type="float" office:value="121.069182389937" calcext:value-type="float">
            <text:p>121,1</text:p>
          </table:table-cell>
          <table:table-cell table:style-name="ce9" table:formula="of:=SUM(([.$B$77])/((([.G$13])*(1+([.G$12]+[.$B69])))*([.$C69])))" office:value-type="float" office:value="132.302405498282" calcext:value-type="float">
            <text:p>132,3</text:p>
          </table:table-cell>
          <table:table-cell table:style-name="ce9" table:formula="of:=SUM(([.$B$77])/((([.H$13])*(1+([.H$12]+[.$B69])))*([.$C69])))" office:value-type="float" office:value="144.194756554307" calcext:value-type="float">
            <text:p>144,2</text:p>
          </table:table-cell>
          <table:table-cell table:style-name="ce9" table:formula="of:=SUM(([.$B$77])/((([.I$13])*(1+([.I$12]+[.$B69])))*([.$C69])))" office:value-type="float" office:value="156.50406504065" calcext:value-type="float">
            <text:p>156,5</text:p>
          </table:table-cell>
          <table:table-cell table:style-name="ce9" table:formula="of:=SUM(([.$B$77])/((([.J$13])*(1+([.J$12]+[.$B69])))*([.$C69])))" office:value-type="float" office:value="168.859649122807" calcext:value-type="float">
            <text:p>168,9</text:p>
          </table:table-cell>
          <table:table-cell table:style-name="ce9" table:formula="of:=SUM(([.$B$77])/((([.K$13])*(1+([.K$12]+[.$B69])))*([.$C69])))" office:value-type="float" office:value="183.333333333333" calcext:value-type="float">
            <text:p>183,3</text:p>
          </table:table-cell>
          <table:table-cell table:style-name="ce9" table:formula="of:=SUM(([.$B$77])/((([.L$13])*(1+([.L$12]+[.$B69])))*([.$C69])))" office:value-type="float" office:value="200.520833333333" calcext:value-type="float">
            <text:p>200,5</text:p>
          </table:table-cell>
          <table:table-cell table:style-name="ce9" table:formula="of:=SUM(([.$B$77])/((([.M$13])*(1+([.M$12]+[.$B69])))*([.$C69])))" office:value-type="float" office:value="217.514124293785" calcext:value-type="float">
            <text:p>217,5</text:p>
          </table:table-cell>
          <table:table-cell table:style-name="ce9" table:formula="of:=SUM(([.$B$77])/((([.N$13])*(1+([.N$12]+[.$B69])))*([.$C69])))" office:value-type="float" office:value="237.654320987654" calcext:value-type="float">
            <text:p>237,7</text:p>
          </table:table-cell>
          <table:table-cell table:style-name="ce9" table:formula="of:=SUM(([.$B$77])/((([.O$13])*(1+([.O$12]+[.$B69])))*([.$C69])))" office:value-type="float" office:value="256.666666666667" calcext:value-type="float">
            <text:p>256,7</text:p>
          </table:table-cell>
        </table:table-row>
        <table:table-row table:style-name="ro1">
          <table:table-cell table:style-name="ce3" office:value-type="string" calcext:value-type="string">
            <text:p>boom</text:p>
          </table:table-cell>
          <table:table-cell table:style-name="ce3" office:value-type="float" office:value="0.25" calcext:value-type="float">
            <text:p>0,25</text:p>
          </table:table-cell>
          <table:table-cell table:style-name="ce3" office:value-type="float" office:value="1.4" calcext:value-type="float">
            <text:p>1,4</text:p>
          </table:table-cell>
          <table:table-cell table:style-name="ce11" table:formula="of:=SUM(([.$B$77])/((([.D$13])*(1+([.D$12]+[.$B70])))*([.$C70])))" office:value-type="float" office:value="88" calcext:value-type="float">
            <text:p>88,0</text:p>
          </table:table-cell>
          <table:table-cell table:style-name="ce11" table:formula="of:=SUM(([.$B$77])/((([.E$13])*(1+([.E$12]+[.$B70])))*([.$C70])))" office:value-type="float" office:value="95.6521739130435" calcext:value-type="float">
            <text:p>95,7</text:p>
          </table:table-cell>
          <table:table-cell table:style-name="ce11" table:formula="of:=SUM(([.$B$77])/((([.F$13])*(1+([.F$12]+[.$B70])))*([.$C70])))" office:value-type="float" office:value="103.77358490566" calcext:value-type="float">
            <text:p>103,8</text:p>
          </table:table-cell>
          <table:table-cell table:style-name="ce11" table:formula="of:=SUM(([.$B$77])/((([.G$13])*(1+([.G$12]+[.$B70])))*([.$C70])))" office:value-type="float" office:value="113.40206185567" calcext:value-type="float">
            <text:p>113,4</text:p>
          </table:table-cell>
          <table:table-cell table:style-name="ce11" table:formula="of:=SUM(([.$B$77])/((([.H$13])*(1+([.H$12]+[.$B70])))*([.$C70])))" office:value-type="float" office:value="123.595505617978" calcext:value-type="float">
            <text:p>123,6</text:p>
          </table:table-cell>
          <table:table-cell table:style-name="ce11" table:formula="of:=SUM(([.$B$77])/((([.I$13])*(1+([.I$12]+[.$B70])))*([.$C70])))" office:value-type="float" office:value="134.146341463415" calcext:value-type="float">
            <text:p>134,1</text:p>
          </table:table-cell>
          <table:table-cell table:style-name="ce11" table:formula="of:=SUM(([.$B$77])/((([.J$13])*(1+([.J$12]+[.$B70])))*([.$C70])))" office:value-type="float" office:value="144.736842105263" calcext:value-type="float">
            <text:p>144,7</text:p>
          </table:table-cell>
          <table:table-cell table:style-name="ce11" table:formula="of:=SUM(([.$B$77])/((([.K$13])*(1+([.K$12]+[.$B70])))*([.$C70])))" office:value-type="float" office:value="157.142857142857" calcext:value-type="float">
            <text:p>157,1</text:p>
          </table:table-cell>
          <table:table-cell table:style-name="ce11" table:formula="of:=SUM(([.$B$77])/((([.L$13])*(1+([.L$12]+[.$B70])))*([.$C70])))" office:value-type="float" office:value="171.875" calcext:value-type="float">
            <text:p>171,9</text:p>
          </table:table-cell>
          <table:table-cell table:style-name="ce11" table:formula="of:=SUM(([.$B$77])/((([.M$13])*(1+([.M$12]+[.$B70])))*([.$C70])))" office:value-type="float" office:value="186.440677966102" calcext:value-type="float">
            <text:p>186,4</text:p>
          </table:table-cell>
          <table:table-cell table:style-name="ce11" table:formula="of:=SUM(([.$B$77])/((([.N$13])*(1+([.N$12]+[.$B70])))*([.$C70])))" office:value-type="float" office:value="203.703703703704" calcext:value-type="float">
            <text:p>203,7</text:p>
          </table:table-cell>
          <table:table-cell table:style-name="ce11" table:formula="of:=SUM(([.$B$77])/((([.O$13])*(1+([.O$12]+[.$B70])))*([.$C70])))" office:value-type="float" office:value="220" calcext:value-type="float">
            <text:p>220,0</text:p>
          </table:table-cell>
        </table:table-row>
        <table:table-row table:style-name="ro1">
          <table:table-cell table:style-name="ce2" office:value-type="string" calcext:value-type="string">
            <text:p>boom</text:p>
          </table:table-cell>
          <table:table-cell table:style-name="ce2" office:value-type="float" office:value="0.25" calcext:value-type="float">
            <text:p>0,25</text:p>
          </table:table-cell>
          <table:table-cell table:style-name="ce2" office:value-type="float" office:value="1.7" calcext:value-type="float">
            <text:p>1,7</text:p>
          </table:table-cell>
          <table:table-cell table:style-name="ce10" table:formula="of:=SUM(([.$B$77])/((([.D$13])*(1+([.D$12]+[.$B71])))*([.$C71])))" office:value-type="float" office:value="72.4705882352941" calcext:value-type="float">
            <text:p>72,5</text:p>
          </table:table-cell>
          <table:table-cell table:style-name="ce10" table:formula="of:=SUM(([.$B$77])/((([.E$13])*(1+([.E$12]+[.$B71])))*([.$C71])))" office:value-type="float" office:value="78.772378516624" calcext:value-type="float">
            <text:p>78,8</text:p>
          </table:table-cell>
          <table:table-cell table:style-name="ce10" table:formula="of:=SUM(([.$B$77])/((([.F$13])*(1+([.F$12]+[.$B71])))*([.$C71])))" office:value-type="float" office:value="85.4605993340732" calcext:value-type="float">
            <text:p>85,5</text:p>
          </table:table-cell>
          <table:table-cell table:style-name="ce10" table:formula="of:=SUM(([.$B$77])/((([.G$13])*(1+([.G$12]+[.$B71])))*([.$C71])))" office:value-type="float" office:value="93.3899332929048" calcext:value-type="float">
            <text:p>93,4</text:p>
          </table:table-cell>
          <table:table-cell table:style-name="ce10" table:formula="of:=SUM(([.$B$77])/((([.H$13])*(1+([.H$12]+[.$B71])))*([.$C71])))" office:value-type="float" office:value="101.784534038334" calcext:value-type="float">
            <text:p>101,8</text:p>
          </table:table-cell>
          <table:table-cell table:style-name="ce10" table:formula="of:=SUM(([.$B$77])/((([.I$13])*(1+([.I$12]+[.$B71])))*([.$C71])))" office:value-type="float" office:value="110.473457675753" calcext:value-type="float">
            <text:p>110,5</text:p>
          </table:table-cell>
          <table:table-cell table:style-name="ce10" table:formula="of:=SUM(([.$B$77])/((([.J$13])*(1+([.J$12]+[.$B71])))*([.$C71])))" office:value-type="float" office:value="119.195046439628" calcext:value-type="float">
            <text:p>119,2</text:p>
          </table:table-cell>
          <table:table-cell table:style-name="ce10" table:formula="of:=SUM(([.$B$77])/((([.K$13])*(1+([.K$12]+[.$B71])))*([.$C71])))" office:value-type="float" office:value="129.411764705882" calcext:value-type="float">
            <text:p>129,4</text:p>
          </table:table-cell>
          <table:table-cell table:style-name="ce10" table:formula="of:=SUM(([.$B$77])/((([.L$13])*(1+([.L$12]+[.$B71])))*([.$C71])))" office:value-type="float" office:value="141.544117647059" calcext:value-type="float">
            <text:p>141,5</text:p>
          </table:table-cell>
          <table:table-cell table:style-name="ce10" table:formula="of:=SUM(([.$B$77])/((([.M$13])*(1+([.M$12]+[.$B71])))*([.$C71])))" office:value-type="float" office:value="153.539381854437" calcext:value-type="float">
            <text:p>153,5</text:p>
          </table:table-cell>
          <table:table-cell table:style-name="ce10" table:formula="of:=SUM(([.$B$77])/((([.N$13])*(1+([.N$12]+[.$B71])))*([.$C71])))" office:value-type="float" office:value="167.755991285403" calcext:value-type="float">
            <text:p>167,8</text:p>
          </table:table-cell>
          <table:table-cell table:style-name="ce10" table:formula="of:=SUM(([.$B$77])/((([.O$13])*(1+([.O$12]+[.$B71])))*([.$C71])))" office:value-type="float" office:value="181.176470588235" calcext:value-type="float">
            <text:p>181,2</text:p>
          </table:table-cell>
        </table:table-row>
        <table:table-row table:style-name="ro1">
          <table:table-cell office:value-type="string" calcext:value-type="string">
            <text:p>boom+edu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table:style-name="ce8" table:formula="of:=SUM(([.$B$77])/((([.D$13])*(1+([.D$12]+[.$B72])))*([.$C72])))" office:value-type="float" office:value="118.461538461538" calcext:value-type="float">
            <text:p>118,5</text:p>
          </table:table-cell>
          <table:table-cell table:style-name="ce8" table:formula="of:=SUM(([.$B$77])/((([.E$13])*(1+([.E$12]+[.$B72])))*([.$C72])))" office:value-type="float" office:value="128.333333333333" calcext:value-type="float">
            <text:p>128,3</text:p>
          </table:table-cell>
          <table:table-cell table:style-name="ce8" table:formula="of:=SUM(([.$B$77])/((([.F$13])*(1+([.F$12]+[.$B72])))*([.$C72])))" office:value-type="float" office:value="138.738738738739" calcext:value-type="float">
            <text:p>138,7</text:p>
          </table:table-cell>
          <table:table-cell table:style-name="ce8" table:formula="of:=SUM(([.$B$77])/((([.G$13])*(1+([.G$12]+[.$B72])))*([.$C72])))" office:value-type="float" office:value="150.980392156863" calcext:value-type="float">
            <text:p>151,0</text:p>
          </table:table-cell>
          <table:table-cell table:style-name="ce8" table:formula="of:=SUM(([.$B$77])/((([.H$13])*(1+([.H$12]+[.$B72])))*([.$C72])))" office:value-type="float" office:value="163.829787234043" calcext:value-type="float">
            <text:p>163,8</text:p>
          </table:table-cell>
          <table:table-cell table:style-name="ce8" table:formula="of:=SUM(([.$B$77])/((([.I$13])*(1+([.I$12]+[.$B72])))*([.$C72])))" office:value-type="float" office:value="177.011494252874" calcext:value-type="float">
            <text:p>177,0</text:p>
          </table:table-cell>
          <table:table-cell table:style-name="ce8" table:formula="of:=SUM(([.$B$77])/((([.J$13])*(1+([.J$12]+[.$B72])))*([.$C72])))" office:value-type="float" office:value="190.123456790123" calcext:value-type="float">
            <text:p>190,1</text:p>
          </table:table-cell>
          <table:table-cell table:style-name="ce8" table:formula="of:=SUM(([.$B$77])/((([.K$13])*(1+([.K$12]+[.$B72])))*([.$C72])))" office:value-type="float" office:value="205.333333333333" calcext:value-type="float">
            <text:p>205,3</text:p>
          </table:table-cell>
          <table:table-cell table:style-name="ce8" table:formula="of:=SUM(([.$B$77])/((([.L$13])*(1+([.L$12]+[.$B72])))*([.$C72])))" office:value-type="float" office:value="223.188405797101" calcext:value-type="float">
            <text:p>223,2</text:p>
          </table:table-cell>
          <table:table-cell table:style-name="ce8" table:formula="of:=SUM(([.$B$77])/((([.M$13])*(1+([.M$12]+[.$B72])))*([.$C72])))" office:value-type="float" office:value="240.625" calcext:value-type="float">
            <text:p>240,6</text:p>
          </table:table-cell>
          <table:table-cell table:style-name="ce8" table:formula="of:=SUM(([.$B$77])/((([.N$13])*(1+([.N$12]+[.$B72])))*([.$C72])))" office:value-type="float" office:value="261.016949152542" calcext:value-type="float">
            <text:p>261,0</text:p>
          </table:table-cell>
          <table:table-cell table:style-name="ce8" table:formula="of:=SUM(([.$B$77])/((([.O$13])*(1+([.O$12]+[.$B72])))*([.$C72])))" office:value-type="float" office:value="280" calcext:value-type="float">
            <text:p>280,0</text:p>
          </table:table-cell>
        </table:table-row>
        <table:table-row table:style-name="ro1">
          <table:table-cell table:style-name="ce1" office:value-type="string" calcext:value-type="string">
            <text:p>boom+edu</text:p>
          </table:table-cell>
          <table:table-cell table:style-name="ce1" office:value-type="float" office:value="0.3" calcext:value-type="float">
            <text:p>0,3</text:p>
          </table:table-cell>
          <table:table-cell table:style-name="ce1" office:value-type="float" office:value="1.2" calcext:value-type="float">
            <text:p>1,2</text:p>
          </table:table-cell>
          <table:table-cell table:style-name="ce9" table:formula="of:=SUM(([.$B$77])/((([.D$13])*(1+([.D$12]+[.$B73])))*([.$C73])))" office:value-type="float" office:value="98.7179487179487" calcext:value-type="float">
            <text:p>98,7</text:p>
          </table:table-cell>
          <table:table-cell table:style-name="ce9" table:formula="of:=SUM(([.$B$77])/((([.E$13])*(1+([.E$12]+[.$B73])))*([.$C73])))" office:value-type="float" office:value="106.944444444444" calcext:value-type="float">
            <text:p>106,9</text:p>
          </table:table-cell>
          <table:table-cell table:style-name="ce9" table:formula="of:=SUM(([.$B$77])/((([.F$13])*(1+([.F$12]+[.$B73])))*([.$C73])))" office:value-type="float" office:value="115.615615615616" calcext:value-type="float">
            <text:p>115,6</text:p>
          </table:table-cell>
          <table:table-cell table:style-name="ce9" table:formula="of:=SUM(([.$B$77])/((([.G$13])*(1+([.G$12]+[.$B73])))*([.$C73])))" office:value-type="float" office:value="125.816993464052" calcext:value-type="float">
            <text:p>125,8</text:p>
          </table:table-cell>
          <table:table-cell table:style-name="ce9" table:formula="of:=SUM(([.$B$77])/((([.H$13])*(1+([.H$12]+[.$B73])))*([.$C73])))" office:value-type="float" office:value="136.524822695035" calcext:value-type="float">
            <text:p>136,5</text:p>
          </table:table-cell>
          <table:table-cell table:style-name="ce9" table:formula="of:=SUM(([.$B$77])/((([.I$13])*(1+([.I$12]+[.$B73])))*([.$C73])))" office:value-type="float" office:value="147.509578544061" calcext:value-type="float">
            <text:p>147,5</text:p>
          </table:table-cell>
          <table:table-cell table:style-name="ce9" table:formula="of:=SUM(([.$B$77])/((([.J$13])*(1+([.J$12]+[.$B73])))*([.$C73])))" office:value-type="float" office:value="158.43621399177" calcext:value-type="float">
            <text:p>158,4</text:p>
          </table:table-cell>
          <table:table-cell table:style-name="ce9" table:formula="of:=SUM(([.$B$77])/((([.K$13])*(1+([.K$12]+[.$B73])))*([.$C73])))" office:value-type="float" office:value="171.111111111111" calcext:value-type="float">
            <text:p>171,1</text:p>
          </table:table-cell>
          <table:table-cell table:style-name="ce9" table:formula="of:=SUM(([.$B$77])/((([.L$13])*(1+([.L$12]+[.$B73])))*([.$C73])))" office:value-type="float" office:value="185.990338164251" calcext:value-type="float">
            <text:p>186,0</text:p>
          </table:table-cell>
          <table:table-cell table:style-name="ce9" table:formula="of:=SUM(([.$B$77])/((([.M$13])*(1+([.M$12]+[.$B73])))*([.$C73])))" office:value-type="float" office:value="200.520833333333" calcext:value-type="float">
            <text:p>200,5</text:p>
          </table:table-cell>
          <table:table-cell table:style-name="ce9" table:formula="of:=SUM(([.$B$77])/((([.N$13])*(1+([.N$12]+[.$B73])))*([.$C73])))" office:value-type="float" office:value="217.514124293785" calcext:value-type="float">
            <text:p>217,5</text:p>
          </table:table-cell>
          <table:table-cell table:style-name="ce9" table:formula="of:=SUM(([.$B$77])/((([.O$13])*(1+([.O$12]+[.$B73])))*([.$C73])))" office:value-type="float" office:value="233.333333333333" calcext:value-type="float">
            <text:p>233,3</text:p>
          </table:table-cell>
        </table:table-row>
        <table:table-row table:style-name="ro1">
          <table:table-cell table:style-name="ce3" office:value-type="string" calcext:value-type="string">
            <text:p>boom+edu</text:p>
          </table:table-cell>
          <table:table-cell table:style-name="ce3" office:value-type="float" office:value="0.3" calcext:value-type="float">
            <text:p>0,3</text:p>
          </table:table-cell>
          <table:table-cell table:style-name="ce3" office:value-type="float" office:value="1.4" calcext:value-type="float">
            <text:p>1,4</text:p>
          </table:table-cell>
          <table:table-cell table:style-name="ce11" table:formula="of:=SUM(([.$B$77])/((([.D$13])*(1+([.D$12]+[.$B74])))*([.$C74])))" office:value-type="float" office:value="84.6153846153846" calcext:value-type="float">
            <text:p>84,6</text:p>
          </table:table-cell>
          <table:table-cell table:style-name="ce11" table:formula="of:=SUM(([.$B$77])/((([.E$13])*(1+([.E$12]+[.$B74])))*([.$C74])))" office:value-type="float" office:value="91.6666666666667" calcext:value-type="float">
            <text:p>91,7</text:p>
          </table:table-cell>
          <table:table-cell table:style-name="ce11" table:formula="of:=SUM(([.$B$77])/((([.F$13])*(1+([.F$12]+[.$B74])))*([.$C74])))" office:value-type="float" office:value="99.0990990990991" calcext:value-type="float">
            <text:p>99,1</text:p>
          </table:table-cell>
          <table:table-cell table:style-name="ce11" table:formula="of:=SUM(([.$B$77])/((([.G$13])*(1+([.G$12]+[.$B74])))*([.$C74])))" office:value-type="float" office:value="107.843137254902" calcext:value-type="float">
            <text:p>107,8</text:p>
          </table:table-cell>
          <table:table-cell table:style-name="ce11" table:formula="of:=SUM(([.$B$77])/((([.H$13])*(1+([.H$12]+[.$B74])))*([.$C74])))" office:value-type="float" office:value="117.021276595745" calcext:value-type="float">
            <text:p>117,0</text:p>
          </table:table-cell>
          <table:table-cell table:style-name="ce11" table:formula="of:=SUM(([.$B$77])/((([.I$13])*(1+([.I$12]+[.$B74])))*([.$C74])))" office:value-type="float" office:value="126.436781609195" calcext:value-type="float">
            <text:p>126,4</text:p>
          </table:table-cell>
          <table:table-cell table:style-name="ce11" table:formula="of:=SUM(([.$B$77])/((([.J$13])*(1+([.J$12]+[.$B74])))*([.$C74])))" office:value-type="float" office:value="135.802469135802" calcext:value-type="float">
            <text:p>135,8</text:p>
          </table:table-cell>
          <table:table-cell table:style-name="ce11" table:formula="of:=SUM(([.$B$77])/((([.K$13])*(1+([.K$12]+[.$B74])))*([.$C74])))" office:value-type="float" office:value="146.666666666667" calcext:value-type="float">
            <text:p>146,7</text:p>
          </table:table-cell>
          <table:table-cell table:style-name="ce11" table:formula="of:=SUM(([.$B$77])/((([.L$13])*(1+([.L$12]+[.$B74])))*([.$C74])))" office:value-type="float" office:value="159.420289855072" calcext:value-type="float">
            <text:p>159,4</text:p>
          </table:table-cell>
          <table:table-cell table:style-name="ce11" table:formula="of:=SUM(([.$B$77])/((([.M$13])*(1+([.M$12]+[.$B74])))*([.$C74])))" office:value-type="float" office:value="171.875" calcext:value-type="float">
            <text:p>171,9</text:p>
          </table:table-cell>
          <table:table-cell table:style-name="ce11" table:formula="of:=SUM(([.$B$77])/((([.N$13])*(1+([.N$12]+[.$B74])))*([.$C74])))" office:value-type="float" office:value="186.440677966102" calcext:value-type="float">
            <text:p>186,4</text:p>
          </table:table-cell>
          <table:table-cell table:style-name="ce11" table:formula="of:=SUM(([.$B$77])/((([.O$13])*(1+([.O$12]+[.$B74])))*([.$C74])))" office:value-type="float" office:value="200" calcext:value-type="float">
            <text:p>200,0</text:p>
          </table:table-cell>
        </table:table-row>
        <table:table-row table:style-name="ro1">
          <table:table-cell table:style-name="ce2" office:value-type="string" calcext:value-type="string">
            <text:p>boom+edu</text:p>
          </table:table-cell>
          <table:table-cell table:style-name="ce2" office:value-type="float" office:value="0.3" calcext:value-type="float">
            <text:p>0,3</text:p>
          </table:table-cell>
          <table:table-cell table:style-name="ce2" office:value-type="float" office:value="1.7" calcext:value-type="float">
            <text:p>1,7</text:p>
          </table:table-cell>
          <table:table-cell table:style-name="ce10" table:formula="of:=SUM(([.$B$77])/((([.D$13])*(1+([.D$12]+[.$B75])))*([.$C75])))" office:value-type="float" office:value="69.683257918552" calcext:value-type="float">
            <text:p>69,7</text:p>
          </table:table-cell>
          <table:table-cell table:style-name="ce10" table:formula="of:=SUM(([.$B$77])/((([.E$13])*(1+([.E$12]+[.$B75])))*([.$C75])))" office:value-type="float" office:value="75.4901960784314" calcext:value-type="float">
            <text:p>75,5</text:p>
          </table:table-cell>
          <table:table-cell table:style-name="ce10" table:formula="of:=SUM(([.$B$77])/((([.F$13])*(1+([.F$12]+[.$B75])))*([.$C75])))" office:value-type="float" office:value="81.6110227874934" calcext:value-type="float">
            <text:p>81,6</text:p>
          </table:table-cell>
          <table:table-cell table:style-name="ce10" table:formula="of:=SUM(([.$B$77])/((([.G$13])*(1+([.G$12]+[.$B75])))*([.$C75])))" office:value-type="float" office:value="88.8119953863898" calcext:value-type="float">
            <text:p>88,8</text:p>
          </table:table-cell>
          <table:table-cell table:style-name="ce10" table:formula="of:=SUM(([.$B$77])/((([.H$13])*(1+([.H$12]+[.$B75])))*([.$C75])))" office:value-type="float" office:value="96.3704630788486" calcext:value-type="float">
            <text:p>96,4</text:p>
          </table:table-cell>
          <table:table-cell table:style-name="ce10" table:formula="of:=SUM(([.$B$77])/((([.I$13])*(1+([.I$12]+[.$B75])))*([.$C75])))" office:value-type="float" office:value="104.124408384043" calcext:value-type="float">
            <text:p>104,1</text:p>
          </table:table-cell>
          <table:table-cell table:style-name="ce10" table:formula="of:=SUM(([.$B$77])/((([.J$13])*(1+([.J$12]+[.$B75])))*([.$C75])))" office:value-type="float" office:value="111.837327523602" calcext:value-type="float">
            <text:p>111,8</text:p>
          </table:table-cell>
          <table:table-cell table:style-name="ce10" table:formula="of:=SUM(([.$B$77])/((([.K$13])*(1+([.K$12]+[.$B75])))*([.$C75])))" office:value-type="float" office:value="120.78431372549" calcext:value-type="float">
            <text:p>120,8</text:p>
          </table:table-cell>
          <table:table-cell table:style-name="ce10" table:formula="of:=SUM(([.$B$77])/((([.L$13])*(1+([.L$12]+[.$B75])))*([.$C75])))" office:value-type="float" office:value="131.287297527707" calcext:value-type="float">
            <text:p>131,3</text:p>
          </table:table-cell>
          <table:table-cell table:style-name="ce10" table:formula="of:=SUM(([.$B$77])/((([.M$13])*(1+([.M$12]+[.$B75])))*([.$C75])))" office:value-type="float" office:value="141.544117647059" calcext:value-type="float">
            <text:p>141,5</text:p>
          </table:table-cell>
          <table:table-cell table:style-name="ce10" table:formula="of:=SUM(([.$B$77])/((([.N$13])*(1+([.N$12]+[.$B75])))*([.$C75])))" office:value-type="float" office:value="153.539381854437" calcext:value-type="float">
            <text:p>153,5</text:p>
          </table:table-cell>
          <table:table-cell table:style-name="ce10" table:formula="of:=SUM(([.$B$77])/((([.O$13])*(1+([.O$12]+[.$B75])))*([.$C75])))" office:value-type="float" office:value="164.705882352941" calcext:value-type="float">
            <text:p>164,7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CIC const cost</text:p>
          </table:table-cell>
          <table:table-cell office:value-type="float" office:value="11550" calcext:value-type="float">
            <text:p>1155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f they have less than 15 CIC for construction it will be slower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What's most relevant here is time to eclipse or reach an set level of production. 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lso important is that countries slow down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Let us assume that countries don't upgrade infra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untries will grow faster, but never catch up with the west (ok)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b" fo:country="NO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nb" number:country="NO">kr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nb" number:country="NO">kr</number:currency-symbol>
      <number:text> </number:text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09P0" style:volatile="true">
      <number:number number:decimal-places="1" loext:min-decimal-places="1" number:min-integer-digits="1"/>
    </number:number-style>
    <number:number-style style:name="N109">
      <style:text-properties fo:color="#ff0000"/>
      <number:text>-</number:text>
      <number:number number:decimal-places="1" loext:min-decimal-places="1" number:min-integer-digits="1"/>
      <style:map style:condition="value()&gt;=0" style:apply-style-name="N109P0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30">00.00.0000</text:date>, <text:time style:data-style-name="N2" text:time-value="08:37:05.73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9T20:27:28.260000000</meta:creation-date>
    <dc:date>2017-09-30T09:53:59.328000000</dc:date>
    <meta:editing-duration>PT2H48M39S</meta:editing-duration>
    <meta:editing-cycles>4</meta:editing-cycles>
    <meta:generator>LibreOffice/5.0.2.2$Windows_x86 LibreOffice_project/37b43f919e4de5eeaca9b9755ed688758a8251fe</meta:generator>
    <meta:document-statistic meta:table-count="1" meta:cell-count="952" meta:object-count="0"/>
  </office:meta>
</office:document-meta>
</file>